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umni" table:style-name="ta1" table:print="false">
        <table:table-column table:style-name="co1" table:number-columns-repeated="7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>
            <text:p>Amulyadhan Chakraborty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string">
            <text:p>amulyac@yahoo.com</text:p>
          </table:table-cell>
          <table:table-cell table:style-name="ce1"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Rajarshi Ray</text:p>
          </table:table-cell>
          <table:table-cell office:value-type="string">
            <text:p> </text:p>
          </table:table-cell>
          <table:table-cell office:value-type="string">
            <text:p>VLSI Design, CAD Algorithms, Computer Architecture</text:p>
          </table:table-cell>
          <table:table-cell office:value-type="string">
            <text:p>Wolfenden</text:p>
          </table:table-cell>
          <table:table-cell office:value-type="string">
            <text:p> </text:p>
          </table:table-cell>
          <table:table-cell office:value-type="string">
            <text:p>rajarshir@yahoo.com</text:p>
          </table:table-cell>
          <table:table-cell office:value-type="string">
            <text:p>Intel Corporation</text:p>
          </table:table-cell>
          <table:table-cell table:number-columns-repeated="3"/>
        </table:table-row>
        <table:table-row table:style-name="ro1">
          <table:table-cell office:value-type="string">
            <text:p>Abhijit Das</text:p>
          </table:table-cell>
          <table:table-cell table:number-columns-repeated="3" office:value-type="string">
            <text:p> </text:p>
          </table:table-cell>
          <table:table-cell office:value-type="string">
            <text:p>9133-24710223</text:p>
          </table:table-cell>
          <table:table-cell office:value-type="string">
            <text:p>das_abhijit@yahoo.com</text:p>
          </table:table-cell>
          <table:table-cell office:value-type="string">
            <text:p>IDBI</text:p>
          </table:table-cell>
          <table:table-cell table:number-columns-repeated="3"/>
        </table:table-row>
        <table:table-row table:style-name="ro3">
          <table:table-cell office:value-type="string">
            <text:p>Arijit Ghosh</text:p>
          </table:table-cell>
          <table:table-cell office:value-type="string">
            <text:p> </text:p>
          </table:table-cell>
          <table:table-cell office:value-type="string">
            <text:p>Ubiquitous/Pervasive Computing, Embedded Systems, Network-on-Chip, Design Automation</text:p>
          </table:table-cell>
          <table:table-cell office:value-type="string">
            <text:p>H-9/Sengupta</text:p>
          </table:table-cell>
          <table:table-cell office:value-type="string">
            <text:p> </text:p>
          </table:table-cell>
          <table:table-cell office:value-type="string">
            <text:p>arijitg@ics.uci.edu</text:p>
          </table:table-cell>
          <table:table-cell office:value-type="string">
            <text:p>Pursuing PhD in University of California.</text:p>
          </table:table-cell>
          <table:table-cell table:number-columns-repeated="3"/>
        </table:table-row>
        <table:table-row table:style-name="ro4">
          <table:table-cell office:value-type="string">
            <text:p>Senty Sarkar</text:p>
          </table:table-cell>
          <table:table-cell office:value-type="string">
            <text:p> </text:p>
          </table:table-cell>
          <table:table-cell office:value-type="string">
            <text:p>Compilers/Synthesis tools for HDL/ Equivalence checking</text:p>
          </table:table-cell>
          <table:table-cell office:value-type="string">
            <text:p>Pandya Hall</text:p>
          </table:table-cell>
          <table:table-cell office:value-type="string">
            <text:p>+91.413.2271190 (R)+91.413.2271190 / +1.503.5476000(O) </text:p>
          </table:table-cell>
          <table:table-cell office:value-type="string">
            <text:p>senty_sarkar@yahoo.com</text:p>
          </table:table-cell>
          <table:table-cell office:value-type="string">
            <text:p>Remote work from home for Synopsys (Hillsboro)</text:p>
          </table:table-cell>
          <table:table-cell table:number-columns-repeated="3"/>
        </table:table-row>
        <table:table-row table:style-name="ro5">
          <table:table-cell office:value-type="string">
            <text:p>Namami Ghosh</text:p>
          </table:table-cell>
          <table:table-cell office:value-type="string">
            <text:p> </text:p>
          </table:table-cell>
          <table:table-cell office:value-type="string">
            <text:p>VLSI Design, Computer Architecture</text:p>
          </table:table-cell>
          <table:table-cell office:value-type="string">
            <text:p>Pandya</text:p>
          </table:table-cell>
          <table:table-cell office:value-type="string">
            <text:p> </text:p>
          </table:table-cell>
          <table:table-cell office:value-type="string">
            <text:p>namami_ghosh@yahoo.com</text:p>
          </table:table-cell>
          <table:table-cell office:value-type="string">
            <text:p>Intel Corporation</text:p>
          </table:table-cell>
          <table:table-cell table:number-columns-repeated="3"/>
        </table:table-row>
        <table:table-row table:style-name="ro5">
          <table:table-cell office:value-type="string">
            <text:p>Bhuwan Bhandari Sharma</text:p>
          </table:table-cell>
          <table:table-cell table:number-columns-repeated="3" office:value-type="string">
            <text:p> </text:p>
          </table:table-cell>
          <table:table-cell office:value-type="string">
            <text:p>(416) 240 0273 </text:p>
          </table:table-cell>
          <table:table-cell office:value-type="string">
            <text:p>bhuwanb@hotmail.com</text:p>
          </table:table-cell>
          <table:table-cell office:value-type="string">
            <text:p>Toronto, USA</text:p>
          </table:table-cell>
          <table:table-cell table:number-columns-repeated="3"/>
        </table:table-row>
        <table:table-row table:style-name="ro5">
          <table:table-cell office:value-type="string">
            <text:p>Koushik Chakrabarty</text:p>
          </table:table-cell>
          <table:table-cell table:number-columns-repeated="3" office:value-type="string">
            <text:p> </text:p>
          </table:table-cell>
          <table:table-cell office:value-type="string">
            <text:p>+91-9819000801</text:p>
          </table:table-cell>
          <table:table-cell office:value-type="string">
            <text:p>koushik_chakrabarty@datamatics.com</text:p>
          </table:table-cell>
          <table:table-cell office:value-type="string">
            <text:p>Mumbai, INDIA</text:p>
          </table:table-cell>
          <table:table-cell table:number-columns-repeated="3"/>
        </table:table-row>
        <table:table-row table:style-name="ro5">
          <table:table-cell office:value-type="string">
            <text:p>Madhurima Das</text:p>
          </table:table-cell>
          <table:table-cell table:number-columns-repeated="3" office:value-type="string">
            <text:p> </text:p>
          </table:table-cell>
          <table:table-cell office:value-type="string">
            <text:p>0343-536926</text:p>
          </table:table-cell>
          <table:table-cell office:value-type="string">
            <text:p>madhurima_das@yahoo.com </text:p>
          </table:table-cell>
          <table:table-cell office:value-type="string">
            <text:p>Durgapur, INDIA</text:p>
          </table:table-cell>
          <table:table-cell table:number-columns-repeated="3"/>
        </table:table-row>
        <table:table-row table:style-name="ro1">
          <table:table-cell office:value-type="string">
            <text:p>Rajib Dutta</text:p>
          </table:table-cell>
          <table:table-cell table:number-columns-repeated="4" office:value-type="string">
            <text:p> </text:p>
          </table:table-cell>
          <table:table-cell office:value-type="string">
            <text:p>rajibd@sequent.com</text:p>
          </table:table-cell>
          <table:table-cell office:value-type="string">
            <text:p>Durgapur, INDIA</text:p>
          </table:table-cell>
          <table:table-cell table:number-columns-repeated="3"/>
        </table:table-row>
        <table:table-row table:style-name="ro1">
          <table:table-cell office:value-type="string">
            <text:p>Saibal Ghosh</text:p>
          </table:table-cell>
          <table:table-cell table:number-columns-repeated="3" office:value-type="string">
            <text:p> </text:p>
          </table:table-cell>
          <table:table-cell office:value-type="string">
            <text:p>+91-33-4703865</text:p>
          </table:table-cell>
          <table:table-cell office:value-type="string">
            <text:p>saibal4477@yahoo.com</text:p>
          </table:table-cell>
          <table:table-cell office:value-type="string">
            <text:p>Batanagar, INDIA</text:p>
          </table:table-cell>
          <table:table-cell table:number-columns-repeated="3"/>
        </table:table-row>
        <table:table-row table:style-name="ro1">
          <table:table-cell office:value-type="string">
            <text:p>Prosenjit Saha</text:p>
          </table:table-cell>
          <table:table-cell table:number-columns-repeated="3" office:value-type="string">
            <text:p> </text:p>
          </table:table-cell>
          <table:table-cell office:value-type="string">
            <text:p>678-587-0807</text:p>
          </table:table-cell>
          <table:table-cell office:value-type="string">
            <text:p>prosu@hotmail.com</text:p>
          </table:table-cell>
          <table:table-cell office:value-type="string">
            <text:p>ATLANTA, USA</text:p>
          </table:table-cell>
          <table:table-cell table:number-columns-repeated="3"/>
        </table:table-row>
        <table:table-row table:style-name="ro1">
          <table:table-cell office:value-type="string">
            <text:p>Partha Sarkar</text:p>
          </table:table-cell>
          <table:table-cell table:number-columns-repeated="3" office:value-type="string">
            <text:p> </text:p>
          </table:table-cell>
          <table:table-cell office:value-type="float" office:value="2162060">
            <text:p>2162060</text:p>
          </table:table-cell>
          <table:table-cell office:value-type="string">
            <text:p> </text:p>
          </table:table-cell>
          <table:table-cell office:value-type="string">
            <text:p>Mumbai, INDIA</text:p>
          </table:table-cell>
          <table:table-cell table:number-columns-repeated="3"/>
        </table:table-row>
        <table:table-row table:style-name="ro6">
          <table:table-cell office:value-type="string">
            <text:p>Shirsendu Sengupta</text:p>
          </table:table-cell>
          <table:table-cell table:number-columns-repeated="3" office:value-type="string">
            <text:p> </text:p>
          </table:table-cell>
          <table:table-cell office:value-type="string">
            <text:p>03472-55524, 805 480 4047</text:p>
          </table:table-cell>
          <table:table-cell office:value-type="string">
            <text:p>shirsendu@gmail.com</text:p>
          </table:table-cell>
          <table:table-cell office:value-type="string">
            <text:p>Cognizant Technology Solutions, Newbury Park, Los Angles, CA, USA</text:p>
          </table:table-cell>
          <table:table-cell table:number-columns-repeated="3"/>
        </table:table-row>
        <table:table-row table:style-name="ro5">
          <table:table-cell office:value-type="string">
            <text:p>Tuhin Sengupta</text:p>
          </table:table-cell>
          <table:table-cell table:number-columns-repeated="3" office:value-type="string">
            <text:p> </text:p>
          </table:table-cell>
          <table:table-cell office:value-type="string">
            <text:p>00-27-11-7845190</text:p>
          </table:table-cell>
          <table:table-cell office:value-type="string">
            <text:p>hituhin@yahoo.com </text:p>
          </table:table-cell>
          <table:table-cell office:value-type="string">
            <text:p>Johannesburg, SOUTH AFRICA</text:p>
          </table:table-cell>
          <table:table-cell table:number-columns-repeated="3"/>
        </table:table-row>
        <table:table-row table:style-name="ro1">
          <table:table-cell office:value-type="string">
            <text:p>Nabendu Sinha</text:p>
          </table:table-cell>
          <table:table-cell table:number-columns-repeated="3" office:value-type="string">
            <text:p> </text:p>
          </table:table-cell>
          <table:table-cell office:value-type="string">
            <text:p>033-4161742</text:p>
          </table:table-cell>
          <table:table-cell office:value-type="string">
            <text:p> </text:p>
          </table:table-cell>
          <table:table-cell office:value-type="string">
            <text:p>Calcutta, INDIA</text:p>
          </table:table-cell>
          <table:table-cell table:number-columns-repeated="3"/>
        </table:table-row>
        <table:table-row table:style-name="ro1">
          <table:table-cell office:value-type="string">
            <text:p>Suchisubhra Sinha</text:p>
          </table:table-cell>
          <table:table-cell table:number-columns-repeated="3" office:value-type="string">
            <text:p> </text:p>
          </table:table-cell>
          <table:table-cell office:value-type="string">
            <text:p>408-853-8675</text:p>
          </table:table-cell>
          <table:table-cell office:value-type="string">
            <text:p> </text:p>
          </table:table-cell>
          <table:table-cell office:value-type="string">
            <text:p>SanJose, USA</text:p>
          </table:table-cell>
          <table:table-cell table:number-columns-repeated="3"/>
        </table:table-row>
        <table:table-row table:style-name="ro7">
          <table:table-cell office:value-type="string">
            <text:p>Sudip Chakraborty</text:p>
          </table:table-cell>
          <table:table-cell office:value-type="string">
            <text:p> </text:p>
          </table:table-cell>
          <table:table-cell office:value-type="string">
            <text:p>Music, Cricket, Computer Network</text:p>
          </table:table-cell>
          <table:table-cell office:value-type="string">
            <text:p>Wolfenden</text:p>
          </table:table-cell>
          <table:table-cell office:value-type="string">
            <text:p>033-25422549</text:p>
          </table:table-cell>
          <table:table-cell office:value-type="string">
            <text:p>sudipc@catsglobal.co.in</text:p>
          </table:table-cell>
          <table:table-cell office:value-type="string">
            <text:p>Working in Alumnus Software Ltd, Kolkata </text:p>
          </table:table-cell>
          <table:table-cell table:number-columns-repeated="3"/>
        </table:table-row>
        <table:table-row table:style-name="ro6">
          <table:table-cell office:value-type="string">
            <text:p>Gautam Chakrabarti</text:p>
          </table:table-cell>
          <table:table-cell office:value-type="string">
            <text:p> </text:p>
          </table:table-cell>
          <table:table-cell office:value-type="string">
            <text:p>Listening to Music</text:p>
          </table:table-cell>
          <table:table-cell office:value-type="string">
            <text:p>Wolfenden</text:p>
          </table:table-cell>
          <table:table-cell office:value-type="string">
            <text:p> </text:p>
          </table:table-cell>
          <table:table-cell office:value-type="string">
            <text:p>chakra10@msu.edu</text:p>
          </table:table-cell>
          <table:table-cell office:value-type="string">
            <text:p>Doing my MS in Computer Science at Michigan State University, USA. </text:p>
          </table:table-cell>
          <table:table-cell table:number-columns-repeated="3"/>
        </table:table-row>
        <table:table-row table:style-name="ro4">
          <table:table-cell office:value-type="string">
            <text:p>Ashish Kumar Layek</text:p>
          </table:table-cell>
          <table:table-cell table:number-columns-repeated="4" office:value-type="string">
            <text:p> </text:p>
          </table:table-cell>
          <table:table-cell office:value-type="string">
            <text:p>layekashish@hotmail.com</text:p>
          </table:table-cell>
          <table:table-cell office:value-type="string">
            <text:p>SASKEN Communication Technologies Ltd, Bangalore </text:p>
          </table:table-cell>
          <table:table-cell table:number-columns-repeated="3"/>
        </table:table-row>
        <table:table-row table:style-name="ro2">
          <table:table-cell office:value-type="string">
            <text:p>Debasish Chanda</text:p>
          </table:table-cell>
          <table:table-cell office:value-type="string">
            <text:p> </text:p>
          </table:table-cell>
          <table:table-cell office:value-type="string">
            <text:p>Playing Cricket, Chatting, Computer Networking</text:p>
          </table:table-cell>
          <table:table-cell office:value-type="string">
            <text:p>Wolfenden, #201</text:p>
          </table:table-cell>
          <table:table-cell office:value-type="string">
            <text:p>98453-77975</text:p>
          </table:table-cell>
          <table:table-cell office:value-type="string">
            <text:p>debasish.chanda@wipro.com</text:p>
          </table:table-cell>
          <table:table-cell office:value-type="string">
            <text:p>Working at WIPRO Technologies </text:p>
          </table:table-cell>
          <table:table-cell table:number-columns-repeated="3"/>
        </table:table-row>
        <table:table-row table:style-name="ro7">
          <table:table-cell office:value-type="string">
            <text:p>Kaushik Patra</text:p>
          </table:table-cell>
          <table:table-cell office:value-type="string">
            <text:p> </text:p>
          </table:table-cell>
          <table:table-cell office:value-type="string">
            <text:p>EDA / VLSI</text:p>
          </table:table-cell>
          <table:table-cell office:value-type="string">
            <text:p>Sen</text:p>
          </table:table-cell>
          <table:table-cell office:value-type="string">
            <text:p>001-408-557-8077</text:p>
          </table:table-cell>
          <table:table-cell office:value-type="string">
            <text:p>k_patra@mailcity.com</text:p>
          </table:table-cell>
          <table:table-cell office:value-type="string">
            <text:p>Working at NeoMagic Corporation, CA </text:p>
          </table:table-cell>
          <table:table-cell table:number-columns-repeated="3"/>
        </table:table-row>
        <table:table-row table:style-name="ro3">
          <table:table-cell office:value-type="string">
            <text:p>Sandip Dey</text:p>
          </table:table-cell>
          <table:table-cell office:value-type="string">
            <text:p>214 /1995-96</text:p>
          </table:table-cell>
          <table:table-cell office:value-type="string">
            <text:p>Puzzles, Computer games, Table Tennis, Cricket, Operating Systems and networking</text:p>
          </table:table-cell>
          <table:table-cell office:value-type="string">
            <text:p>Sen</text:p>
          </table:table-cell>
          <table:table-cell office:value-type="string">
            <text:p>(020) 588 1817 </text:p>
          </table:table-cell>
          <table:table-cell office:value-type="string">
            <text:p>sandip_dey_cst@hotmail.com</text:p>
          </table:table-cell>
          <table:table-cell office:value-type="string">
            <text:p>Doing master's in IISC, Bangalore </text:p>
          </table:table-cell>
          <table:table-cell table:number-columns-repeated="3"/>
        </table:table-row>
        <table:table-row table:style-name="ro7">
          <table:table-cell office:value-type="string">
            <text:p>Aparupa Mahata</text:p>
          </table:table-cell>
          <table:table-cell office:value-type="string">
            <text:p>199/1995-96</text:p>
          </table:table-cell>
          <table:table-cell office:value-type="string">
            <text:p>Literature, Mathematics, Solving Puzzles</text:p>
          </table:table-cell>
          <table:table-cell office:value-type="string">
            <text:p>Pandya </text:p>
          </table:table-cell>
          <table:table-cell office:value-type="string">
            <text:p>(033)-24660272</text:p>
          </table:table-cell>
          <table:table-cell office:value-type="string">
            <text:p>aparupa_mahata@yahoo.com</text:p>
          </table:table-cell>
          <table:table-cell office:value-type="string">
            <text:p>Working for Agilent Technology, Kolkata</text:p>
          </table:table-cell>
          <table:table-cell table:number-columns-repeated="3"/>
        </table:table-row>
        <table:table-row table:style-name="ro1">
          <table:table-cell office:value-type="string">
            <text:p>Debajit Ray</text:p>
          </table:table-cell>
          <table:table-cell office:value-type="string">
            <text:p> </text:p>
          </table:table-cell>
          <table:table-cell office:value-type="string">
            <text:p>Movies , Sports</text:p>
          </table:table-cell>
          <table:table-cell office:value-type="string">
            <text:p>Richardson</text:p>
          </table:table-cell>
          <table:table-cell office:value-type="float" office:value="9830384644">
            <text:p>9830384644</text:p>
          </table:table-cell>
          <table:table-cell office:value-type="string">
            <text:p>debajitray@yahoo.com</text:p>
          </table:table-cell>
          <table:table-cell office:value-type="string">
            <text:p>Working at PWC, Kolkata </text:p>
          </table:table-cell>
          <table:table-cell table:number-columns-repeated="3"/>
        </table:table-row>
        <table:table-row table:style-name="ro2">
          <table:table-cell office:value-type="string">
            <text:p>Priya Viswanathan</text:p>
          </table:table-cell>
          <table:table-cell office:value-type="string">
            <text:p> </text:p>
          </table:table-cell>
          <table:table-cell office:value-type="string">
            <text:p>Compilers and Simulators, GUI design, C/C++ programming</text:p>
          </table:table-cell>
          <table:table-cell office:value-type="string">
            <text:p>Pandya</text:p>
          </table:table-cell>
          <table:table-cell office:value-type="string">
            <text:p>1-408-436-0940</text:p>
          </table:table-cell>
          <table:table-cell office:value-type="string">
            <text:p>madampriya@yahoo.com</text:p>
          </table:table-cell>
          <table:table-cell office:value-type="string">
            <text:p>Working at SYNOPSYS, Bangalore </text:p>
          </table:table-cell>
          <table:table-cell table:number-columns-repeated="3"/>
        </table:table-row>
        <table:table-row table:style-name="ro1">
          <table:table-cell office:value-type="string">
            <text:p>Ananda Sarkar</text:p>
          </table:table-cell>
          <table:table-cell table:number-columns-repeated="4" office:value-type="string">
            <text:p> </text:p>
          </table:table-cell>
          <table:table-cell office:value-type="string">
            <text:p>anandsar@microsoft.com</text:p>
          </table:table-cell>
          <table:table-cell office:value-type="string">
            <text:p>Microsoft</text:p>
          </table:table-cell>
          <table:table-cell table:number-columns-repeated="3"/>
        </table:table-row>
        <table:table-row table:style-name="ro5">
          <table:table-cell office:value-type="string">
            <text:p>Subhasish Choudhury</text:p>
          </table:table-cell>
          <table:table-cell office:value-type="string">
            <text:p> </text:p>
          </table:table-cell>
          <table:table-cell office:value-type="string">
            <text:p>Traveling</text:p>
          </table:table-cell>
          <table:table-cell office:value-type="string">
            <text:p>Sen Hall/66</text:p>
          </table:table-cell>
          <table:table-cell office:value-type="string">
            <text:p> </text:p>
          </table:table-cell>
          <table:table-cell office:value-type="string">
            <text:p>subhasish_choudhury@tcscal.co.in</text:p>
          </table:table-cell>
          <table:table-cell office:value-type="string">
            <text:p>TCS, Calcutta</text:p>
          </table:table-cell>
          <table:table-cell table:number-columns-repeated="3"/>
        </table:table-row>
        <table:table-row table:style-name="ro7">
          <table:table-cell office:value-type="string">
            <text:p>Subir Chakroborty</text:p>
          </table:table-cell>
          <table:table-cell office:value-type="string">
            <text:p> </text:p>
          </table:table-cell>
          <table:table-cell office:value-type="string">
            <text:p>Poetry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cst_fy1@yahoo.com</text:p>
          </table:table-cell>
          <table:table-cell office:value-type="string">
            <text:p>Lecturer, North Bengal Engineering College</text:p>
          </table:table-cell>
          <table:table-cell table:number-columns-repeated="3"/>
        </table:table-row>
        <table:table-row table:style-name="ro1">
          <table:table-cell office:value-type="string">
            <text:p>Archan Das</text:p>
          </table:table-cell>
          <table:table-cell table:number-columns-repeated="2" office:value-type="string">
            <text:p> </text:p>
          </table:table-cell>
          <table:table-cell office:value-type="string">
            <text:p>Sen Hall/64</text:p>
          </table:table-cell>
          <table:table-cell office:value-type="string">
            <text:p> </text:p>
          </table:table-cell>
          <table:table-cell office:value-type="string">
            <text:p>archand@microsoft.com</text:p>
          </table:table-cell>
          <table:table-cell office:value-type="string">
            <text:p>Microsoft</text:p>
          </table:table-cell>
          <table:table-cell table:number-columns-repeated="3"/>
        </table:table-row>
        <table:table-row table:style-name="ro1">
          <table:table-cell office:value-type="string">
            <text:p>Bappaditya Das</text:p>
          </table:table-cell>
          <table:table-cell table:number-columns-repeated="2" office:value-type="string">
            <text:p> </text:p>
          </table:table-cell>
          <table:table-cell office:value-type="string">
            <text:p>Sen Hall/62</text:p>
          </table:table-cell>
          <table:table-cell office:value-type="string">
            <text:p> </text:p>
          </table:table-cell>
          <table:table-cell office:value-type="string">
            <text:p>bdas@eforceglobal.com</text:p>
          </table:table-cell>
          <table:table-cell office:value-type="string">
            <text:p>Eforce Global</text:p>
          </table:table-cell>
          <table:table-cell table:number-columns-repeated="3"/>
        </table:table-row>
        <table:table-row table:style-name="ro1">
          <table:table-cell office:value-type="string">
            <text:p>Sanjay Das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sanjoy670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ChittaRanjan Haty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haty_chitta@hotmail.com</text:p>
          </table:table-cell>
          <table:table-cell office:value-type="string">
            <text:p>JSM SoftTech</text:p>
          </table:table-cell>
          <table:table-cell table:number-columns-repeated="3"/>
        </table:table-row>
        <table:table-row table:style-name="ro1">
          <table:table-cell office:value-type="string">
            <text:p>Sumanta Kodali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sumantak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ourav Kundu</text:p>
          </table:table-cell>
          <table:table-cell table:number-columns-repeated="2" office:value-type="string">
            <text:p> </text:p>
          </table:table-cell>
          <table:table-cell office:value-type="string">
            <text:p>Sen Hall/65</text:p>
          </table:table-cell>
          <table:table-cell office:value-type="string">
            <text:p> </text:p>
          </table:table-cell>
          <table:table-cell office:value-type="string">
            <text:p>kundu_sourav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rindam Majumder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maj_ari@dacafe.com</text:p>
          </table:table-cell>
          <table:table-cell office:value-type="string">
            <text:p>HCL/Cisco</text:p>
          </table:table-cell>
          <table:table-cell table:number-columns-repeated="3"/>
        </table:table-row>
        <table:table-row table:style-name="ro5">
          <table:table-cell office:value-type="string">
            <text:p>Purnabha Majumder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nabs_box@lycos.com</text:p>
          </table:table-cell>
          <table:table-cell office:value-type="string">
            <text:p>National SemiConductors</text:p>
          </table:table-cell>
          <table:table-cell table:number-columns-repeated="3"/>
        </table:table-row>
        <table:table-row table:style-name="ro1">
          <table:table-cell office:value-type="string">
            <text:p>Shamik Majumdar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majumdar@india.hp.com</text:p>
          </table:table-cell>
          <table:table-cell office:value-type="string">
            <text:p>HP India</text:p>
          </table:table-cell>
          <table:table-cell table:number-columns-repeated="3"/>
        </table:table-row>
        <table:table-row table:style-name="ro5">
          <table:table-cell office:value-type="string">
            <text:p>Sabyasachi Mandal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sachi731@hotmail.com</text:p>
          </table:table-cell>
          <table:table-cell office:value-type="string">
            <text:p>Lecturer, Siriti Engineering College</text:p>
          </table:table-cell>
          <table:table-cell table:number-columns-repeated="3"/>
        </table:table-row>
        <table:table-row table:style-name="ro1">
          <table:table-cell office:value-type="string">
            <text:p>Umapada Mandal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umapada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ajesh Mishra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RajeshM@InterraIT.COM</text:p>
          </table:table-cell>
          <table:table-cell office:value-type="string">
            <text:p>Interra IT</text:p>
          </table:table-cell>
          <table:table-cell table:number-columns-repeated="3"/>
        </table:table-row>
        <table:table-row table:style-name="ro1">
          <table:table-cell office:value-type="string">
            <text:p>Moumita Mukherjee</text:p>
          </table:table-cell>
          <table:table-cell table:number-columns-repeated="2" office:value-type="string">
            <text:p> </text:p>
          </table:table-cell>
          <table:table-cell office:value-type="string">
            <text:p>Pandya</text:p>
          </table:table-cell>
          <table:table-cell table:number-columns-repeated="2" office:value-type="string">
            <text:p> </text:p>
          </table:table-cell>
          <table:table-cell office:value-type="string">
            <text:p>Sydney, Australia</text:p>
          </table:table-cell>
          <table:table-cell table:number-columns-repeated="3"/>
        </table:table-row>
        <table:table-row table:style-name="ro5">
          <table:table-cell office:value-type="string">
            <text:p>Gargi Mujkerji</text:p>
          </table:table-cell>
          <table:table-cell table:number-columns-repeated="2" office:value-type="string">
            <text:p> </text:p>
          </table:table-cell>
          <table:table-cell office:value-type="string">
            <text:p>Pandya</text:p>
          </table:table-cell>
          <table:table-cell office:value-type="string">
            <text:p> </text:p>
          </table:table-cell>
          <table:table-cell office:value-type="string">
            <text:p>gargi@cal.interrasystems.com</text:p>
          </table:table-cell>
          <table:table-cell office:value-type="string">
            <text:p>Interra Systems</text:p>
          </table:table-cell>
          <table:table-cell table:number-columns-repeated="3"/>
        </table:table-row>
        <table:table-row table:style-name="ro1">
          <table:table-cell office:value-type="string">
            <text:p>Soumitra Pal</text:p>
          </table:table-cell>
          <table:table-cell office:value-type="string">
            <text:p> </text:p>
          </table:table-cell>
          <table:table-cell office:value-type="string">
            <text:p>Computer Architecture</text:p>
          </table:table-cell>
          <table:table-cell office:value-type="string">
            <text:p>Sen Hall</text:p>
          </table:table-cell>
          <table:table-cell office:value-type="string">
            <text:p>03454-253003</text:p>
          </table:table-cell>
          <table:table-cell office:value-type="string">
            <text:p>mitra@ti.com</text:p>
          </table:table-cell>
          <table:table-cell office:value-type="string">
            <text:p>Texas Instruments</text:p>
          </table:table-cell>
          <table:table-cell table:number-columns-repeated="3"/>
        </table:table-row>
        <table:table-row table:style-name="ro1">
          <table:table-cell office:value-type="string">
            <text:p>Sourav Pal</text:p>
          </table:table-cell>
          <table:table-cell table:number-columns-repeated="2" office:value-type="string">
            <text:p> </text:p>
          </table:table-cell>
          <table:table-cell office:value-type="string">
            <text:p>Sen Hall/30</text:p>
          </table:table-cell>
          <table:table-cell office:value-type="string">
            <text:p> </text:p>
          </table:table-cell>
          <table:table-cell office:value-type="string">
            <text:p>rav_pal@yahoo.com</text:p>
          </table:table-cell>
          <table:table-cell office:value-type="string">
            <text:p>Studying MS in USA</text:p>
          </table:table-cell>
          <table:table-cell table:number-columns-repeated="3"/>
        </table:table-row>
        <table:table-row table:style-name="ro1">
          <table:table-cell office:value-type="string">
            <text:p>Rajarshi Ray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rajo_ray@hotmail.com</text:p>
          </table:table-cell>
          <table:table-cell office:value-type="string">
            <text:p>JSM SoftTech</text:p>
          </table:table-cell>
          <table:table-cell table:number-columns-repeated="3"/>
        </table:table-row>
        <table:table-row table:style-name="ro1">
          <table:table-cell office:value-type="string">
            <text:p>Jit Roy Chowdhuri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jroy@hss.hns.com</text:p>
          </table:table-cell>
          <table:table-cell office:value-type="string">
            <text:p>Hughes Software</text:p>
          </table:table-cell>
          <table:table-cell table:number-columns-repeated="3"/>
        </table:table-row>
        <table:table-row table:style-name="ro1">
          <table:table-cell office:value-type="string">
            <text:p>RabindraNath Saha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indra_saha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athindraNath Sarkar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rathin_sarkar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Jyotirmoy Sinha Mahapatra</text:p>
          </table:table-cell>
          <table:table-cell table:number-columns-repeated="2"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JyotirmoyM@InterraIt.com</text:p>
          </table:table-cell>
          <table:table-cell office:value-type="string">
            <text:p>Interra It</text:p>
          </table:table-cell>
          <table:table-cell table:number-columns-repeated="3"/>
        </table:table-row>
        <table:table-row table:style-name="ro1">
          <table:table-cell office:value-type="string">
            <text:p>Nivedita Sumi Majumder</text:p>
          </table:table-cell>
          <table:table-cell table:number-columns-repeated="2" office:value-type="string">
            <text:p> </text:p>
          </table:table-cell>
          <table:table-cell office:value-type="string">
            <text:p>Pandya</text:p>
          </table:table-cell>
          <table:table-cell office:value-type="string">
            <text:p> </text:p>
          </table:table-cell>
          <table:table-cell office:value-type="string">
            <text:p>Nivedita21@cs.com</text:p>
          </table:table-cell>
          <table:table-cell office:value-type="string">
            <text:p>doing MS in USA</text:p>
          </table:table-cell>
          <table:table-cell table:number-columns-repeated="3"/>
        </table:table-row>
        <table:table-row table:style-name="ro5">
          <table:table-cell office:value-type="string">
            <text:p>Rahul Thakurta</text:p>
          </table:table-cell>
          <table:table-cell table:number-columns-repeated="2" office:value-type="string">
            <text:p> </text:p>
          </table:table-cell>
          <table:table-cell office:value-type="string">
            <text:p>McDonald</text:p>
          </table:table-cell>
          <table:table-cell office:value-type="string">
            <text:p> </text:p>
          </table:table-cell>
          <table:table-cell office:value-type="string">
            <text:p>rahul_thakurta@tcscal.co.in</text:p>
          </table:table-cell>
          <table:table-cell office:value-type="string">
            <text:p>TCS, Calcutta</text:p>
          </table:table-cell>
          <table:table-cell table:number-columns-repeated="3"/>
        </table:table-row>
        <table:table-row table:style-name="ro1">
          <table:table-cell office:value-type="string">
            <text:p>Arijit Chanda</text:p>
          </table:table-cell>
          <table:table-cell office:value-type="string">
            <text:p>97/198</text:p>
          </table:table-cell>
          <table:table-cell office:value-type="string">
            <text:p>Painting</text:p>
          </table:table-cell>
          <table:table-cell office:value-type="string">
            <text:p>Richardson / 109</text:p>
          </table:table-cell>
          <table:table-cell office:value-type="string">
            <text:p>033-26735343</text:p>
          </table:table-cell>
          <table:table-cell office:value-type="string">
            <text:p>arijitchanda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Himika Biswas</text:p>
          </table:table-cell>
          <table:table-cell office:value-type="string">
            <text:p>97/95</text:p>
          </table:table-cell>
          <table:table-cell office:value-type="string">
            <text:p>Music</text:p>
          </table:table-cell>
          <table:table-cell office:value-type="string">
            <text:p>Pandya</text:p>
          </table:table-cell>
          <table:table-cell office:value-type="string">
            <text:p>033-25616174</text:p>
          </table:table-cell>
          <table:table-cell office:value-type="string">
            <text:p>himika@cs.becs.ac.in</text:p>
          </table:table-cell>
          <table:table-cell office:value-type="string">
            <text:p>Kolkata, Lecturer, Bengal Engineering &amp; Science University, Shibpur</text:p>
          </table:table-cell>
          <table:table-cell table:number-columns-repeated="3"/>
        </table:table-row>
        <table:table-row table:style-name="ro7">
          <table:table-cell office:value-type="string">
            <text:p>Anuradha Banerjee</text:p>
          </table:table-cell>
          <table:table-cell office:value-type="string">
            <text:p>97/168</text:p>
          </table:table-cell>
          <table:table-cell office:value-type="string">
            <text:p>Reading Story Books, Music.</text:p>
          </table:table-cell>
          <table:table-cell office:value-type="string">
            <text:p>Pandya</text:p>
          </table:table-cell>
          <table:table-cell office:value-type="string">
            <text:p>033-26722252</text:p>
          </table:table-cell>
          <table:table-cell office:value-type="string">
            <text:p>sona_2000_79@yahoo.com</text:p>
          </table:table-cell>
          <table:table-cell office:value-type="string">
            <text:p>Kalyani, Lecturer, Kalyani Govt. Engg. College</text:p>
          </table:table-cell>
          <table:table-cell table:number-columns-repeated="3"/>
        </table:table-row>
        <table:table-row table:style-name="ro7">
          <table:table-cell office:value-type="string">
            <text:p>Dipyaman Banerjee</text:p>
          </table:table-cell>
          <table:table-cell office:value-type="string">
            <text:p>97/176</text:p>
          </table:table-cell>
          <table:table-cell office:value-type="string">
            <text:p>Music</text:p>
          </table:table-cell>
          <table:table-cell office:value-type="string">
            <text:p>Richardson</text:p>
          </table:table-cell>
          <table:table-cell office:value-type="string">
            <text:p>033-24680573</text:p>
          </table:table-cell>
          <table:table-cell office:value-type="string">
            <text:p> </text:p>
          </table:table-cell>
          <table:table-cell office:value-type="string">
            <text:p>USA, MS Student in University of Tulsa</text:p>
          </table:table-cell>
          <table:table-cell table:number-columns-repeated="3"/>
        </table:table-row>
        <table:table-row table:style-name="ro1">
          <table:table-cell office:value-type="string">
            <text:p>Joy Banerjee</text:p>
          </table:table-cell>
          <table:table-cell office:value-type="string">
            <text:p>97/180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0342-2322508</text:p>
          </table:table-cell>
          <table:table-cell office:value-type="string">
            <text:p>joy@noida.atrenta.com</text:p>
          </table:table-cell>
          <table:table-cell office:value-type="string">
            <text:p>Magma, Bangalore</text:p>
          </table:table-cell>
          <table:table-cell table:number-columns-repeated="3"/>
        </table:table-row>
        <table:table-row table:style-name="ro5">
          <table:table-cell office:value-type="string">
            <text:p>Ritwik Bhattacharyya</text:p>
          </table:table-cell>
          <table:table-cell office:value-type="string">
            <text:p>97/160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0343-2563896</text:p>
          </table:table-cell>
          <table:table-cell office:value-type="string">
            <text:p>b_ritwik@yahoo.com</text:p>
          </table:table-cell>
          <table:table-cell office:value-type="string">
            <text:p>Kolkata, Connectiva</text:p>
          </table:table-cell>
          <table:table-cell table:number-columns-repeated="3"/>
        </table:table-row>
        <table:table-row table:style-name="ro7">
          <table:table-cell office:value-type="string">
            <text:p>Samit Bisai</text:p>
          </table:table-cell>
          <table:table-cell office:value-type="string">
            <text:p>97/91</text:p>
          </table:table-cell>
          <table:table-cell office:value-type="string">
            <text:p>Music, Travelling</text:p>
          </table:table-cell>
          <table:table-cell office:value-type="string">
            <text:p>Sen Hall/102</text:p>
          </table:table-cell>
          <table:table-cell office:value-type="string">
            <text:p>(033)24365261</text:p>
          </table:table-cell>
          <table:table-cell office:value-type="string">
            <text:p>samit132@yahoo.com</text:p>
          </table:table-cell>
          <table:table-cell office:value-type="string">
            <text:p>Metaljunction Services Limited, Kolkata</text:p>
          </table:table-cell>
          <table:table-cell table:number-columns-repeated="3"/>
        </table:table-row>
        <table:table-row table:style-name="ro1">
          <table:table-cell office:value-type="string">
            <text:p>Deepan Biswas</text:p>
          </table:table-cell>
          <table:table-cell office:value-type="string">
            <text:p>97/96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020-6822841</text:p>
          </table:table-cell>
          <table:table-cell office:value-type="string">
            <text:p>deepanb@pune.tcs.co.in</text:p>
          </table:table-cell>
          <table:table-cell office:value-type="string">
            <text:p>Pune, TCS</text:p>
          </table:table-cell>
          <table:table-cell table:number-columns-repeated="3"/>
        </table:table-row>
        <table:table-row table:style-name="ro1">
          <table:table-cell office:value-type="string">
            <text:p>Sauvik Chakraborty</text:p>
          </table:table-cell>
          <table:table-cell office:value-type="string">
            <text:p>97/174</text:p>
          </table:table-cell>
          <table:table-cell office:value-type="string">
            <text:p>Music</text:p>
          </table:table-cell>
          <table:table-cell office:value-type="string">
            <text:p>Sen Hall</text:p>
          </table:table-cell>
          <table:table-cell office:value-type="string">
            <text:p>(033)25934173</text:p>
          </table:table-cell>
          <table:table-cell office:value-type="string">
            <text:p>sauvik@sasken.com</text:p>
          </table:table-cell>
          <table:table-cell office:value-type="string">
            <text:p>Bangalore, SAS</text:p>
          </table:table-cell>
          <table:table-cell table:number-columns-repeated="3"/>
        </table:table-row>
        <table:table-row table:style-name="ro1">
          <table:table-cell office:value-type="string">
            <text:p>Sudipto Chattopadyay</text:p>
          </table:table-cell>
          <table:table-cell office:value-type="string">
            <text:p>97/173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(033)26543971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usanta Choudhury</text:p>
          </table:table-cell>
          <table:table-cell office:value-type="string">
            <text:p>97/97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(0) 9845275845</text:p>
          </table:table-cell>
          <table:table-cell office:value-type="string">
            <text:p>susanta.choudhury@wipro.com</text:p>
          </table:table-cell>
          <table:table-cell office:value-type="string">
            <text:p>Bangalore, Wipro</text:p>
          </table:table-cell>
          <table:table-cell table:number-columns-repeated="3"/>
        </table:table-row>
        <table:table-row table:style-name="ro1">
          <table:table-cell office:value-type="string">
            <text:p>Anirban Bhaduri</text:p>
          </table:table-cell>
          <table:table-cell office:value-type="string">
            <text:p>97/178</text:p>
          </table:table-cell>
          <table:table-cell office:value-type="string">
            <text:p>Music</text:p>
          </table:table-cell>
          <table:table-cell office:value-type="string">
            <text:p> </text:p>
          </table:table-cell>
          <table:table-cell office:value-type="string">
            <text:p>033-24142424</text:p>
          </table:table-cell>
          <table:table-cell office:value-type="string">
            <text:p>abhadu2@hallmark.com </text:p>
          </table:table-cell>
          <table:table-cell office:value-type="string">
            <text:p>TCS, Kolkata</text:p>
          </table:table-cell>
          <table:table-cell table:number-columns-repeated="3"/>
        </table:table-row>
        <table:table-row table:style-name="ro5">
          <table:table-cell office:value-type="string">
            <text:p>Partha Pratim Das</text:p>
          </table:table-cell>
          <table:table-cell office:value-type="string">
            <text:p>97/153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 </text:p>
          </table:table-cell>
          <table:table-cell office:value-type="string">
            <text:p>dasparthapratim@rediffmail.com</text:p>
          </table:table-cell>
          <table:table-cell office:value-type="string">
            <text:p>Kolkata, TCS</text:p>
          </table:table-cell>
          <table:table-cell table:number-columns-repeated="3"/>
        </table:table-row>
        <table:table-row table:style-name="ro1">
          <table:table-cell office:value-type="string">
            <text:p>Aniket Karmakar</text:p>
          </table:table-cell>
          <table:table-cell office:value-type="string">
            <text:p>97/164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(033)24139953</text:p>
          </table:table-cell>
          <table:table-cell office:value-type="string">
            <text:p>aniket@sasken.com</text:p>
          </table:table-cell>
          <table:table-cell office:value-type="string">
            <text:p>Bangalore, SAS</text:p>
          </table:table-cell>
          <table:table-cell table:number-columns-repeated="3"/>
        </table:table-row>
        <table:table-row table:style-name="ro1">
          <table:table-cell office:value-type="string">
            <text:p>Arjita Ghosh</text:p>
          </table:table-cell>
          <table:table-cell office:value-type="string">
            <text:p>97/158</text:p>
          </table:table-cell>
          <table:table-cell office:value-type="string">
            <text:p>Music, Poetry</text:p>
          </table:table-cell>
          <table:table-cell office:value-type="string">
            <text:p>Pandya</text:p>
          </table:table-cell>
          <table:table-cell office:value-type="string">
            <text:p>033-25770203</text:p>
          </table:table-cell>
          <table:table-cell office:value-type="string">
            <text:p>garjita@yahoo.com</text:p>
          </table:table-cell>
          <table:table-cell office:value-type="string">
            <text:p>Avaya, Denver</text:p>
          </table:table-cell>
          <table:table-cell table:number-columns-repeated="3"/>
        </table:table-row>
        <table:table-row table:style-name="ro8">
          <table:table-cell office:value-type="string">
            <text:p>Subarna Das</text:p>
          </table:table-cell>
          <table:table-cell office:value-type="string">
            <text:p>97/101</text:p>
          </table:table-cell>
          <table:table-cell office:value-type="string">
            <text:p>Dance, Poetry</text:p>
          </table:table-cell>
          <table:table-cell office:value-type="string">
            <text:p>Pandya</text:p>
          </table:table-cell>
          <table:table-cell office:value-type="string">
            <text:p>033-25227883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Goutam Kumar Paul</text:p>
          </table:table-cell>
          <table:table-cell office:value-type="string">
            <text:p>97/155</text:p>
          </table:table-cell>
          <table:table-cell office:value-type="string">
            <text:p>Poetry</text:p>
          </table:table-cell>
          <table:table-cell office:value-type="string">
            <text:p>Sen Hall</text:p>
          </table:table-cell>
          <table:table-cell office:value-type="string">
            <text:p>033-24583617</text:p>
          </table:table-cell>
          <table:table-cell table:style-name="Default"/>
          <table:table-cell office:value-type="string">
            <text:p>USA, MS Student</text:p>
          </table:table-cell>
          <table:table-cell table:number-columns-repeated="2"/>
          <table:table-cell table:style-name="ce2" office:value-type="string">
            <text:p>gokupa@mailcity.com</text:p>
          </table:table-cell>
        </table:table-row>
        <table:table-row table:style-name="ro5">
          <table:table-cell office:value-type="string">
            <text:p>Kalyan Kundu</text:p>
          </table:table-cell>
          <table:table-cell office:value-type="string">
            <text:p>97/166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(03454)258658</text:p>
          </table:table-cell>
          <table:table-cell office:value-type="string">
            <text:p>kkundu@connectivasystems.com</text:p>
          </table:table-cell>
          <table:table-cell office:value-type="string">
            <text:p>Kolkata, Connectiva</text:p>
          </table:table-cell>
          <table:table-cell table:number-columns-repeated="3"/>
        </table:table-row>
        <table:table-row table:style-name="ro5">
          <table:table-cell office:value-type="string">
            <text:p>Diganta Sarkar</text:p>
          </table:table-cell>
          <table:table-cell office:value-type="string">
            <text:p>97/157</text:p>
          </table:table-cell>
          <table:table-cell office:value-type="string">
            <text:p>Playing outdoor games</text:p>
          </table:table-cell>
          <table:table-cell office:value-type="string">
            <text:p>Wolfenden/20</text:p>
          </table:table-cell>
          <table:table-cell office:value-type="string">
            <text:p>0342-2545579</text:p>
          </table:table-cell>
          <table:table-cell office:value-type="string">
            <text:p>diganta_sarkar@yahoo.com</text:p>
          </table:table-cell>
          <table:table-cell office:value-type="string">
            <text:p>Oracle, Hyderabad</text:p>
          </table:table-cell>
          <table:table-cell table:number-columns-repeated="3"/>
        </table:table-row>
        <table:table-row table:style-name="ro5">
          <table:table-cell office:value-type="string">
            <text:p>Mahadev Mondal</text:p>
          </table:table-cell>
          <table:table-cell office:value-type="string">
            <text:p>97/99</text:p>
          </table:table-cell>
          <table:table-cell office:value-type="string">
            <text:p>Music, Play</text:p>
          </table:table-cell>
          <table:table-cell office:value-type="string">
            <text:p>Wolfenden</text:p>
          </table:table-cell>
          <table:table-cell office:value-type="string">
            <text:p>033-24776736</text:p>
          </table:table-cell>
          <table:table-cell office:value-type="string">
            <text:p>mahadevmondal@hotmail.com</text:p>
          </table:table-cell>
          <table:table-cell office:value-type="string">
            <text:p>TCS, Kolkata</text:p>
          </table:table-cell>
          <table:table-cell table:number-columns-repeated="3"/>
        </table:table-row>
        <table:table-row table:style-name="ro5">
          <table:table-cell office:value-type="string">
            <text:p>Santosh Kumar Shaw</text:p>
          </table:table-cell>
          <table:table-cell office:value-type="string">
            <text:p>97/196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 </text:p>
          </table:table-cell>
          <table:table-cell office:value-type="string">
            <text:p>santosh_shaw@yahoo.com</text:p>
          </table:table-cell>
          <table:table-cell office:value-type="string">
            <text:p>Burdwan, Lecturer</text:p>
          </table:table-cell>
          <table:table-cell table:number-columns-repeated="3"/>
        </table:table-row>
        <table:table-row table:style-name="ro1">
          <table:table-cell office:value-type="string">
            <text:p>Subha Sankar Chowdhury</text:p>
          </table:table-cell>
          <table:table-cell office:value-type="string">
            <text:p>97/177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 </text:p>
          </table:table-cell>
          <table:table-cell office:value-type="string">
            <text:p>ssc@cal.interrasystems.com</text:p>
          </table:table-cell>
          <table:table-cell office:value-type="string">
            <text:p>Synopsys, Bangalore</text:p>
          </table:table-cell>
          <table:table-cell table:number-columns-repeated="3"/>
        </table:table-row>
        <table:table-row table:style-name="ro5">
          <table:table-cell office:value-type="string">
            <text:p>Krishanu Debnath</text:p>
          </table:table-cell>
          <table:table-cell office:value-type="string">
            <text:p>97/193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033-25857531,7106</text:p>
          </table:table-cell>
          <table:table-cell office:value-type="string">
            <text:p>krishanu@cal.interrasystems.com</text:p>
          </table:table-cell>
          <table:table-cell office:value-type="string">
            <text:p>Kolkata, Interra</text:p>
          </table:table-cell>
          <table:table-cell table:number-columns-repeated="3"/>
        </table:table-row>
        <table:table-row table:style-name="ro1">
          <table:table-cell office:value-type="string">
            <text:p>Ankan Ghosh</text:p>
          </table:table-cell>
          <table:table-cell office:value-type="string">
            <text:p>97/197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(033)26832372</text:p>
          </table:table-cell>
          <table:table-cell office:value-type="string">
            <text:p>ankan@vsnl.net</text:p>
          </table:table-cell>
          <table:table-cell office:value-type="string">
            <text:p>Cisco, Bangalore</text:p>
          </table:table-cell>
          <table:table-cell table:number-columns-repeated="3"/>
        </table:table-row>
        <table:table-row table:style-name="ro1">
          <table:table-cell office:value-type="string">
            <text:p>Mriganka Mouli Ghosh</text:p>
          </table:table-cell>
          <table:table-cell office:value-type="string">
            <text:p>97/195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(033)26300021</text:p>
          </table:table-cell>
          <table:table-cell office:value-type="string">
            <text:p>mmg@hotvoice.com</text:p>
          </table:table-cell>
          <table:table-cell office:value-type="string">
            <text:p>MS Student, IIT KGP</text:p>
          </table:table-cell>
          <table:table-cell table:number-columns-repeated="3"/>
        </table:table-row>
        <table:table-row table:style-name="ro1">
          <table:table-cell office:value-type="string">
            <text:p>Atanu Mahapatra</text:p>
          </table:table-cell>
          <table:table-cell office:value-type="string">
            <text:p>97/167</text:p>
          </table:table-cell>
          <table:table-cell office:value-type="string">
            <text:p> </text:p>
          </table:table-cell>
          <table:table-cell office:value-type="string">
            <text:p>Wolfenden</text:p>
          </table:table-cell>
          <table:table-cell office:value-type="string">
            <text:p>(03222)263734</text:p>
          </table:table-cell>
          <table:table-cell office:value-type="string">
            <text:p> </text:p>
          </table:table-cell>
          <table:table-cell office:value-type="string">
            <text:p>IBM, Kolkata</text:p>
          </table:table-cell>
          <table:table-cell table:number-columns-repeated="3"/>
        </table:table-row>
        <table:table-row table:style-name="ro1">
          <table:table-cell office:value-type="string">
            <text:p>Arindam Roy</text:p>
          </table:table-cell>
          <table:table-cell office:value-type="string">
            <text:p>97/175</text:p>
          </table:table-cell>
          <table:table-cell office:value-type="string">
            <text:p> </text:p>
          </table:table-cell>
          <table:table-cell office:value-type="string">
            <text:p>Richardson</text:p>
          </table:table-cell>
          <table:table-cell office:value-type="string">
            <text:p>(020)6822841</text:p>
          </table:table-cell>
          <table:table-cell office:value-type="string">
            <text:p>aroy@pune.tcs.co.in</text:p>
          </table:table-cell>
          <table:table-cell office:value-type="string">
            <text:p>RS S/W, Kolkata</text:p>
          </table:table-cell>
          <table:table-cell table:number-columns-repeated="3"/>
        </table:table-row>
        <table:table-row table:style-name="ro1">
          <table:table-cell office:value-type="string">
            <text:p>Pinaki Ranjan Sarkar</text:p>
          </table:table-cell>
          <table:table-cell office:value-type="string">
            <text:p>97/100</text:p>
          </table:table-cell>
          <table:table-cell office:value-type="string">
            <text:p>Music, Dance</text:p>
          </table:table-cell>
          <table:table-cell office:value-type="string">
            <text:p>Sen Hall</text:p>
          </table:table-cell>
          <table:table-cell office:value-type="string">
            <text:p>033-26712308</text:p>
          </table:table-cell>
          <table:table-cell office:value-type="string">
            <text:p>pinaki_sarkar@yahoo.co.in</text:p>
          </table:table-cell>
          <table:table-cell office:value-type="string">
            <text:p>NMI, Taiwan</text:p>
          </table:table-cell>
          <table:table-cell table:number-columns-repeated="3"/>
        </table:table-row>
        <table:table-row table:style-name="ro5">
          <table:table-cell office:value-type="string">
            <text:p>Arpan Sen</text:p>
          </table:table-cell>
          <table:table-cell office:value-type="string">
            <text:p>97/149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(033)24304910</text:p>
          </table:table-cell>
          <table:table-cell office:value-type="string">
            <text:p>arpan@cal.interrasystems.com</text:p>
          </table:table-cell>
          <table:table-cell office:value-type="string">
            <text:p>Intel, Bangalore</text:p>
          </table:table-cell>
          <table:table-cell table:number-columns-repeated="3"/>
        </table:table-row>
        <table:table-row table:style-name="ro1">
          <table:table-cell office:value-type="string">
            <text:p>Purna Chaterjee</text:p>
          </table:table-cell>
          <table:table-cell table:number-columns-repeated="2" office:value-type="string">
            <text:p> </text:p>
          </table:table-cell>
          <table:table-cell office:value-type="string">
            <text:p>Pandya</text:p>
          </table:table-cell>
          <table:table-cell office:value-type="string">
            <text:p>001-408-557-8077</text:p>
          </table:table-cell>
          <table:table-cell office:value-type="string">
            <text:p>chatp_99@yahoo.com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 office:value-type="string">
            <text:p>Bijitesh Kirtania</text:p>
          </table:table-cell>
          <table:table-cell table:number-columns-repeated="2" office:value-type="string">
            <text:p> </text:p>
          </table:table-cell>
          <table:table-cell office:value-type="string">
            <text:p>Richardson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oumen Barman</text:p>
          </table:table-cell>
          <table:table-cell office:value-type="string">
            <text:p>98/191</text:p>
          </table:table-cell>
          <table:table-cell office:value-type="string">
            <text:p> </text:p>
          </table:table-cell>
          <table:table-cell office:value-type="string">
            <text:p>Wolfenden Hall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Meghdoot Bhattacharya</text:p>
          </table:table-cell>
          <table:table-cell office:value-type="string">
            <text:p>98/235</text:p>
          </table:table-cell>
          <table:table-cell office:value-type="string">
            <text:p> </text:p>
          </table:table-cell>
          <table:table-cell office:value-type="string">
            <text:p>McDonald Hall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asanka Kumar Biswas</text:p>
          </table:table-cell>
          <table:table-cell office:value-type="string">
            <text:p>98/163</text:p>
          </table:table-cell>
          <table:table-cell office:value-type="string">
            <text:p> </text:p>
          </table:table-cell>
          <table:table-cell office:value-type="string">
            <text:p>Wolfenden Hall</text:p>
          </table:table-cell>
          <table:table-cell office:value-type="string">
            <text:p> </text:p>
          </table:table-cell>
          <table:table-cell office:value-type="string">
            <text:p>sasanka_biswas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nupam Chakraborty</text:p>
          </table:table-cell>
          <table:table-cell office:value-type="string">
            <text:p>98/262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table:number-columns-repeated="2" office:value-type="string">
            <text:p> </text:p>
          </table:table-cell>
          <table:table-cell office:value-type="string">
            <text:p>Alumnus Software,Kolkata</text:p>
          </table:table-cell>
          <table:table-cell table:number-columns-repeated="3"/>
        </table:table-row>
        <table:table-row table:style-name="ro4">
          <table:table-cell office:value-type="string">
            <text:p>Somenath Chakraborty</text:p>
          </table:table-cell>
          <table:table-cell office:value-type="string">
            <text:p>98/240</text:p>
          </table:table-cell>
          <table:table-cell office:value-type="string">
            <text:p>Cricket, Recitation</text:p>
          </table:table-cell>
          <table:table-cell office:value-type="string">
            <text:p>Sen</text:p>
          </table:table-cell>
          <table:table-cell office:value-type="string">
            <text:p>033-25661659</text:p>
          </table:table-cell>
          <table:table-cell office:value-type="string">
            <text:p>somenath_c@rediffmail.com, reach2som@yahoo.co.in</text:p>
          </table:table-cell>
          <table:table-cell office:value-type="string">
            <text:p>Senior Member of technical Staff, Interra Systems India Pvt. Ltd</text:p>
          </table:table-cell>
          <table:table-cell table:number-columns-repeated="3"/>
        </table:table-row>
        <table:table-row table:style-name="ro1">
          <table:table-cell office:value-type="string">
            <text:p>Barun Chowdhury</text:p>
          </table:table-cell>
          <table:table-cell office:value-type="string">
            <text:p>98/276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Nilanjan Das</text:p>
          </table:table-cell>
          <table:table-cell office:value-type="string">
            <text:p>98/250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Rajib Das</text:p>
          </table:table-cell>
          <table:table-cell office:value-type="string">
            <text:p>98/242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Debottam Datta</text:p>
          </table:table-cell>
          <table:table-cell office:value-type="string">
            <text:p>98/247</text:p>
          </table:table-cell>
          <table:table-cell office:value-type="string">
            <text:p>Operating System, Networking, Reading Novels, Music</text:p>
          </table:table-cell>
          <table:table-cell office:value-type="string">
            <text:p>Sen Hall</text:p>
          </table:table-cell>
          <table:table-cell office:value-type="string">
            <text:p>0343-2553621</text:p>
          </table:table-cell>
          <table:table-cell office:value-type="string">
            <text:p>debottam_datta@yahoo.com</text:p>
          </table:table-cell>
          <table:table-cell office:value-type="string">
            <text:p>TCS Kolkata</text:p>
          </table:table-cell>
          <table:table-cell table:number-columns-repeated="3"/>
        </table:table-row>
        <table:table-row table:style-name="ro8">
          <table:table-cell office:value-type="string">
            <text:p>Sandip Dhar</text:p>
          </table:table-cell>
          <table:table-cell office:value-type="string">
            <text:p>98/259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table:number-columns-repeated="2" office:value-type="string">
            <text:p> </text:p>
          </table:table-cell>
          <table:table-cell office:value-type="string">
            <text:p>CTS,Kolkata</text:p>
          </table:table-cell>
          <table:table-cell table:number-columns-repeated="3"/>
        </table:table-row>
        <table:table-row table:style-name="ro1">
          <table:table-cell office:value-type="string">
            <text:p>Anirban Dutta Gupta</text:p>
          </table:table-cell>
          <table:table-cell office:value-type="string">
            <text:p>98/246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bhishek Ghosh</text:p>
          </table:table-cell>
          <table:table-cell office:value-type="string">
            <text:p>98/275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Uttam Kumar Majumdar</text:p>
          </table:table-cell>
          <table:table-cell office:value-type="string">
            <text:p>98/167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nish Mandal</text:p>
          </table:table-cell>
          <table:table-cell office:value-type="string">
            <text:p>98/256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office:value-type="string">
            <text:p>033-25586151</text:p>
          </table:table-cell>
          <table:table-cell office:value-type="string">
            <text:p> </text:p>
          </table:table-cell>
          <table:table-cell office:value-type="string">
            <text:p>Alumnus Software, Kolkata</text:p>
          </table:table-cell>
          <table:table-cell table:number-columns-repeated="3"/>
        </table:table-row>
        <table:table-row table:style-name="ro1">
          <table:table-cell office:value-type="string">
            <text:p>Asit Kumar Mandal</text:p>
          </table:table-cell>
          <table:table-cell office:value-type="string">
            <text:p>98/208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Mohammad Hasan Uzzaman Sheikh</text:p>
          </table:table-cell>
          <table:table-cell office:value-type="string">
            <text:p>98/261</text:p>
          </table:table-cell>
          <table:table-cell office:value-type="string">
            <text:p> </text:p>
          </table:table-cell>
          <table:table-cell office:value-type="string">
            <text:p>Wolfenden Hall</text:p>
          </table:table-cell>
          <table:table-cell table:number-columns-repeated="2" office:value-type="string">
            <text:p> </text:p>
          </table:table-cell>
          <table:table-cell office:value-type="string">
            <text:p>TCS Chennai</text:p>
          </table:table-cell>
          <table:table-cell table:number-columns-repeated="3"/>
        </table:table-row>
        <table:table-row table:style-name="ro1">
          <table:table-cell office:value-type="string">
            <text:p>Abhishek Mukherjee</text:p>
          </table:table-cell>
          <table:table-cell office:value-type="string">
            <text:p>98/271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nindyasundar Nandi</text:p>
          </table:table-cell>
          <table:table-cell office:value-type="string">
            <text:p>98/263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table:number-columns-repeated="2" office:value-type="string">
            <text:p> </text:p>
          </table:table-cell>
          <table:table-cell office:value-type="string">
            <text:p>Interra Syatems,Kolkata</text:p>
          </table:table-cell>
          <table:table-cell table:number-columns-repeated="3"/>
        </table:table-row>
        <table:table-row table:style-name="ro1">
          <table:table-cell office:value-type="string">
            <text:p>Sarit Kumar Nandy</text:p>
          </table:table-cell>
          <table:table-cell office:value-type="string">
            <text:p>98/245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rup Kumar Panja</text:p>
          </table:table-cell>
          <table:table-cell office:value-type="string">
            <text:p>98/236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nup Kumar Roy</text:p>
          </table:table-cell>
          <table:table-cell office:value-type="string">
            <text:p>98/171</text:p>
          </table:table-cell>
          <table:table-cell office:value-type="string">
            <text:p> </text:p>
          </table:table-cell>
          <table:table-cell office:value-type="string">
            <text:p>McDonald Hall</text:p>
          </table:table-cell>
          <table:table-cell table:number-columns-repeated="2" office:value-type="string">
            <text:p> </text:p>
          </table:table-cell>
          <table:table-cell office:value-type="string">
            <text:p>CTS,Chennai</text:p>
          </table:table-cell>
          <table:table-cell table:number-columns-repeated="3"/>
        </table:table-row>
        <table:table-row table:style-name="ro5">
          <table:table-cell office:value-type="string">
            <text:p>Gour Chandra Saha</text:p>
          </table:table-cell>
          <table:table-cell office:value-type="string">
            <text:p>98/166</text:p>
          </table:table-cell>
          <table:table-cell office:value-type="string">
            <text:p>Cricket, AI</text:p>
          </table:table-cell>
          <table:table-cell office:value-type="string">
            <text:p>Richardson / 93</text:p>
          </table:table-cell>
          <table:table-cell office:value-type="string">
            <text:p>03461-259779</text:p>
          </table:table-cell>
          <table:table-cell office:value-type="string">
            <text:p>gour_ch_saha@yahoo.co.in</text:p>
          </table:table-cell>
          <table:table-cell office:value-type="string">
            <text:p>Lecturer, BIET, Suri, Birbhum</text:p>
          </table:table-cell>
          <table:table-cell table:number-columns-repeated="3"/>
        </table:table-row>
        <table:table-row table:style-name="ro8">
          <table:table-cell office:value-type="string">
            <text:p>Sudipta Saha</text:p>
          </table:table-cell>
          <table:table-cell office:value-type="string">
            <text:p>98/218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Partha Pratim Santra</text:p>
          </table:table-cell>
          <table:table-cell office:value-type="string">
            <text:p>98/270</text:p>
          </table:table-cell>
          <table:table-cell table:number-columns-repeated="5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bhajit Sarkar</text:p>
          </table:table-cell>
          <table:table-cell office:value-type="string">
            <text:p>98/143</text:p>
          </table:table-cell>
          <table:table-cell office:value-type="string">
            <text:p> </text:p>
          </table:table-cell>
          <table:table-cell office:value-type="string">
            <text:p>Richardson Hall</text:p>
          </table:table-cell>
          <table:table-cell table:number-columns-repeated="2" office:value-type="string">
            <text:p> </text:p>
          </table:table-cell>
          <table:table-cell office:value-type="string">
            <text:p>TCS,Kolkata</text:p>
          </table:table-cell>
          <table:table-cell table:number-columns-repeated="3"/>
        </table:table-row>
        <table:table-row table:style-name="ro1">
          <table:table-cell office:value-type="string">
            <text:p>Amit Shyamsukha</text:p>
          </table:table-cell>
          <table:table-cell office:value-type="string">
            <text:p>98/249</text:p>
          </table:table-cell>
          <table:table-cell office:value-type="string">
            <text:p> </text:p>
          </table:table-cell>
          <table:table-cell office:value-type="string">
            <text:p>Wolfenden Hall</text:p>
          </table:table-cell>
          <table:table-cell table:number-columns-repeated="2" office:value-type="string">
            <text:p> </text:p>
          </table:table-cell>
          <table:table-cell office:value-type="string">
            <text:p>TCS,SEEPZ</text:p>
          </table:table-cell>
          <table:table-cell table:number-columns-repeated="3"/>
        </table:table-row>
        <table:table-row table:style-name="ro8">
          <table:table-cell office:value-type="string">
            <text:p>Rajib Samanta</text:p>
          </table:table-cell>
          <table:table-cell office:value-type="string">
            <text:p>98/285</text:p>
          </table:table-cell>
          <table:table-cell office:value-type="string">
            <text:p> </text:p>
          </table:table-cell>
          <table:table-cell office:value-type="string">
            <text:p>Sen Hall</text:p>
          </table:table-cell>
          <table:table-cell table:number-columns-repeated="2" office:value-type="string">
            <text:p> </text:p>
          </table:table-cell>
          <table:table-cell office:value-type="string">
            <text:p>Infosys,Pune</text:p>
          </table:table-cell>
          <table:table-cell table:number-columns-repeated="3"/>
        </table:table-row>
        <table:table-row table:style-name="ro5">
          <table:table-cell office:value-type="string">
            <text:p>Terlochan Singh</text:p>
          </table:table-cell>
          <table:table-cell office:value-type="float" office:value="99112">
            <text:p>99112</text:p>
          </table:table-cell>
          <table:table-cell office:value-type="string">
            <text:p>Physics, Quiz, Chess</text:p>
          </table:table-cell>
          <table:table-cell office:value-type="string">
            <text:p>Richardson / 84</text:p>
          </table:table-cell>
          <table:table-cell office:value-type="string">
            <text:p>033-22175369</text:p>
          </table:table-cell>
          <table:table-cell office:value-type="string">
            <text:p>terlochan_singh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3">
          <table:table-cell office:value-type="string">
            <text:p>Dhrubajyoti Mishra</text:p>
          </table:table-cell>
          <table:table-cell office:value-type="float" office:value="99105">
            <text:p>99105</text:p>
          </table:table-cell>
          <table:table-cell office:value-type="string">
            <text:p>Playing Table Tennis,Listening Music,Reading Story Books,Watching Movies,Yoga</text:p>
          </table:table-cell>
          <table:table-cell office:value-type="string">
            <text:p>Wolfenden / 54</text:p>
          </table:table-cell>
          <table:table-cell office:value-type="string">
            <text:p>03222-276579</text:p>
          </table:table-cell>
          <table:table-cell office:value-type="string">
            <text:p>dhrubajyoti_mishr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Gourhari Mondal</text:p>
          </table:table-cell>
          <table:table-cell office:value-type="float" office:value="99117">
            <text:p>99117</text:p>
          </table:table-cell>
          <table:table-cell office:value-type="string">
            <text:p>Watching Cricket</text:p>
          </table:table-cell>
          <table:table-cell office:value-type="string">
            <text:p>Wolfendan / 59</text:p>
          </table:table-cell>
          <table:table-cell office:value-type="string">
            <text:p>N.A.</text:p>
          </table:table-cell>
          <table:table-cell office:value-type="string">
            <text:p>gourharimondal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Bipul Saha Mondal</text:p>
          </table:table-cell>
          <table:table-cell office:value-type="float" office:value="99114">
            <text:p>99114</text:p>
          </table:table-cell>
          <table:table-cell office:value-type="string">
            <text:p> </text:p>
          </table:table-cell>
          <table:table-cell office:value-type="string">
            <text:p>Richardson / 78</text:p>
          </table:table-cell>
          <table:table-cell office:value-type="string">
            <text:p>033-25440408</text:p>
          </table:table-cell>
          <table:table-cell office:value-type="string">
            <text:p>bipul_s_m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ipanjan Ghanti</text:p>
          </table:table-cell>
          <table:table-cell office:value-type="float" office:value="99115">
            <text:p>99115</text:p>
          </table:table-cell>
          <table:table-cell office:value-type="string">
            <text:p>Painting,Music</text:p>
          </table:table-cell>
          <table:table-cell office:value-type="string">
            <text:p>Wolfendan / 44</text:p>
          </table:table-cell>
          <table:table-cell office:value-type="string">
            <text:p>033-24321355</text:p>
          </table:table-cell>
          <table:table-cell office:value-type="string">
            <text:p>dipanjan21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umeru Saha</text:p>
          </table:table-cell>
          <table:table-cell office:value-type="float" office:value="9993">
            <text:p>9993</text:p>
          </table:table-cell>
          <table:table-cell office:value-type="string">
            <text:p>Watching Movies, Reading Novels(</text:p>
          </table:table-cell>
          <table:table-cell office:value-type="string">
            <text:p>desu</text:p>
          </table:table-cell>
          <table:table-cell office:value-type="string">
            <text:p>033-24499312</text:p>
          </table:table-cell>
          <table:table-cell office:value-type="string">
            <text:p>sumeru_2001@yahoo.co.uk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upratim Chakraborty</text:p>
          </table:table-cell>
          <table:table-cell office:value-type="float" office:value="99111">
            <text:p>99111</text:p>
          </table:table-cell>
          <table:table-cell office:value-type="string">
            <text:p>Watching Movies , Reading Story Books</text:p>
          </table:table-cell>
          <table:table-cell office:value-type="string">
            <text:p>Richardson / 81</text:p>
          </table:table-cell>
          <table:table-cell office:value-type="float" office:value="9173245440">
            <text:p>9173245440</text:p>
          </table:table-cell>
          <table:table-cell office:value-type="string">
            <text:p>pratim_becs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Dibakar Dutta Gupta</text:p>
          </table:table-cell>
          <table:table-cell office:value-type="float" office:value="99102">
            <text:p>99102</text:p>
          </table:table-cell>
          <table:table-cell office:value-type="string">
            <text:p>Playing Carrom , Listening Music, angling</text:p>
          </table:table-cell>
          <table:table-cell office:value-type="string">
            <text:p>Sen / 98</text:p>
          </table:table-cell>
          <table:table-cell office:value-type="string">
            <text:p>033-25653005</text:p>
          </table:table-cell>
          <table:table-cell office:value-type="string">
            <text:p>diba_becs@yahoo.com, digupta@hssworld.com </text:p>
          </table:table-cell>
          <table:table-cell office:value-type="string">
            <text:p>Hughes Software Systems (A Flextronics Company)</text:p>
          </table:table-cell>
          <table:table-cell table:number-columns-repeated="3"/>
        </table:table-row>
        <table:table-row table:style-name="ro5">
          <table:table-cell office:value-type="string">
            <text:p>Rajib Das</text:p>
          </table:table-cell>
          <table:table-cell office:value-type="float" office:value="9992">
            <text:p>9992</text:p>
          </table:table-cell>
          <table:table-cell office:value-type="string">
            <text:p> </text:p>
          </table:table-cell>
          <table:table-cell office:value-type="string">
            <text:p>Sen / 97</text:p>
          </table:table-cell>
          <table:table-cell office:value-type="string">
            <text:p>033-26779143</text:p>
          </table:table-cell>
          <table:table-cell office:value-type="string">
            <text:p>rajib_19992003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miran Banerjee</text:p>
          </table:table-cell>
          <table:table-cell office:value-type="float" office:value="9998">
            <text:p>9998</text:p>
          </table:table-cell>
          <table:table-cell office:value-type="string">
            <text:p>Know the world .</text:p>
          </table:table-cell>
          <table:table-cell office:value-type="string">
            <text:p>Sen / 95</text:p>
          </table:table-cell>
          <table:table-cell office:value-type="string">
            <text:p>03482-256151</text:p>
          </table:table-cell>
          <table:table-cell office:value-type="string">
            <text:p>write2samiran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oran Chakraborty</text:p>
          </table:table-cell>
          <table:table-cell office:value-type="float" office:value="99103">
            <text:p>99103</text:p>
          </table:table-cell>
          <table:table-cell office:value-type="string">
            <text:p>Sports</text:p>
          </table:table-cell>
          <table:table-cell office:value-type="string">
            <text:p>Wolfenden / 43</text:p>
          </table:table-cell>
          <table:table-cell office:value-type="string">
            <text:p>033-2334427</text:p>
          </table:table-cell>
          <table:table-cell office:value-type="string">
            <text:p>doran@redi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runava Das Gupta</text:p>
          </table:table-cell>
          <table:table-cell office:value-type="float" office:value="9999">
            <text:p>9999</text:p>
          </table:table-cell>
          <table:table-cell office:value-type="string">
            <text:p>Photography,Travelling</text:p>
          </table:table-cell>
          <table:table-cell office:value-type="string">
            <text:p>Wolfenden / 67</text:p>
          </table:table-cell>
          <table:table-cell office:value-type="string">
            <text:p>033-23529300</text:p>
          </table:table-cell>
          <table:table-cell office:value-type="string">
            <text:p>arunavadasgupta_in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amiran Manna</text:p>
          </table:table-cell>
          <table:table-cell office:value-type="float" office:value="9997">
            <text:p>9997</text:p>
          </table:table-cell>
          <table:table-cell office:value-type="string">
            <text:p>Table Tennis,Movies,Music</text:p>
          </table:table-cell>
          <table:table-cell office:value-type="string">
            <text:p>Wolfenden / 66</text:p>
          </table:table-cell>
          <table:table-cell office:value-type="string">
            <text:p> </text:p>
          </table:table-cell>
          <table:table-cell office:value-type="string">
            <text:p>samiran_manna28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dip Adhikary</text:p>
          </table:table-cell>
          <table:table-cell table:number-columns-repeated="3" office:value-type="string">
            <text:p> </text:p>
          </table:table-cell>
          <table:table-cell office:value-type="string">
            <text:p>033-25652813</text:p>
          </table:table-cell>
          <table:table-cell office:value-type="string">
            <text:p>sudip_becs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ujit Adhya</text:p>
          </table:table-cell>
          <table:table-cell office:value-type="float" office:value="2000017">
            <text:p>2000017</text:p>
          </table:table-cell>
          <table:table-cell office:value-type="string">
            <text:p>Listening Music,Watching TV,Bike Riding</text:p>
          </table:table-cell>
          <table:table-cell office:value-type="string">
            <text:p>Wolfenden Hall(R.No-93)</text:p>
          </table:table-cell>
          <table:table-cell office:value-type="string">
            <text:p> </text:p>
          </table:table-cell>
          <table:table-cell office:value-type="string">
            <text:p>sujit_adhya@yahoo.com , sujit@cs.becs.ac.in</text:p>
          </table:table-cell>
          <table:table-cell office:value-type="string">
            <text:p>Working on a Project, at IIT-KGP (IEM)</text:p>
          </table:table-cell>
          <table:table-cell table:number-columns-repeated="3"/>
        </table:table-row>
        <table:table-row table:style-name="ro5">
          <table:table-cell office:value-type="string">
            <text:p>Atin Hansda</text:p>
          </table:table-cell>
          <table:table-cell office:value-type="float" office:value="2000009">
            <text:p>2000009</text:p>
          </table:table-cell>
          <table:table-cell office:value-type="string">
            <text:p>Bike Riding</text:p>
          </table:table-cell>
          <table:table-cell office:value-type="string">
            <text:p>Wolfenden Hall/ Room No-94</text:p>
          </table:table-cell>
          <table:table-cell office:value-type="string">
            <text:p>(033)26570169</text:p>
          </table:table-cell>
          <table:table-cell office:value-type="string">
            <text:p>atin@cs.becs.ac.in,atin@vsnl.net</text:p>
          </table:table-cell>
          <table:table-cell office:value-type="string">
            <text:p>Alumnus, Kolkata</text:p>
          </table:table-cell>
          <table:table-cell table:number-columns-repeated="3"/>
        </table:table-row>
        <table:table-row table:style-name="ro6">
          <table:table-cell office:value-type="string">
            <text:p>Dibyendu Biswas</text:p>
          </table:table-cell>
          <table:table-cell office:value-type="float" office:value="2000001">
            <text:p>2000001</text:p>
          </table:table-cell>
          <table:table-cell office:value-type="string">
            <text:p>Cricket,music,reading comics books</text:p>
          </table:table-cell>
          <table:table-cell office:value-type="string">
            <text:p>Wolfenden Hall / Room No-95</text:p>
          </table:table-cell>
          <table:table-cell office:value-type="string">
            <text:p>(03474)269560</text:p>
          </table:table-cell>
          <table:table-cell office:value-type="string">
            <text:p>dib_biswas@yahoo.co.in , dibyendu_biswas@indiatimes.com, dibyenducst@yahoo.com</text:p>
          </table:table-cell>
          <table:table-cell office:value-type="string">
            <text:p>Tata Elxsi, Bangalore</text:p>
          </table:table-cell>
          <table:table-cell table:number-columns-repeated="3"/>
        </table:table-row>
        <table:table-row table:style-name="ro7">
          <table:table-cell office:value-type="string">
            <text:p>Prashanta Kr. Bal</text:p>
          </table:table-cell>
          <table:table-cell office:value-type="float" office:value="2000011">
            <text:p>2000011</text:p>
          </table:table-cell>
          <table:table-cell office:value-type="string">
            <text:p>Playing Computer Games,Reading story books</text:p>
          </table:table-cell>
          <table:table-cell office:value-type="string">
            <text:p>Hostel-7 / Room No-308</text:p>
          </table:table-cell>
          <table:table-cell office:value-type="string">
            <text:p>(03215)244148</text:p>
          </table:table-cell>
          <table:table-cell office:value-type="string">
            <text:p>bal_prashanta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Paramita Mandal</text:p>
          </table:table-cell>
          <table:table-cell office:value-type="float" office:value="2000023">
            <text:p>2000023</text:p>
          </table:table-cell>
          <table:table-cell office:value-type="string">
            <text:p>Painting(Oil),music,to analyse character,</text:p>
          </table:table-cell>
          <table:table-cell office:value-type="string">
            <text:p>Pandya</text:p>
          </table:table-cell>
          <table:table-cell office:value-type="string">
            <text:p>(033)23592785</text:p>
          </table:table-cell>
          <table:table-cell office:value-type="string">
            <text:p>paro_mandal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Archita Das</text:p>
          </table:table-cell>
          <table:table-cell office:value-type="float" office:value="2000014">
            <text:p>2000014</text:p>
          </table:table-cell>
          <table:table-cell office:value-type="string">
            <text:p>Reading story book,painting,playing Chess,music</text:p>
          </table:table-cell>
          <table:table-cell office:value-type="string">
            <text:p>Pandya/ Room No-63</text:p>
          </table:table-cell>
          <table:table-cell office:value-type="string">
            <text:p>(033)25808207</text:p>
          </table:table-cell>
          <table:table-cell office:value-type="string">
            <text:p>archita9999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Kuheli Hansda</text:p>
          </table:table-cell>
          <table:table-cell office:value-type="float" office:value="2000016">
            <text:p>2000016</text:p>
          </table:table-cell>
          <table:table-cell office:value-type="string">
            <text:p>Reading,music,net surfing,playing mastermind</text:p>
          </table:table-cell>
          <table:table-cell office:value-type="string">
            <text:p>Pandya / Room No</text:p>
          </table:table-cell>
          <table:table-cell office:value-type="string">
            <text:p>(03242)253240</text:p>
          </table:table-cell>
          <table:table-cell office:value-type="string">
            <text:p>amikuhu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Baishaki Chaudhuri</text:p>
          </table:table-cell>
          <table:table-cell office:value-type="float" office:value="2000115">
            <text:p>2000115</text:p>
          </table:table-cell>
          <table:table-cell office:value-type="string">
            <text:p>Instrumental music</text:p>
          </table:table-cell>
          <table:table-cell office:value-type="string">
            <text:p>Pandya / Room No-62</text:p>
          </table:table-cell>
          <table:table-cell office:value-type="string">
            <text:p>(033)23346401</text:p>
          </table:table-cell>
          <table:table-cell office:value-type="string">
            <text:p>skylark_a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Anindita Banik</text:p>
          </table:table-cell>
          <table:table-cell office:value-type="float" office:value="2000205">
            <text:p>2000205</text:p>
          </table:table-cell>
          <table:table-cell office:value-type="string">
            <text:p>Music,stamp collection,reading story book,net surfing , playing mastermind</text:p>
          </table:table-cell>
          <table:table-cell office:value-type="string">
            <text:p>Pandya/ Room No-64</text:p>
          </table:table-cell>
          <table:table-cell office:value-type="string">
            <text:p>Res.-(008802)8311344, Mob-9339867185</text:p>
          </table:table-cell>
          <table:table-cell office:value-type="string">
            <text:p>anindita_banik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Saswati Samai</text:p>
          </table:table-cell>
          <table:table-cell office:value-type="float" office:value="2000353">
            <text:p>2000353</text:p>
          </table:table-cell>
          <table:table-cell office:value-type="string">
            <text:p>reading story book(detective), music, netsurfing,playing mastermind </text:p>
          </table:table-cell>
          <table:table-cell office:value-type="string">
            <text:p>Pandya/ Room No</text:p>
          </table:table-cell>
          <table:table-cell office:value-type="string">
            <text:p>(03225)2522117</text:p>
          </table:table-cell>
          <table:table-cell office:value-type="string">
            <text:p>saswati_son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Sushmita Ruj</text:p>
          </table:table-cell>
          <table:table-cell office:value-type="float" office:value="2000229">
            <text:p>2000229</text:p>
          </table:table-cell>
          <table:table-cell office:value-type="string">
            <text:p>Puzzles,badminton,reading(non fiction) special interest extra terrestial intelligence</text:p>
          </table:table-cell>
          <table:table-cell office:value-type="string">
            <text:p>Pandya / Room No-61</text:p>
          </table:table-cell>
          <table:table-cell office:value-type="string">
            <text:p>(0343)2568981</text:p>
          </table:table-cell>
          <table:table-cell office:value-type="string">
            <text:p>sush_ruj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Nirmalya Bandyopadhyy</text:p>
          </table:table-cell>
          <table:table-cell office:value-type="float" office:value="2000117">
            <text:p>2000117</text:p>
          </table:table-cell>
          <table:table-cell office:value-type="string">
            <text:p>Reading story book,chattering,analyse character</text:p>
          </table:table-cell>
          <table:table-cell office:value-type="string">
            <text:p>Wolfendan Hall / Room No-85</text:p>
          </table:table-cell>
          <table:table-cell office:value-type="string">
            <text:p>(033)25825986, 09880282849</text:p>
          </table:table-cell>
          <table:table-cell office:value-type="string">
            <text:p>nirmalya1981@hotmail.com, nirmalya@tataelxsi.co.in</text:p>
          </table:table-cell>
          <table:table-cell office:value-type="string">
            <text:p>Tata Elxsi Ltd.</text:p>
          </table:table-cell>
          <table:table-cell table:number-columns-repeated="3"/>
        </table:table-row>
        <table:table-row table:style-name="ro5">
          <table:table-cell office:value-type="string">
            <text:p>Sudipto Majumder</text:p>
          </table:table-cell>
          <table:table-cell office:value-type="float" office:value="2000119">
            <text:p>2000119</text:p>
          </table:table-cell>
          <table:table-cell office:value-type="string">
            <text:p>Reading books,painting</text:p>
          </table:table-cell>
          <table:table-cell office:value-type="string">
            <text:p>Wolfendan Hall/ Room No-90</text:p>
          </table:table-cell>
          <table:table-cell office:value-type="string">
            <text:p>(033)24249981</text:p>
          </table:table-cell>
          <table:table-cell office:value-type="string">
            <text:p>sudipto_majumder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rimanta Bera</text:p>
          </table:table-cell>
          <table:table-cell office:value-type="float" office:value="2000122">
            <text:p>2000122</text:p>
          </table:table-cell>
          <table:table-cell office:value-type="string">
            <text:p>Reading,playing,movies</text:p>
          </table:table-cell>
          <table:table-cell office:value-type="string">
            <text:p>Wolfendan Hall / Room No-76</text:p>
          </table:table-cell>
          <table:table-cell office:value-type="string">
            <text:p>(03212)264278</text:p>
          </table:table-cell>
          <table:table-cell office:value-type="string">
            <text:p>srimantabera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Abhijit Barman</text:p>
          </table:table-cell>
          <table:table-cell office:value-type="float" office:value="2000018">
            <text:p>2000018</text:p>
          </table:table-cell>
          <table:table-cell office:value-type="string">
            <text:p>Playing indoor games,reading books</text:p>
          </table:table-cell>
          <table:table-cell office:value-type="string">
            <text:p>Wolfendan Hall/ Room No-87</text:p>
          </table:table-cell>
          <table:table-cell office:value-type="string">
            <text:p>(03582)233337</text:p>
          </table:table-cell>
          <table:table-cell office:value-type="string">
            <text:p>abhi_bec_cst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Suman Nandan</text:p>
          </table:table-cell>
          <table:table-cell office:value-type="float" office:value="2000121">
            <text:p>2000121</text:p>
          </table:table-cell>
          <table:table-cell office:value-type="string">
            <text:p>Reading books,listening music,playing computer games</text:p>
          </table:table-cell>
          <table:table-cell office:value-type="string">
            <text:p>Richardson Hall / Room No-14</text:p>
          </table:table-cell>
          <table:table-cell office:value-type="string">
            <text:p>(0341)2528635</text:p>
          </table:table-cell>
          <table:table-cell office:value-type="string">
            <text:p>nandan_suman@yahoo.co.uk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Debashis Karmakar</text:p>
          </table:table-cell>
          <table:table-cell office:value-type="float" office:value="2000166">
            <text:p>2000166</text:p>
          </table:table-cell>
          <table:table-cell office:value-type="string">
            <text:p>Reading story books,music,puzzle,solving</text:p>
          </table:table-cell>
          <table:table-cell office:value-type="string">
            <text:p>Richardson Hall/ Room No-15</text:p>
          </table:table-cell>
          <table:table-cell office:value-type="string">
            <text:p>(033)25880974, 9831681803</text:p>
          </table:table-cell>
          <table:table-cell office:value-type="string">
            <text:p>deb.karma@gmail.com</text:p>
          </table:table-cell>
          <table:table-cell office:value-type="string">
            <text:p>Member of Technical Staff, Interra Systems India Pvt. Ltd.</text:p>
          </table:table-cell>
          <table:table-cell table:number-columns-repeated="3"/>
        </table:table-row>
        <table:table-row table:style-name="ro5">
          <table:table-cell office:value-type="string">
            <text:p>Debal Krishna Mridha</text:p>
          </table:table-cell>
          <table:table-cell office:value-type="float" office:value="2000015">
            <text:p>2000015</text:p>
          </table:table-cell>
          <table:table-cell office:value-type="string">
            <text:p>poetry</text:p>
          </table:table-cell>
          <table:table-cell office:value-type="string">
            <text:p>Richardson Hall / Room No-82</text:p>
          </table:table-cell>
          <table:table-cell office:value-type="string">
            <text:p> </text:p>
          </table:table-cell>
          <table:table-cell office:value-type="string">
            <text:p>mridha_debal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Arup Biswas</text:p>
          </table:table-cell>
          <table:table-cell office:value-type="float" office:value="2000021">
            <text:p>2000021</text:p>
          </table:table-cell>
          <table:table-cell office:value-type="string">
            <text:p>Travelling</text:p>
          </table:table-cell>
          <table:table-cell office:value-type="string">
            <text:p>Richardson Hall/ Room No-12</text:p>
          </table:table-cell>
          <table:table-cell office:value-type="string">
            <text:p>Home Phone</text:p>
          </table:table-cell>
          <table:table-cell office:value-type="string">
            <text:p>arup_biswas2003@yahoo.com, arb@cs.becs.ac.in , arup_vivek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antanu Roy</text:p>
          </table:table-cell>
          <table:table-cell office:value-type="float" office:value="2000105">
            <text:p>2000105</text:p>
          </table:table-cell>
          <table:table-cell office:value-type="string">
            <text:p>All types of indoor &amp; outdoor games</text:p>
          </table:table-cell>
          <table:table-cell office:value-type="string">
            <text:p>Macdonald Hall/ Room No-57</text:p>
          </table:table-cell>
          <table:table-cell office:value-type="string">
            <text:p>(0342)2588035</text:p>
          </table:table-cell>
          <table:table-cell office:value-type="string">
            <text:p>shann_ray2000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3">
          <table:table-cell office:value-type="string">
            <text:p>Santu Mandal</text:p>
          </table:table-cell>
          <table:table-cell office:value-type="float" office:value="2000111">
            <text:p>2000111</text:p>
          </table:table-cell>
          <table:table-cell office:value-type="string">
            <text:p>Reading story books,listening music</text:p>
          </table:table-cell>
          <table:table-cell office:value-type="string">
            <text:p>Macdonald Hall / Room No-58</text:p>
          </table:table-cell>
          <table:table-cell office:value-type="string">
            <text:p>(033)26773980 Mobile- 9830223946</text:p>
          </table:table-cell>
          <table:table-cell office:value-type="string">
            <text:p>santu_uk1@rediffmail.com, santu_uk@yahoo.com</text:p>
          </table:table-cell>
          <table:table-cell office:value-type="string">
            <text:p>Consultant,Price WaterHouse Coopers,Plot Y-14 BLOCK EP SaltLake Kolkata-700091.</text:p>
          </table:table-cell>
          <table:table-cell table:number-columns-repeated="3"/>
        </table:table-row>
        <table:table-row table:style-name="ro5">
          <table:table-cell office:value-type="string">
            <text:p>Anath Bandhu Garai</text:p>
          </table:table-cell>
          <table:table-cell office:value-type="float" office:value="2000112">
            <text:p>2000112</text:p>
          </table:table-cell>
          <table:table-cell office:value-type="string">
            <text:p>Playing games,Watching T.V</text:p>
          </table:table-cell>
          <table:table-cell office:value-type="string">
            <text:p>Macdonald Hall/ Room-9</text:p>
          </table:table-cell>
          <table:table-cell office:value-type="string">
            <text:p> </text:p>
          </table:table-cell>
          <table:table-cell office:value-type="string">
            <text:p>bandhu@cs.becs.ac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Mirza Mollick </text:p>
          </table:table-cell>
          <table:table-cell office:value-type="string">
            <text:p>Registration No</text:p>
          </table:table-cell>
          <table:table-cell office:value-type="string">
            <text:p>Area of Interest</text:p>
          </table:table-cell>
          <table:table-cell office:value-type="string">
            <text:p>Macdonald hall/ Room </text:p>
          </table:table-cell>
          <table:table-cell office:value-type="string">
            <text:p>Home Phone</text:p>
          </table:table-cell>
          <table:table-cell office:value-type="string">
            <text:p>mirza@cs.becs.ac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man Kar</text:p>
          </table:table-cell>
          <table:table-cell office:value-type="float" office:value="2000123">
            <text:p>2000123</text:p>
          </table:table-cell>
          <table:table-cell office:value-type="string">
            <text:p>Reading,movies</text:p>
          </table:table-cell>
          <table:table-cell office:value-type="string">
            <text:p>Day Scholar</text:p>
          </table:table-cell>
          <table:table-cell office:value-type="string">
            <text:p>(033)24175773</text:p>
          </table:table-cell>
          <table:table-cell office:value-type="string">
            <text:p>srbr27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viroop Nag</text:p>
          </table:table-cell>
          <table:table-cell office:value-type="float" office:value="2000118">
            <text:p>2000118</text:p>
          </table:table-cell>
          <table:table-cell office:value-type="string">
            <text:p>Music,singing,Guiter</text:p>
          </table:table-cell>
          <table:table-cell office:value-type="string">
            <text:p>Day Scholar</text:p>
          </table:table-cell>
          <table:table-cell office:value-type="string">
            <text:p>(033)24108769</text:p>
          </table:table-cell>
          <table:table-cell office:value-type="string">
            <text:p>roop_122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aptarshi Ghosh</text:p>
          </table:table-cell>
          <table:table-cell office:value-type="float" office:value="1720">
            <text:p>1720</text:p>
          </table:table-cell>
          <table:table-cell office:value-type="string">
            <text:p>Detective Stories / Unix, C</text:p>
          </table:table-cell>
          <table:table-cell office:value-type="string">
            <text:p> </text:p>
          </table:table-cell>
          <table:table-cell office:value-type="string">
            <text:p>033-26680213</text:p>
          </table:table-cell>
          <table:table-cell table:style-name="Default"/>
          <table:table-cell office:value-type="string">
            <text:p>studying M.Tech at IIT Kharagpur</text:p>
          </table:table-cell>
          <table:table-cell table:number-columns-repeated="2"/>
          <table:table-cell table:style-name="ce2" office:value-type="string">
            <text:p>saptarshi_bec@yahoo.com</text:p>
          </table:table-cell>
        </table:table-row>
        <table:table-row table:style-name="ro1">
          <table:table-cell office:value-type="string">
            <text:p>Ankan Dutta</text:p>
          </table:table-cell>
          <table:table-cell office:value-type="float" office:value="1704">
            <text:p>1704</text:p>
          </table:table-cell>
          <table:table-cell office:value-type="string">
            <text:p>Music, Cricket / C language</text:p>
          </table:table-cell>
          <table:table-cell office:value-type="string">
            <text:p>Wolfenden Hall</text:p>
          </table:table-cell>
          <table:table-cell office:value-type="string">
            <text:p>03482 - 259772</text:p>
          </table:table-cell>
          <table:table-cell office:value-type="string">
            <text:p>tupai_cst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Debashis Roy</text:p>
          </table:table-cell>
          <table:table-cell office:value-type="float" office:value="1708">
            <text:p>1708</text:p>
          </table:table-cell>
          <table:table-cell office:value-type="string">
            <text:p>C language</text:p>
          </table:table-cell>
          <table:table-cell office:value-type="string">
            <text:p>Wolfenden Hall</text:p>
          </table:table-cell>
          <table:table-cell office:value-type="string">
            <text:p>033-55456694, 09831560234</text:p>
          </table:table-cell>
          <table:table-cell office:value-type="string">
            <text:p>debashis.roy@siemens.com, debashis.dr@gmail.com</text:p>
          </table:table-cell>
          <table:table-cell office:value-type="string">
            <text:p>Systems Engineer, Siemens Information Systems Ltd., Kolkata</text:p>
          </table:table-cell>
          <table:table-cell table:number-columns-repeated="3"/>
        </table:table-row>
        <table:table-row table:style-name="ro1">
          <table:table-cell office:value-type="string">
            <text:p>Debman Mukherjee</text:p>
          </table:table-cell>
          <table:table-cell office:value-type="float" office:value="1709">
            <text:p>1709</text:p>
          </table:table-cell>
          <table:table-cell office:value-type="string">
            <text:p>Sports, music, movies</text:p>
          </table:table-cell>
          <table:table-cell office:value-type="string">
            <text:p>Wolfenden Hall</text:p>
          </table:table-cell>
          <table:table-cell office:value-type="string">
            <text:p>033 - 26838124</text:p>
          </table:table-cell>
          <table:table-cell office:value-type="string">
            <text:p>debmanm@yahoo.com</text:p>
          </table:table-cell>
          <table:table-cell office:value-type="string">
            <text:p>Consultant, PWC, Kolkata</text:p>
          </table:table-cell>
          <table:table-cell table:number-columns-repeated="3"/>
        </table:table-row>
        <table:table-row table:style-name="ro7">
          <table:table-cell office:value-type="string">
            <text:p>Niladri Shekhar Paria</text:p>
          </table:table-cell>
          <table:table-cell office:value-type="float" office:value="1714">
            <text:p>1714</text:p>
          </table:table-cell>
          <table:table-cell office:value-type="string">
            <text:p>Music, movies, sports</text:p>
          </table:table-cell>
          <table:table-cell office:value-type="string">
            <text:p>Wolfenden Hall</text:p>
          </table:table-cell>
          <table:table-cell office:value-type="string">
            <text:p>03227 - 285590, 09886330898</text:p>
          </table:table-cell>
          <table:table-cell office:value-type="string">
            <text:p>niladri@tataelxsi.co.in, niladriparia@yahoo.com</text:p>
          </table:table-cell>
          <table:table-cell office:value-type="string">
            <text:p>Software Engineer, Tata Elxsi, Bangalore</text:p>
          </table:table-cell>
          <table:table-cell table:number-columns-repeated="3"/>
        </table:table-row>
        <table:table-row table:style-name="ro7">
          <table:table-cell office:value-type="string">
            <text:p>Palash Roy</text:p>
          </table:table-cell>
          <table:table-cell office:value-type="float" office:value="1716">
            <text:p>1716</text:p>
          </table:table-cell>
          <table:table-cell office:value-type="string">
            <text:p>Cricket, movies</text:p>
          </table:table-cell>
          <table:table-cell office:value-type="string">
            <text:p>Wolfenden Hall</text:p>
          </table:table-cell>
          <table:table-cell office:value-type="string">
            <text:p>033 - 25423005</text:p>
          </table:table-cell>
          <table:table-cell office:value-type="string">
            <text:p>palash.roy@in.pwc.com, cstpalash@yahoo.co.in</text:p>
          </table:table-cell>
          <table:table-cell office:value-type="string">
            <text:p>Consultant, PriceWaterHouseCoopers, Kolkata</text:p>
          </table:table-cell>
          <table:table-cell table:number-columns-repeated="3"/>
        </table:table-row>
        <table:table-row table:style-name="ro7">
          <table:table-cell office:value-type="string">
            <text:p>Raju Nandy</text:p>
          </table:table-cell>
          <table:table-cell office:value-type="float" office:value="1718">
            <text:p>1718</text:p>
          </table:table-cell>
          <table:table-cell office:value-type="string">
            <text:p>Cricket, computer software</text:p>
          </table:table-cell>
          <table:table-cell office:value-type="string">
            <text:p>H - 7</text:p>
          </table:table-cell>
          <table:table-cell office:value-type="string">
            <text:p>03242 - 253766</text:p>
          </table:table-cell>
          <table:table-cell office:value-type="string">
            <text:p>raju_becs@hotmail.com, raju_becs@yahoo.co.in</text:p>
          </table:table-cell>
          <table:table-cell office:value-type="string">
            <text:p>ASE Trainee at TCS, posted at Kolkata</text:p>
          </table:table-cell>
          <table:table-cell table:number-columns-repeated="3"/>
        </table:table-row>
        <table:table-row table:style-name="ro5">
          <table:table-cell office:value-type="string">
            <text:p>Sandeep Kumar</text:p>
          </table:table-cell>
          <table:table-cell office:value-type="float" office:value="1719">
            <text:p>1719</text:p>
          </table:table-cell>
          <table:table-cell office:value-type="string">
            <text:p>Electronics, Interaction with hardware</text:p>
          </table:table-cell>
          <table:table-cell office:value-type="string">
            <text:p>H - 7</text:p>
          </table:table-cell>
          <table:table-cell office:value-type="string">
            <text:p> </text:p>
          </table:table-cell>
          <table:table-cell office:value-type="string">
            <text:p>skumar_ti2002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oumya Banerjee</text:p>
          </table:table-cell>
          <table:table-cell office:value-type="float" office:value="1722">
            <text:p>1722</text:p>
          </table:table-cell>
          <table:table-cell office:value-type="string">
            <text:p>Physics, Computers</text:p>
          </table:table-cell>
          <table:table-cell office:value-type="string">
            <text:p>Wolfenden Hall / 91</text:p>
          </table:table-cell>
          <table:table-cell office:value-type="string">
            <text:p>033 - 25780411</text:p>
          </table:table-cell>
          <table:table-cell office:value-type="string">
            <text:p>soumya_banerjee11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brata Mitra</text:p>
          </table:table-cell>
          <table:table-cell office:value-type="float" office:value="1723">
            <text:p>1723</text:p>
          </table:table-cell>
          <table:table-cell office:value-type="string">
            <text:p>Sports, music</text:p>
          </table:table-cell>
          <table:table-cell office:value-type="string">
            <text:p>H - 7 / 308</text:p>
          </table:table-cell>
          <table:table-cell office:value-type="string">
            <text:p>03216 - 256261</text:p>
          </table:table-cell>
          <table:table-cell office:value-type="string">
            <text:p>ronnie_moni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Sukdev Koner</text:p>
          </table:table-cell>
          <table:table-cell office:value-type="float" office:value="1725">
            <text:p>1725</text:p>
          </table:table-cell>
          <table:table-cell office:value-type="string">
            <text:p>Computer hardware</text:p>
          </table:table-cell>
          <table:table-cell office:value-type="string">
            <text:p>Wolfenden Hall /82</text:p>
          </table:table-cell>
          <table:table-cell office:value-type="string">
            <text:p>0342 - 2550905, 09433139839</text:p>
          </table:table-cell>
          <table:table-cell office:value-type="string">
            <text:p>sukdev.koner@in.pwc.com, sukdev.koner@gmail.com</text:p>
          </table:table-cell>
          <table:table-cell office:value-type="string">
            <text:p>Software Consultant, Pricewaterhouse Coopers, Kolkata</text:p>
          </table:table-cell>
          <table:table-cell table:number-columns-repeated="3"/>
        </table:table-row>
        <table:table-row table:style-name="ro7">
          <table:table-cell office:value-type="string">
            <text:p>Santu Mandal</text:p>
          </table:table-cell>
          <table:table-cell office:value-type="float" office:value="102702">
            <text:p>102702</text:p>
          </table:table-cell>
          <table:table-cell office:value-type="string">
            <text:p>Computer hardware</text:p>
          </table:table-cell>
          <table:table-cell office:value-type="string">
            <text:p>Wolfenden Hall</text:p>
          </table:table-cell>
          <table:table-cell office:value-type="string">
            <text:p>03228 - 240664(neighbour), 09330884785</text:p>
          </table:table-cell>
          <table:table-cell office:value-type="string">
            <text:p>santu.mandal@cognizant.com</text:p>
          </table:table-cell>
          <table:table-cell office:value-type="string">
            <text:p>Programmer Analyst Trainee, CTS</text:p>
          </table:table-cell>
          <table:table-cell table:number-columns-repeated="3"/>
        </table:table-row>
        <table:table-row table:style-name="ro7">
          <table:table-cell office:value-type="string">
            <text:p>Somdeb Sarkhel</text:p>
          </table:table-cell>
          <table:table-cell office:value-type="float" office:value="1721">
            <text:p>1721</text:p>
          </table:table-cell>
          <table:table-cell office:value-type="string">
            <text:p>Computer graphics</text:p>
          </table:table-cell>
          <table:table-cell office:value-type="string">
            <text:p>Wolfenden Hall / 81</text:p>
          </table:table-cell>
          <table:table-cell office:value-type="string">
            <text:p>0342 - 2531434, 09831024223</text:p>
          </table:table-cell>
          <table:table-cell office:value-type="string">
            <text:p>somdeb.sarkhel@tcs.com, somdeb.sarkhel@gmail.com</text:p>
          </table:table-cell>
          <table:table-cell office:value-type="string">
            <text:p>ASE Trainee at TCS, posted at Kolkata</text:p>
          </table:table-cell>
          <table:table-cell table:number-columns-repeated="3"/>
        </table:table-row>
        <table:table-row table:style-name="ro7">
          <table:table-cell office:value-type="string">
            <text:p>Amrita Sadhukhan</text:p>
          </table:table-cell>
          <table:table-cell office:value-type="float" office:value="1702">
            <text:p>1702</text:p>
          </table:table-cell>
          <table:table-cell office:value-type="string">
            <text:p>Computer Hardware</text:p>
          </table:table-cell>
          <table:table-cell office:value-type="string">
            <text:p>Pandiya Hall</text:p>
          </table:table-cell>
          <table:table-cell office:value-type="string">
            <text:p>03212 - 239319</text:p>
          </table:table-cell>
          <table:table-cell office:value-type="string">
            <text:p>amrita_sn@vsnl.net, amrita_sn2003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Angshuman Ghosh</text:p>
          </table:table-cell>
          <table:table-cell office:value-type="float" office:value="1703">
            <text:p>1703</text:p>
          </table:table-cell>
          <table:table-cell office:value-type="string">
            <text:p>Music, sports</text:p>
          </table:table-cell>
          <table:table-cell office:value-type="string">
            <text:p>Richardson Hall</text:p>
          </table:table-cell>
          <table:table-cell office:value-type="string">
            <text:p>03216 - 259460</text:p>
          </table:table-cell>
          <table:table-cell office:value-type="string">
            <text:p>ang_shu@onlysmart.com, ang_shu@rediff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Arpan Mukherjee</text:p>
          </table:table-cell>
          <table:table-cell office:value-type="float" office:value="1706">
            <text:p>1706</text:p>
          </table:table-cell>
          <table:table-cell office:value-type="string">
            <text:p>Sports, story books</text:p>
          </table:table-cell>
          <table:table-cell office:value-type="string">
            <text:p> </text:p>
          </table:table-cell>
          <table:table-cell office:value-type="string">
            <text:p>033 - 26644554</text:p>
          </table:table-cell>
          <table:table-cell office:value-type="string">
            <text:p>onlytinai@hotmail.com, arpan_mukherjee-82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Goutam Dutta</text:p>
          </table:table-cell>
          <table:table-cell office:value-type="float" office:value="1710">
            <text:p>1710</text:p>
          </table:table-cell>
          <table:table-cell office:value-type="string">
            <text:p>Literature</text:p>
          </table:table-cell>
          <table:table-cell office:value-type="string">
            <text:p>H - 7 </text:p>
          </table:table-cell>
          <table:table-cell office:value-type="string">
            <text:p>033 - 25625423</text:p>
          </table:table-cell>
          <table:table-cell office:value-type="string">
            <text:p>gdutta_beedu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khomoy Maiti</text:p>
          </table:table-cell>
          <table:table-cell office:value-type="float" office:value="1726">
            <text:p>1726</text:p>
          </table:table-cell>
          <table:table-cell office:value-type="string">
            <text:p>Music, sports</text:p>
          </table:table-cell>
          <table:table-cell office:value-type="string">
            <text:p>H - 7</text:p>
          </table:table-cell>
          <table:table-cell office:value-type="string">
            <text:p> </text:p>
          </table:table-cell>
          <table:table-cell office:value-type="string">
            <text:p>smaiti@cs.becs.ac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eepa Saha</text:p>
          </table:table-cell>
          <table:table-cell office:value-type="float" office:value="1727">
            <text:p>1727</text:p>
          </table:table-cell>
          <table:table-cell office:value-type="string">
            <text:p>Music, reading books</text:p>
          </table:table-cell>
          <table:table-cell office:value-type="string">
            <text:p>Pandiya Hall</text:p>
          </table:table-cell>
          <table:table-cell office:value-type="string">
            <text:p> </text:p>
          </table:table-cell>
          <table:table-cell office:value-type="string">
            <text:p>sahadeepa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mresh Kumar Jha</text:p>
          </table:table-cell>
          <table:table-cell office:value-type="float" office:value="1701">
            <text:p>1701</text:p>
          </table:table-cell>
          <table:table-cell office:value-type="string">
            <text:p>living alone with my PC</text:p>
          </table:table-cell>
          <table:table-cell office:value-type="string">
            <text:p> </text:p>
          </table:table-cell>
          <table:table-cell office:value-type="string">
            <text:p>033 - 26511054</text:p>
          </table:table-cell>
          <table:table-cell office:value-type="string">
            <text:p>amresh1983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Kaustav Dutta</text:p>
          </table:table-cell>
          <table:table-cell office:value-type="float" office:value="1713">
            <text:p>1713</text:p>
          </table:table-cell>
          <table:table-cell office:value-type="string">
            <text:p>Music, cricket, computer games</text:p>
          </table:table-cell>
          <table:table-cell office:value-type="string">
            <text:p> </text:p>
          </table:table-cell>
          <table:table-cell office:value-type="float" office:value="9433426209">
            <text:p>9433426209</text:p>
          </table:table-cell>
          <table:table-cell office:value-type="string">
            <text:p>kaustav.dutta@cognizant.com, kaustav_cognizant@yahoo.com</text:p>
          </table:table-cell>
          <table:table-cell office:value-type="string">
            <text:p>Programmer Analyst Trainee, Cognizant, Kolkata</text:p>
          </table:table-cell>
          <table:table-cell table:number-columns-repeated="3"/>
        </table:table-row>
        <table:table-row table:style-name="ro2">
          <table:table-cell office:value-type="string">
            <text:p>Nitesh Shaw</text:p>
          </table:table-cell>
          <table:table-cell office:value-type="float" office:value="1715">
            <text:p>1715</text:p>
          </table:table-cell>
          <table:table-cell office:value-type="string">
            <text:p>anything but studies</text:p>
          </table:table-cell>
          <table:table-cell office:value-type="string">
            <text:p> </text:p>
          </table:table-cell>
          <table:table-cell office:value-type="string">
            <text:p>033 - 30932147</text:p>
          </table:table-cell>
          <table:table-cell office:value-type="string">
            <text:p>nitesh_shaw@rediffmail.com, nitesh_bec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udipta Das</text:p>
          </table:table-cell>
          <table:table-cell office:value-type="float" office:value="1724">
            <text:p>1724</text:p>
          </table:table-cell>
          <table:table-cell office:value-type="string">
            <text:p>story books, games</text:p>
          </table:table-cell>
          <table:table-cell office:value-type="string">
            <text:p>Wolfenden Hall</text:p>
          </table:table-cell>
          <table:table-cell office:value-type="string">
            <text:p>03512 - 278478, 09830605633</text:p>
          </table:table-cell>
          <table:table-cell office:value-type="string">
            <text:p>sudipta.das@in.pwc.com, sudiptanet@gmail.com</text:p>
          </table:table-cell>
          <table:table-cell office:value-type="string">
            <text:p>Consultant, PriceWaterhouse Coopers, Kolkata</text:p>
          </table:table-cell>
          <table:table-cell table:number-columns-repeated="3"/>
        </table:table-row>
        <table:table-row table:style-name="ro2">
          <table:table-cell office:value-type="string">
            <text:p>Rajib Kumar Das</text:p>
          </table:table-cell>
          <table:table-cell office:value-type="float" office:value="1717">
            <text:p>1717</text:p>
          </table:table-cell>
          <table:table-cell office:value-type="string">
            <text:p>Maths, enjoying a cricket match</text:p>
          </table:table-cell>
          <table:table-cell office:value-type="string">
            <text:p> </text:p>
          </table:table-cell>
          <table:table-cell office:value-type="string">
            <text:p>033 30381000, 1883</text:p>
          </table:table-cell>
          <table:table-cell office:value-type="string">
            <text:p>rajib.das@niit-tech.com, rajib_cst17@yahoo.co.in</text:p>
          </table:table-cell>
          <table:table-cell office:value-type="string">
            <text:p>Systems Executive, NIIT Technologies, Kolkata</text:p>
          </table:table-cell>
          <table:table-cell table:number-columns-repeated="3"/>
        </table:table-row>
        <table:table-row table:style-name="ro5">
          <table:table-cell office:value-type="string">
            <text:p>Joshua Murmu</text:p>
          </table:table-cell>
          <table:table-cell office:value-type="float" office:value="1711">
            <text:p>1711</text:p>
          </table:table-cell>
          <table:table-cell office:value-type="string">
            <text:p>Football, reading story books</text:p>
          </table:table-cell>
          <table:table-cell office:value-type="string">
            <text:p> </text:p>
          </table:table-cell>
          <table:table-cell office:value-type="string">
            <text:p>033 26570631</text:p>
          </table:table-cell>
          <table:table-cell office:value-type="string">
            <text:p>joshua_becdu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Anuj Kumar Roy</text:p>
          </table:table-cell>
          <table:table-cell office:value-type="float" office:value="1705">
            <text:p>1705</text:p>
          </table:table-cell>
          <table:table-cell office:value-type="string">
            <text:p>Cricket, Music, Programming</text:p>
          </table:table-cell>
          <table:table-cell office:value-type="string">
            <text:p>Wolfenden Hall</text:p>
          </table:table-cell>
          <table:table-cell office:value-type="string">
            <text:p>033 2585 3151</text:p>
          </table:table-cell>
          <table:table-cell office:value-type="string">
            <text:p>anuj.roy@siemens.com, onlineanuj@gmail.com</text:p>
          </table:table-cell>
          <table:table-cell office:value-type="string">
            <text:p>Systems Engineer, Siemens (SISL), Kolkata</text:p>
          </table:table-cell>
          <table:table-cell table:number-columns-repeated="3"/>
        </table:table-row>
        <table:table-row table:style-name="ro5">
          <table:table-cell office:value-type="string">
            <text:p>Santi Surai</text:p>
          </table:table-cell>
          <table:table-cell office:value-type="float" office:value="102701">
            <text:p>102701</text:p>
          </table:table-cell>
          <table:table-cell office:value-type="string">
            <text:p>Computer Hardware</text:p>
          </table:table-cell>
          <table:table-cell office:value-type="string">
            <text:p> </text:p>
          </table:table-cell>
          <table:table-cell office:value-type="string">
            <text:p>033 25548595, 9831593820</text:p>
          </table:table-cell>
          <table:table-cell office:value-type="string">
            <text:p>santi2004_surai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Dalia Banerjee</text:p>
          </table:table-cell>
          <table:table-cell office:value-type="float" office:value="1707">
            <text:p>1707</text:p>
          </table:table-cell>
          <table:table-cell office:value-type="string">
            <text:p>Songs, story book, music, nature</text:p>
          </table:table-cell>
          <table:table-cell office:value-type="string">
            <text:p>Pandiya Hall</text:p>
          </table:table-cell>
          <table:table-cell office:value-type="string">
            <text:p>03222 - 276998, 09886737339</text:p>
          </table:table-cell>
          <table:table-cell office:value-type="string">
            <text:p>dalia_banerjee@infosys.com, dalia_ban@rediffmail.com</text:p>
          </table:table-cell>
          <table:table-cell office:value-type="string">
            <text:p>Software Engineer, Infosys, Bangalore</text:p>
          </table:table-cell>
          <table:table-cell table:number-columns-repeated="3"/>
        </table:table-row>
        <table:table-row table:style-name="ro1">
          <table:table-cell office:value-type="string">
            <text:p>Kaliram Saren</text:p>
          </table:table-cell>
          <table:table-cell office:value-type="float" office:value="1712">
            <text:p>1712</text:p>
          </table:table-cell>
          <table:table-cell office:value-type="string">
            <text:p>Playing football</text:p>
          </table:table-cell>
          <table:table-cell office:value-type="string">
            <text:p>H - 7</text:p>
          </table:table-cell>
          <table:table-cell office:value-type="string">
            <text:p> </text:p>
          </table:table-cell>
          <table:table-cell office:value-type="string">
            <text:p>ksmj_bec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Ranjan Prasad Mandal</text:p>
          </table:table-cell>
          <table:table-cell office:value-type="float" office:value="2717">
            <text:p>2717</text:p>
          </table:table-cell>
          <table:table-cell office:value-type="string">
            <text:p>Programming,Playing Cricket ,listening music</text:p>
          </table:table-cell>
          <table:table-cell office:value-type="string">
            <text:p>Richardson Hall,Room No-53</text:p>
          </table:table-cell>
          <table:table-cell office:value-type="string">
            <text:p>+91 99 00 313 312</text:p>
          </table:table-cell>
          <table:table-cell office:value-type="string">
            <text:p>ranjan_becs@yahoo.co.in</text:p>
          </table:table-cell>
          <table:table-cell office:value-type="string">
            <text:p>Now in Magma</text:p>
          </table:table-cell>
          <table:table-cell table:number-columns-repeated="3"/>
        </table:table-row>
        <table:table-row table:style-name="ro5">
          <table:table-cell office:value-type="string">
            <text:p>Abhishek Gupta</text:p>
          </table:table-cell>
          <table:table-cell office:value-type="float" office:value="2701">
            <text:p>2701</text:p>
          </table:table-cell>
          <table:table-cell office:value-type="string">
            <text:p>Programming, Tennis</text:p>
          </table:table-cell>
          <table:table-cell office:value-type="string">
            <text:p>H - 16/ 406</text:p>
          </table:table-cell>
          <table:table-cell office:value-type="string">
            <text:p>0657-2285261</text:p>
          </table:table-cell>
          <table:table-cell office:value-type="string">
            <text:p>abhishekbec@rediffmail.com</text:p>
          </table:table-cell>
          <table:table-cell office:value-type="string">
            <text:p>Infosys</text:p>
          </table:table-cell>
          <table:table-cell table:number-columns-repeated="3"/>
        </table:table-row>
        <table:table-row table:style-name="ro1">
          <table:table-cell office:value-type="string">
            <text:p>Ajanur Rahaman</text:p>
          </table:table-cell>
          <table:table-cell office:value-type="float" office:value="2702">
            <text:p>2702</text:p>
          </table:table-cell>
          <table:table-cell office:value-type="string">
            <text:p> </text:p>
          </table:table-cell>
          <table:table-cell office:value-type="string">
            <text:p>H - 8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Debanjali Dutta</text:p>
          </table:table-cell>
          <table:table-cell office:value-type="float" office:value="2706">
            <text:p>2706</text:p>
          </table:table-cell>
          <table:table-cell office:value-type="string">
            <text:p>music,reading books</text:p>
          </table:table-cell>
          <table:table-cell office:value-type="string">
            <text:p>H-Pandya/room no.3,3rd floor</text:p>
          </table:table-cell>
          <table:table-cell office:value-type="string">
            <text:p>033-2440-0469</text:p>
          </table:table-cell>
          <table:table-cell office:value-type="string">
            <text:p>tani_dutta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Parama Mondal</text:p>
          </table:table-cell>
          <table:table-cell office:value-type="float" office:value="2712">
            <text:p>2712</text:p>
          </table:table-cell>
          <table:table-cell office:value-type="string">
            <text:p>reading story books,chatting,playing video games</text:p>
          </table:table-cell>
          <table:table-cell office:value-type="string">
            <text:p>H-Pandya/3rd floor,room no.2</text:p>
          </table:table-cell>
          <table:table-cell office:value-type="string">
            <text:p>03472 279100</text:p>
          </table:table-cell>
          <table:table-cell office:value-type="string">
            <text:p>param_1434u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uvra Mukhopadhyay</text:p>
          </table:table-cell>
          <table:table-cell office:value-type="float" office:value="2727">
            <text:p>2727</text:p>
          </table:table-cell>
          <table:table-cell office:value-type="string">
            <text:p>music,programing</text:p>
          </table:table-cell>
          <table:table-cell office:value-type="string">
            <text:p>H-Pandya/3rd floor room no. 3</text:p>
          </table:table-cell>
          <table:table-cell office:value-type="string">
            <text:p>03244-255587</text:p>
          </table:table-cell>
          <table:table-cell office:value-type="string">
            <text:p>suvra10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Ritwik Basu</text:p>
          </table:table-cell>
          <table:table-cell office:value-type="float" office:value="2718">
            <text:p>2718</text:p>
          </table:table-cell>
          <table:table-cell office:value-type="string">
            <text:p>reading story books, playing computer games</text:p>
          </table:table-cell>
          <table:table-cell office:value-type="string">
            <text:p>day scholar</text:p>
          </table:table-cell>
          <table:table-cell office:value-type="string">
            <text:p>033-2556-3113</text:p>
          </table:table-cell>
          <table:table-cell office:value-type="string">
            <text:p>ritwik_cool@lyco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Rahul Saha</text:p>
          </table:table-cell>
          <table:table-cell office:value-type="float" office:value="2715">
            <text:p>2715</text:p>
          </table:table-cell>
          <table:table-cell office:value-type="string">
            <text:p>playing indoor and outdoor games</text:p>
          </table:table-cell>
          <table:table-cell office:value-type="string">
            <text:p>day scholar</text:p>
          </table:table-cell>
          <table:table-cell office:value-type="string">
            <text:p>033-2430-7827</text:p>
          </table:table-cell>
          <table:table-cell office:value-type="string">
            <text:p>rahulerchithi2003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Tanmoy Kr. Dey</text:p>
          </table:table-cell>
          <table:table-cell office:value-type="float" office:value="2726">
            <text:p>2726</text:p>
          </table:table-cell>
          <table:table-cell office:value-type="string">
            <text:p>playing computer and outdoor games</text:p>
          </table:table-cell>
          <table:table-cell office:value-type="string">
            <text:p>day scholar</text:p>
          </table:table-cell>
          <table:table-cell office:value-type="string">
            <text:p>033-22198093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Mousom Dhargupta</text:p>
          </table:table-cell>
          <table:table-cell office:value-type="float" office:value="2711">
            <text:p>2711</text:p>
          </table:table-cell>
          <table:table-cell office:value-type="string">
            <text:p>Football,Movies,Music</text:p>
          </table:table-cell>
          <table:table-cell office:value-type="string">
            <text:p>Richardson Hall (R-55)</text:p>
          </table:table-cell>
          <table:table-cell office:value-type="string">
            <text:p>033-26636944</text:p>
          </table:table-cell>
          <table:table-cell office:value-type="string">
            <text:p>mdhar_becs@yahoo.com</text:p>
          </table:table-cell>
          <table:table-cell office:value-type="string">
            <text:p>Interra Systems</text:p>
          </table:table-cell>
          <table:table-cell table:number-columns-repeated="3"/>
        </table:table-row>
        <table:table-row table:style-name="ro5">
          <table:table-cell office:value-type="string">
            <text:p>Sandeep Dasgupta</text:p>
          </table:table-cell>
          <table:table-cell office:value-type="float" office:value="2720">
            <text:p>2720</text:p>
          </table:table-cell>
          <table:table-cell office:value-type="string">
            <text:p>Playing T.T,Music,Dance</text:p>
          </table:table-cell>
          <table:table-cell office:value-type="string">
            <text:p>Wolfenden Hall /R-83</text:p>
          </table:table-cell>
          <table:table-cell office:value-type="string">
            <text:p>033-25359741/mob- 9831530491</text:p>
          </table:table-cell>
          <table:table-cell office:value-type="string">
            <text:p>sandip.bec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bir Adhikary</text:p>
          </table:table-cell>
          <table:table-cell office:value-type="float" office:value="2723">
            <text:p>2723</text:p>
          </table:table-cell>
          <table:table-cell office:value-type="string">
            <text:p>Music,Playing T.T.</text:p>
          </table:table-cell>
          <table:table-cell office:value-type="string">
            <text:p>H-14/R-202</text:p>
          </table:table-cell>
          <table:table-cell office:value-type="string">
            <text:p>033-2566-4035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veek Misra</text:p>
          </table:table-cell>
          <table:table-cell office:value-type="float" office:value="2705">
            <text:p>2705</text:p>
          </table:table-cell>
          <table:table-cell office:value-type="string">
            <text:p>Travelling,Listening music</text:p>
          </table:table-cell>
          <table:table-cell office:value-type="string">
            <text:p>Wolfenden Hall(R-82)</text:p>
          </table:table-cell>
          <table:table-cell office:value-type="string">
            <text:p>033-24848647</text:p>
          </table:table-cell>
          <table:table-cell office:value-type="string">
            <text:p>aveek_becs@yahoo.co.in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2">
          <table:table-cell office:value-type="string">
            <text:p>Dipak Dutta</text:p>
          </table:table-cell>
          <table:table-cell office:value-type="float" office:value="2708">
            <text:p>2708</text:p>
          </table:table-cell>
          <table:table-cell office:value-type="string">
            <text:p>Drawing,Listening music,watching cricket ,bike riding</text:p>
          </table:table-cell>
          <table:table-cell office:value-type="string">
            <text:p>Richardson Hall(R-41)</text:p>
          </table:table-cell>
          <table:table-cell office:value-type="string">
            <text:p>03222-269701</text:p>
          </table:table-cell>
          <table:table-cell office:value-type="string">
            <text:p>dipak_bec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rup Kumar Mondal</text:p>
          </table:table-cell>
          <table:table-cell office:value-type="float" office:value="2703">
            <text:p>2703</text:p>
          </table:table-cell>
          <table:table-cell office:value-type="string">
            <text:p>Listening music,Bike riding</text:p>
          </table:table-cell>
          <table:table-cell office:value-type="string">
            <text:p>Sen Hall</text:p>
          </table:table-cell>
          <table:table-cell office:value-type="string">
            <text:p>0343-2524004</text:p>
          </table:table-cell>
          <table:table-cell office:value-type="string">
            <text:p>arup7.bec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Debasish Tapna</text:p>
          </table:table-cell>
          <table:table-cell office:value-type="float" office:value="2707">
            <text:p>2707</text:p>
          </table:table-cell>
          <table:table-cell office:value-type="string">
            <text:p>Reading books related to defence,fishing,listening music</text:p>
          </table:table-cell>
          <table:table-cell office:value-type="string">
            <text:p>Wolfendren Hall</text:p>
          </table:table-cell>
          <table:table-cell office:value-type="string">
            <text:p>033-26572712</text:p>
          </table:table-cell>
          <table:table-cell office:value-type="string">
            <text:p>dtapna7@gmail.com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1">
          <table:table-cell office:value-type="string">
            <text:p>Sandip Tigga</text:p>
          </table:table-cell>
          <table:table-cell office:value-type="float" office:value="2721">
            <text:p>2721</text:p>
          </table:table-cell>
          <table:table-cell office:value-type="string">
            <text:p>Cricket, Music</text:p>
          </table:table-cell>
          <table:table-cell office:value-type="string">
            <text:p>H-14/R-303</text:p>
          </table:table-cell>
          <table:table-cell office:value-type="string">
            <text:p>033-25381466</text:p>
          </table:table-cell>
          <table:table-cell office:value-type="string">
            <text:p>sandip82in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warup Basak</text:p>
          </table:table-cell>
          <table:table-cell office:value-type="float" office:value="2725">
            <text:p>2725</text:p>
          </table:table-cell>
          <table:table-cell office:value-type="string">
            <text:p>Reading story books,playing T.T</text:p>
          </table:table-cell>
          <table:table-cell office:value-type="string">
            <text:p>H-14/R-202</text:p>
          </table:table-cell>
          <table:table-cell office:value-type="string">
            <text:p>03222-266814</text:p>
          </table:table-cell>
          <table:table-cell office:value-type="string">
            <text:p>swarup.bec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Rohit Roy</text:p>
          </table:table-cell>
          <table:table-cell office:value-type="float" office:value="2719">
            <text:p>2719</text:p>
          </table:table-cell>
          <table:table-cell office:value-type="string">
            <text:p>Playing cricket,Reading &amp; writting story</text:p>
          </table:table-cell>
          <table:table-cell office:value-type="string">
            <text:p>Day scholar</text:p>
          </table:table-cell>
          <table:table-cell office:value-type="string">
            <text:p>033-25460092</text:p>
          </table:table-cell>
          <table:table-cell office:value-type="string">
            <text:p>rohit.bec@indiatimes.com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5">
          <table:table-cell office:value-type="string">
            <text:p>Rajib Ratan Samanta</text:p>
          </table:table-cell>
          <table:table-cell office:value-type="float" office:value="2716">
            <text:p>2716</text:p>
          </table:table-cell>
          <table:table-cell office:value-type="string">
            <text:p>Playing football,cricket</text:p>
          </table:table-cell>
          <table:table-cell office:value-type="string">
            <text:p>Richardson Hall</text:p>
          </table:table-cell>
          <table:table-cell office:value-type="string">
            <text:p> </text:p>
          </table:table-cell>
          <table:table-cell office:value-type="string">
            <text:p>rajib.bec5@indiatimes.com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1">
          <table:table-cell office:value-type="string">
            <text:p>Joydeep Sen</text:p>
          </table:table-cell>
          <table:table-cell office:value-type="float" office:value="2709">
            <text:p>2709</text:p>
          </table:table-cell>
          <table:table-cell office:value-type="string">
            <text:p>Reading story books</text:p>
          </table:table-cell>
          <table:table-cell office:value-type="string">
            <text:p>Sen Hall</text:p>
          </table:table-cell>
          <table:table-cell office:value-type="string">
            <text:p>(+91) 9986041781</text:p>
          </table:table-cell>
          <table:table-cell office:value-type="string">
            <text:p> </text:p>
          </table:table-cell>
          <table:table-cell office:value-type="string">
            <text:p>Aztech</text:p>
          </table:table-cell>
          <table:table-cell table:number-columns-repeated="3"/>
        </table:table-row>
        <table:table-row table:style-name="ro7">
          <table:table-cell office:value-type="string">
            <text:p>Atanu Mandal</text:p>
          </table:table-cell>
          <table:table-cell office:value-type="float" office:value="2704">
            <text:p>2704</text:p>
          </table:table-cell>
          <table:table-cell office:value-type="string">
            <text:p>.NET coding and Developing Web services.</text:p>
          </table:table-cell>
          <table:table-cell office:value-type="string">
            <text:p>Sen Hall R-45</text:p>
          </table:table-cell>
          <table:table-cell office:value-type="string">
            <text:p>(+91) 9231552757</text:p>
          </table:table-cell>
          <table:table-cell office:value-type="string">
            <text:p>mandal.atanu@yahoo.co.in</text:p>
          </table:table-cell>
          <table:table-cell office:value-type="string">
            <text:p>Cognizant Technology Solutions</text:p>
          </table:table-cell>
          <table:table-cell table:number-columns-repeated="3"/>
        </table:table-row>
        <table:table-row table:style-name="ro1">
          <table:table-cell office:value-type="string">
            <text:p>Subrata Mazumder</text:p>
          </table:table-cell>
          <table:table-cell office:value-type="float" office:value="2724">
            <text:p>2724</text:p>
          </table:table-cell>
          <table:table-cell office:value-type="string">
            <text:p>Graphics &amp; 'C' programing</text:p>
          </table:table-cell>
          <table:table-cell office:value-type="string">
            <text:p>H-14/R-202</text:p>
          </table:table-cell>
          <table:table-cell office:value-type="string">
            <text:p>033-26314921</text:p>
          </table:table-cell>
          <table:table-cell office:value-type="string">
            <text:p>subrata712123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Lotus Biswas</text:p>
          </table:table-cell>
          <table:table-cell office:value-type="float" office:value="2710">
            <text:p>2710</text:p>
          </table:table-cell>
          <table:table-cell office:value-type="string">
            <text:p>Listening music,playing cricket</text:p>
          </table:table-cell>
          <table:table-cell office:value-type="string">
            <text:p>H-14/R-302</text:p>
          </table:table-cell>
          <table:table-cell office:value-type="string">
            <text:p>033-27013828</text:p>
          </table:table-cell>
          <table:table-cell office:value-type="string">
            <text:p>lucky.uk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Purnendu Samanta</text:p>
          </table:table-cell>
          <table:table-cell office:value-type="float" office:value="2714">
            <text:p>2714</text:p>
          </table:table-cell>
          <table:table-cell office:value-type="string">
            <text:p>walking alone</text:p>
          </table:table-cell>
          <table:table-cell office:value-type="string">
            <text:p>Richardson Hall (Room 53 )</text:p>
          </table:table-cell>
          <table:table-cell office:value-type="string">
            <text:p> </text:p>
          </table:table-cell>
          <table:table-cell office:value-type="string">
            <text:p>purn.bec@indiatimes.com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5">
          <table:table-cell office:value-type="string">
            <text:p>Pritam Biswas</text:p>
          </table:table-cell>
          <table:table-cell office:value-type="float" office:value="2713">
            <text:p>2713</text:p>
          </table:table-cell>
          <table:table-cell office:value-type="string">
            <text:p>Playing cricket,listening music</text:p>
          </table:table-cell>
          <table:table-cell office:value-type="string">
            <text:p>H-14/R-407</text:p>
          </table:table-cell>
          <table:table-cell office:value-type="string">
            <text:p>0342-2566174</text:p>
          </table:table-cell>
          <table:table-cell office:value-type="string">
            <text:p>pritam.bec13@indiatimes.com</text:p>
          </table:table-cell>
          <table:table-cell office:value-type="string">
            <text:p>CTS</text:p>
          </table:table-cell>
          <table:table-cell table:number-columns-repeated="3"/>
        </table:table-row>
        <table:table-row table:style-name="ro5">
          <table:table-cell office:value-type="string">
            <text:p>Anand P. Roy Choudhury</text:p>
          </table:table-cell>
          <table:table-cell office:value-type="float" office:value="2000203">
            <text:p>2000203</text:p>
          </table:table-cell>
          <table:table-cell office:value-type="string">
            <text:p>Rock Music, Playing cricket</text:p>
          </table:table-cell>
          <table:table-cell office:value-type="string">
            <text:p>Rich -41</text:p>
          </table:table-cell>
          <table:table-cell office:value-type="string">
            <text:p>0542-2412983</text:p>
          </table:table-cell>
          <table:table-cell office:value-type="string">
            <text:p>aprc_2_004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Rajes Saha</text:p>
          </table:table-cell>
          <table:table-cell office:value-type="float" office:value="120305002">
            <text:p>120305002</text:p>
          </table:table-cell>
          <table:table-cell office:value-type="string">
            <text:p>Listening music ,Playing Cricket</text:p>
          </table:table-cell>
          <table:table-cell office:value-type="string">
            <text:p>Wolfendren hall</text:p>
          </table:table-cell>
          <table:table-cell office:value-type="string">
            <text:p>03564-251699</text:p>
          </table:table-cell>
          <table:table-cell office:value-type="string">
            <text:p>rajes_sah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 </text:p>
          </table:table-cell>
          <table:table-cell table:style-name="Default" table:number-columns-repeated="6"/>
          <table:table-cell table:number-columns-repeated="3"/>
        </table:table-row>
        <table:table-row table:style-name="ro8" table:number-rows-repeated="2">
          <table:table-cell table:style-name="Default" table:number-columns-repeated="7"/>
          <table:table-cell table:number-columns-repeated="3"/>
        </table:table-row>
        <table:table-row table:style-name="ro5">
          <table:table-cell office:value-type="string">
            <text:p>Naba Deyroy</text:p>
          </table:table-cell>
          <table:table-cell table:number-columns-repeated="3" office:value-type="string">
            <text:p> </text:p>
          </table:table-cell>
          <table:table-cell office:value-type="float" office:value="9830633775">
            <text:p>9830633775</text:p>
          </table:table-cell>
          <table:table-cell office:value-type="string">
            <text:p> </text:p>
          </table:table-cell>
          <table:table-cell office:value-type="string">
            <text:p>Assistant Systems Manager</text:p>
          </table:table-cell>
          <table:table-cell table:number-columns-repeated="3"/>
        </table:table-row>
        <table:table-row table:style-name="ro2">
          <table:table-cell office:value-type="string">
            <text:p>Supratim Ray</text:p>
          </table:table-cell>
          <table:table-cell office:value-type="string">
            <text:p>92/1</text:p>
          </table:table-cell>
          <table:table-cell office:value-type="string">
            <text:p>Listening Music, Cooking, Reading chatting</text:p>
          </table:table-cell>
          <table:table-cell office:value-type="string">
            <text:p>H-8 / Sen</text:p>
          </table:table-cell>
          <table:table-cell office:value-type="string">
            <text:p>033 2592 9459</text:p>
          </table:table-cell>
          <table:table-cell office:value-type="string">
            <text:p><text:a xlink:href="mailto:sray2001@yahoo.com">sray2001@yahoo.com</text:a></text:p>
          </table:table-cell>
          <table:table-cell office:value-type="string">
            <text:p>Sr. DBA ( offshore) , eFORCE India Pvt. LTd. Kolkata.</text:p>
          </table:table-cell>
          <table:table-cell table:number-columns-repeated="3"/>
        </table:table-row>
        <table:table-row table:style-name="ro4">
          <table:table-cell office:value-type="string">
            <text:p>Dipti Ranjan Barik</text:p>
          </table:table-cell>
          <table:table-cell table:number-columns-repeated="3" office:value-type="string">
            <text:p> </text:p>
          </table:table-cell>
          <table:table-cell office:value-type="string">
            <text:p>0044 20 8590 1110, 0044 7958 685841(M), 0044 20 8590 3070 (Fax)</text:p>
          </table:table-cell>
          <table:table-cell office:value-type="string">
            <text:p>dipti@ubiquesystems.co.uk</text:p>
          </table:table-cell>
          <table:table-cell office:value-type="string">
            <text:p>Ubique Systems UK Ltd</text:p>
          </table:table-cell>
          <table:table-cell table:number-columns-repeated="3"/>
        </table:table-row>
        <table:table-row table:style-name="ro5">
          <table:table-cell office:value-type="string">
            <text:p>Ranajit Banerjee</text:p>
          </table:table-cell>
          <table:table-cell table:number-columns-repeated="5" office:value-type="string">
            <text:p> </text:p>
          </table:table-cell>
          <table:table-cell office:value-type="string">
            <text:p>Ubique Systems UK Ltd</text:p>
          </table:table-cell>
          <table:table-cell table:number-columns-repeated="3"/>
        </table:table-row>
        <table:table-row table:style-name="ro1">
          <table:table-cell office:value-type="string">
            <text:p>Ansuman Pahari</text:p>
          </table:table-cell>
          <table:table-cell office:value-type="string">
            <text:p> </text:p>
          </table:table-cell>
          <table:table-cell office:value-type="string">
            <text:p>OOD</text:p>
          </table:table-cell>
          <table:table-cell office:value-type="string">
            <text:p>Room: 407, Hostel: 11</text:p>
          </table:table-cell>
          <table:table-cell office:value-type="string">
            <text:p>+1-479-685-8798</text:p>
          </table:table-cell>
          <table:table-cell office:value-type="string">
            <text:p>ansuman.pahari@gmail.com</text:p>
          </table:table-cell>
          <table:table-cell office:value-type="string">
            <text:p>Ved Software Services Inc.</text:p>
          </table:table-cell>
          <table:table-cell table:number-columns-repeated="3"/>
        </table:table-row>
        <table:table-row table:style-name="ro2">
          <table:table-cell office:value-type="string">
            <text:p>Priyobrata Pal</text:p>
          </table:table-cell>
          <table:table-cell office:value-type="string">
            <text:p> </text:p>
          </table:table-cell>
          <table:table-cell office:value-type="string">
            <text:p>Computer s/w, TT</text:p>
          </table:table-cell>
          <table:table-cell office:value-type="string">
            <text:p>Room: 407, Hostel: 11</text:p>
          </table:table-cell>
          <table:table-cell office:value-type="string">
            <text:p>+91-80-25062131</text:p>
          </table:table-cell>
          <table:table-cell office:value-type="string">
            <text:p>Priyobrata.Pal@siemens.com</text:p>
          </table:table-cell>
          <table:table-cell office:value-type="string">
            <text:p>Executive, s/w development, Siemens Communication Software</text:p>
          </table:table-cell>
          <table:table-cell table:number-columns-repeated="3"/>
        </table:table-row>
        <table:table-row table:style-name="ro5">
          <table:table-cell office:value-type="string">
            <text:p>Sanjiv</text:p>
          </table:table-cell>
          <table:table-cell table:number-columns-repeated="4" office:value-type="string">
            <text:p> </text:p>
          </table:table-cell>
          <table:table-cell office:value-type="string">
            <text:p>Sanjiv.Mishra@siemen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bir Mukherjee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purba Ganguly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Tarit Baran Bhattacharya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Asim Mandal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Sumit Jana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Kaushik Das</text:p>
          </table:table-cell>
          <table:table-cell office:value-type="string">
            <text:p>96/02</text:p>
          </table:table-cell>
          <table:table-cell office:value-type="string">
            <text:p>Photography</text:p>
          </table:table-cell>
          <table:table-cell office:value-type="string">
            <text:p>Hostel: 11 Room: 212, Hostel: 10 Room: 1</text:p>
          </table:table-cell>
          <table:table-cell office:value-type="string">
            <text:p>+49 172 816 6528, +91 33 24670780</text:p>
          </table:table-cell>
          <table:table-cell office:value-type="string">
            <text:p>Kaushik.Das@Siemens.com</text:p>
          </table:table-cell>
          <table:table-cell office:value-type="string">
            <text:p>IT Consultant</text:p>
          </table:table-cell>
          <table:table-cell table:number-columns-repeated="3"/>
        </table:table-row>
        <table:table-row table:style-name="ro8">
          <table:table-cell office:value-type="string">
            <text:p>Dilip Das</text:p>
          </table:table-cell>
          <table:table-cell table:number-columns-repeated="6" office:value-type="string">
            <text:p> </text:p>
          </table:table-cell>
          <table:table-cell table:number-columns-repeated="3"/>
        </table:table-row>
        <table:table-row table:style-name="ro3">
          <table:table-cell office:value-type="string">
            <text:p>Anshuman Chattopadhyay</text:p>
          </table:table-cell>
          <table:table-cell office:value-type="string">
            <text:p> </text:p>
          </table:table-cell>
          <table:table-cell office:value-type="string">
            <text:p>Security Market,Custody Services,Indoor Games</text:p>
          </table:table-cell>
          <table:table-cell office:value-type="string">
            <text:p>Hostel: 11,Room No:207</text:p>
          </table:table-cell>
          <table:table-cell office:value-type="string">
            <text:p>Cell: +27-722711553, Residential: +91- 3453-258634</text:p>
          </table:table-cell>
          <table:table-cell office:value-type="string">
            <text:p>Anshuman.Chattopadhyay@fnbcorporate.co.za</text:p>
          </table:table-cell>
          <table:table-cell office:value-type="string">
            <text:p>Tata Consultancy Services, IT Analyst, Deputed currently in Johannesburg, South Africa</text:p>
          </table:table-cell>
          <table:table-cell table:number-columns-repeated="3"/>
        </table:table-row>
        <table:table-row table:style-name="ro5">
          <table:table-cell office:value-type="string">
            <text:p>Kousik Bhattacharya</text:p>
          </table:table-cell>
          <table:table-cell office:value-type="string">
            <text:p>001 0f 96-97</text:p>
          </table:table-cell>
          <table:table-cell office:value-type="string">
            <text:p>Cultural Events, Football</text:p>
          </table:table-cell>
          <table:table-cell office:value-type="string">
            <text:p> </text:p>
          </table:table-cell>
          <table:table-cell office:value-type="string">
            <text:p>+91-33-25663591</text:p>
          </table:table-cell>
          <table:table-cell office:value-type="string">
            <text:p>kousik_b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3">
          <table:table-cell office:value-type="string">
            <text:p>Sukesh Ranjan Roy</text:p>
          </table:table-cell>
          <table:table-cell table:number-columns-repeated="4" office:value-type="string">
            <text:p> </text:p>
          </table:table-cell>
          <table:table-cell office:value-type="string">
            <text:p>sukesh_roy@yahoo.com</text:p>
          </table:table-cell>
          <table:table-cell office:value-type="string">
            <text:p>Senior Database Administrator, Innova Solutions India Pvt. Ltd., Hyderabad.</text:p>
          </table:table-cell>
          <table:table-cell table:number-columns-repeated="3"/>
        </table:table-row>
        <table:table-row table:style-name="ro7">
          <table:table-cell office:value-type="string">
            <text:p>Sushmita Alam</text:p>
          </table:table-cell>
          <table:table-cell office:value-type="string">
            <text:p> </text:p>
          </table:table-cell>
          <table:table-cell office:value-type="string">
            <text:p>Cultural events</text:p>
          </table:table-cell>
          <table:table-cell office:value-type="string">
            <text:p>Pandiya</text:p>
          </table:table-cell>
          <table:table-cell office:value-type="string">
            <text:p>+91-33-22846154</text:p>
          </table:table-cell>
          <table:table-cell office:value-type="string">
            <text:p>sushmita_alam@yahoo.co.uk</text:p>
          </table:table-cell>
          <table:table-cell office:value-type="string">
            <text:p>SAP Consultant, HCL Technologies</text:p>
          </table:table-cell>
          <table:table-cell table:number-columns-repeated="3"/>
        </table:table-row>
        <table:table-row table:style-name="ro5">
          <table:table-cell office:value-type="string">
            <text:p>Debshankar Banerjee</text:p>
          </table:table-cell>
          <table:table-cell office:value-type="string">
            <text:p>97/499</text:p>
          </table:table-cell>
          <table:table-cell office:value-type="string">
            <text:p>Cricket, Web Application</text:p>
          </table:table-cell>
          <table:table-cell office:value-type="string">
            <text:p>Day Scholar</text:p>
          </table:table-cell>
          <table:table-cell office:value-type="string">
            <text:p>033-24179711</text:p>
          </table:table-cell>
          <table:table-cell office:value-type="string">
            <text:p>debshankar_b@hotmail.com</text:p>
          </table:table-cell>
          <table:table-cell office:value-type="string">
            <text:p>Management Student (IIM Calcutta)</text:p>
          </table:table-cell>
          <table:table-cell table:number-columns-repeated="3"/>
        </table:table-row>
        <table:table-row table:style-name="ro1">
          <table:table-cell office:value-type="string">
            <text:p>Mahasweta Bagchi</text:p>
          </table:table-cell>
          <table:table-cell office:value-type="string">
            <text:p> </text:p>
          </table:table-cell>
          <table:table-cell office:value-type="string">
            <text:p>Reading,Writing poems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mahasweta_b@hotmail.com</text:p>
          </table:table-cell>
          <table:table-cell office:value-type="string">
            <text:p>Working </text:p>
          </table:table-cell>
          <table:table-cell table:number-columns-repeated="3"/>
        </table:table-row>
        <table:table-row table:style-name="ro7">
          <table:table-cell office:value-type="string">
            <text:p>Souvik Basak</text:p>
          </table:table-cell>
          <table:table-cell table:number-columns-repeated="4" office:value-type="string">
            <text:p> </text:p>
          </table:table-cell>
          <table:table-cell office:value-type="string">
            <text:p>basak_souvik@hotmail.com</text:p>
          </table:table-cell>
          <table:table-cell office:value-type="string">
            <text:p>Associate Manager, Ushacomm (I) Ltd.</text:p>
          </table:table-cell>
          <table:table-cell table:number-columns-repeated="3"/>
        </table:table-row>
        <table:table-row table:style-name="ro5">
          <table:table-cell office:value-type="string">
            <text:p>Premjit Santra </text:p>
          </table:table-cell>
          <table:table-cell table:number-columns-repeated="4" office:value-type="string">
            <text:p> </text:p>
          </table:table-cell>
          <table:table-cell office:value-type="string">
            <text:p>premjitsantra@yahoo.co.in</text:p>
          </table:table-cell>
          <table:table-cell office:value-type="string">
            <text:p>Pre-Sales Engineer,Soffront Software</text:p>
          </table:table-cell>
          <table:table-cell table:number-columns-repeated="3"/>
        </table:table-row>
        <table:table-row table:style-name="ro7">
          <table:table-cell office:value-type="string">
            <text:p>Saubhik Bhattacharya </text:p>
          </table:table-cell>
          <table:table-cell table:number-columns-repeated="4" office:value-type="string">
            <text:p> </text:p>
          </table:table-cell>
          <table:table-cell office:value-type="string">
            <text:p>saubh06@hotmail.com</text:p>
          </table:table-cell>
          <table:table-cell office:value-type="string">
            <text:p>Associate Manager, Ushacomm (I) Ltd</text:p>
          </table:table-cell>
          <table:table-cell table:number-columns-repeated="3"/>
        </table:table-row>
        <table:table-row table:style-name="ro1">
          <table:table-cell office:value-type="string">
            <text:p>Sanjib Halder </text:p>
          </table:table-cell>
          <table:table-cell table:number-columns-repeated="4" office:value-type="string">
            <text:p> </text:p>
          </table:table-cell>
          <table:table-cell office:value-type="string">
            <text:p>sanji2k@yahoo.com</text:p>
          </table:table-cell>
          <table:table-cell office:value-type="string">
            <text:p>Lecturer, B.E.S.College</text:p>
          </table:table-cell>
          <table:table-cell table:number-columns-repeated="3"/>
        </table:table-row>
        <table:table-row table:style-name="ro2">
          <table:table-cell office:value-type="string">
            <text:p>Sudipto Dey </text:p>
          </table:table-cell>
          <table:table-cell table:number-columns-repeated="4" office:value-type="string">
            <text:p> </text:p>
          </table:table-cell>
          <table:table-cell office:value-type="string">
            <text:p>sudiptod@catsglobal.co.in</text:p>
          </table:table-cell>
          <table:table-cell office:value-type="string">
            <text:p>Associate Software Engineer, CA-TCG Software Pvt. Ltd</text:p>
          </table:table-cell>
          <table:table-cell table:number-columns-repeated="3"/>
        </table:table-row>
        <table:table-row table:style-name="ro7">
          <table:table-cell office:value-type="string">
            <text:p>Kaushik Gangopadhyay </text:p>
          </table:table-cell>
          <table:table-cell table:number-columns-repeated="4" office:value-type="string">
            <text:p> </text:p>
          </table:table-cell>
          <table:table-cell office:value-type="string">
            <text:p>kausg_raj@indiatimes.com</text:p>
          </table:table-cell>
          <table:table-cell office:value-type="string">
            <text:p>Consultant, Zensar Technologies Ltd</text:p>
          </table:table-cell>
          <table:table-cell table:number-columns-repeated="3"/>
        </table:table-row>
        <table:table-row table:style-name="ro2">
          <table:table-cell office:value-type="string">
            <text:p>Byomkesh Majumder </text:p>
          </table:table-cell>
          <table:table-cell table:number-columns-repeated="4" office:value-type="string">
            <text:p> </text:p>
          </table:table-cell>
          <table:table-cell office:value-type="string">
            <text:p>byomkesh@mahindrabt.com</text:p>
          </table:table-cell>
          <table:table-cell office:value-type="string">
            <text:p>Software Engineer, Mahindra British Telecom</text:p>
          </table:table-cell>
          <table:table-cell table:number-columns-repeated="3"/>
        </table:table-row>
        <table:table-row table:style-name="ro2">
          <table:table-cell office:value-type="string">
            <text:p>Tushar Kanti Swarnakar</text:p>
          </table:table-cell>
          <table:table-cell table:number-columns-repeated="4" office:value-type="string">
            <text:p> </text:p>
          </table:table-cell>
          <table:table-cell office:value-type="string">
            <text:p>tushars@mahindrabt.com</text:p>
          </table:table-cell>
          <table:table-cell office:value-type="string">
            <text:p>Software Engineer, Mahindra British Telecom</text:p>
          </table:table-cell>
          <table:table-cell table:number-columns-repeated="3"/>
        </table:table-row>
        <table:table-row table:style-name="ro1">
          <table:table-cell office:value-type="string">
            <text:p>Sanjib Pal</text:p>
          </table:table-cell>
          <table:table-cell table:number-columns-repeated="4" office:value-type="string">
            <text:p> </text:p>
          </table:table-cell>
          <table:table-cell office:value-type="string">
            <text:p>spal@princess.com</text:p>
          </table:table-cell>
          <table:table-cell office:value-type="string">
            <text:p>Software Engineer, TCS</text:p>
          </table:table-cell>
          <table:table-cell table:number-columns-repeated="3"/>
        </table:table-row>
        <table:table-row table:style-name="ro5">
          <table:table-cell office:value-type="string">
            <text:p>Ratnabali Biswas</text:p>
          </table:table-cell>
          <table:table-cell table:number-columns-repeated="4" office:value-type="string">
            <text:p> </text:p>
          </table:table-cell>
          <table:table-cell office:value-type="string">
            <text:p><text:a xlink:href="mailto:ratnabali_b@yahoo.co.in">ratnabali_b@yahoo.co.in</text:a></text:p>
          </table:table-cell>
          <table:table-cell office:value-type="string">
            <text:p>Ph.D. student in Uinv of Cincinnati</text:p>
          </table:table-cell>
          <table:table-cell table:number-columns-repeated="3"/>
        </table:table-row>
        <table:table-row table:style-name="ro1">
          <table:table-cell office:value-type="string">
            <text:p>Swarvanu Dasgupta</text:p>
          </table:table-cell>
          <table:table-cell table:number-columns-repeated="2" office:value-type="string">
            <text:p> 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<text:a xlink:href="mailto:swarvanu@yahoo.co.in">swarvanu@yahoo.co.in</text:a>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Joydip Chakraborty</text:p>
          </table:table-cell>
          <table:table-cell office:value-type="string">
            <text:p>001320 of 2000-01</text:p>
          </table:table-cell>
          <table:table-cell office:value-type="string">
            <text:p>Trekking</text:p>
          </table:table-cell>
          <table:table-cell office:value-type="string">
            <text:p>H7-512-&gt;307-&gt;303</text:p>
          </table:table-cell>
          <table:table-cell office:value-type="string">
            <text:p>033-25128021</text:p>
          </table:table-cell>
          <table:table-cell office:value-type="string">
            <text:p>smart_joy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Pratip Sengupta</text:p>
          </table:table-cell>
          <table:table-cell office:value-type="string">
            <text:p>001322 of 2000-01</text:p>
          </table:table-cell>
          <table:table-cell office:value-type="string">
            <text:p>C, DBMS,ASP</text:p>
          </table:table-cell>
          <table:table-cell office:value-type="string">
            <text:p>H-7/303</text:p>
          </table:table-cell>
          <table:table-cell office:value-type="string">
            <text:p>033-24163548</text:p>
          </table:table-cell>
          <table:table-cell office:value-type="string">
            <text:p>pratip_007@yahoo.com</text:p>
          </table:table-cell>
          <table:table-cell office:value-type="string">
            <text:p>NIC, Saltlake</text:p>
          </table:table-cell>
          <table:table-cell table:number-columns-repeated="3"/>
        </table:table-row>
        <table:table-row table:style-name="ro5">
          <table:table-cell office:value-type="string">
            <text:p>Krishnendu Das</text:p>
          </table:table-cell>
          <table:table-cell office:value-type="string">
            <text:p>001330 of 2000-01</text:p>
          </table:table-cell>
          <table:table-cell office:value-type="string">
            <text:p>DBMS,OOPS</text:p>
          </table:table-cell>
          <table:table-cell office:value-type="string">
            <text:p>H7-302</text:p>
          </table:table-cell>
          <table:table-cell office:value-type="string">
            <text:p>(03561)255659</text:p>
          </table:table-cell>
          <table:table-cell office:value-type="string">
            <text:p>krishnendu_jpg@yahoo.com</text:p>
          </table:table-cell>
          <table:table-cell office:value-type="string">
            <text:p>Usha Comm pvt. ltd</text:p>
          </table:table-cell>
          <table:table-cell table:number-columns-repeated="3"/>
        </table:table-row>
        <table:table-row table:style-name="ro2">
          <table:table-cell office:value-type="string">
            <text:p>Indranil Sengupta</text:p>
          </table:table-cell>
          <table:table-cell office:value-type="string">
            <text:p>20001328 of 2000-01</text:p>
          </table:table-cell>
          <table:table-cell office:value-type="string">
            <text:p>Database, SAD,Data structures,Table Tennis,Cricket</text:p>
          </table:table-cell>
          <table:table-cell office:value-type="string">
            <text:p>H7 - 305</text:p>
          </table:table-cell>
          <table:table-cell office:value-type="string">
            <text:p>(033)2556-9701</text:p>
          </table:table-cell>
          <table:table-cell office:value-type="string">
            <text:p>indranil_sengupta@syntelinc.com</text:p>
          </table:table-cell>
          <table:table-cell office:value-type="string">
            <text:p>SYNTEL India Ltd</text:p>
          </table:table-cell>
          <table:table-cell table:number-columns-repeated="3"/>
        </table:table-row>
        <table:table-row table:style-name="ro9">
          <table:table-cell office:value-type="string">
            <text:p>Debabrata Ghosh</text:p>
          </table:table-cell>
          <table:table-cell office:value-type="string">
            <text:p>001311 of 2000-2001</text:p>
          </table:table-cell>
          <table:table-cell office:value-type="string">
            <text:p>PROGRAMMING, NETWORKING, COMMUNICATION ENGG., MICROPROCESSORS, RDBMS.</text:p>
          </table:table-cell>
          <table:table-cell office:value-type="string">
            <text:p>DS</text:p>
          </table:table-cell>
          <table:table-cell office:value-type="string">
            <text:p>2574-2276</text:p>
          </table:table-cell>
          <table:table-cell office:value-type="string">
            <text:p>debu_friendship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Laxmikanta Das</text:p>
          </table:table-cell>
          <table:table-cell office:value-type="string">
            <text:p>001301 of 2000-2001</text:p>
          </table:table-cell>
          <table:table-cell office:value-type="string">
            <text:p>C,C++</text:p>
          </table:table-cell>
          <table:table-cell office:value-type="string">
            <text:p>H11-310</text:p>
          </table:table-cell>
          <table:table-cell office:value-type="string">
            <text:p>033-25802445</text:p>
          </table:table-cell>
          <table:table-cell office:value-type="string">
            <text:p>bubun_laxmi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mit Deb</text:p>
          </table:table-cell>
          <table:table-cell office:value-type="string">
            <text:p>001318 of 2000-2001</text:p>
          </table:table-cell>
          <table:table-cell office:value-type="string">
            <text:p>DBMS,SAD,Quiz</text:p>
          </table:table-cell>
          <table:table-cell office:value-type="string">
            <text:p>H-11/212--&gt;309</text:p>
          </table:table-cell>
          <table:table-cell office:value-type="string">
            <text:p>(033)23213090, 24305159</text:p>
          </table:table-cell>
          <table:table-cell office:value-type="string">
            <text:p>sumit8695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Anupam Bera</text:p>
          </table:table-cell>
          <table:table-cell office:value-type="string">
            <text:p>001312 of 2000-01</text:p>
          </table:table-cell>
          <table:table-cell office:value-type="string">
            <text:p>Automata, Algorithm ,Data structure ,Watermarking</text:p>
          </table:table-cell>
          <table:table-cell office:value-type="string">
            <text:p>H-7 -304</text:p>
          </table:table-cell>
          <table:table-cell office:value-type="string">
            <text:p>03212-256048</text:p>
          </table:table-cell>
          <table:table-cell office:value-type="string">
            <text:p>anupam_ber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Bitun Sen</text:p>
          </table:table-cell>
          <table:table-cell office:value-type="string">
            <text:p>001323 of 2000-2001</text:p>
          </table:table-cell>
          <table:table-cell office:value-type="string">
            <text:p>C,C++,Visual Basic,DBMS</text:p>
          </table:table-cell>
          <table:table-cell office:value-type="string">
            <text:p>H7-302</text:p>
          </table:table-cell>
          <table:table-cell office:value-type="float" office:value="25824053">
            <text:p>25824053</text:p>
          </table:table-cell>
          <table:table-cell office:value-type="string">
            <text:p>bitun_sen@yahoo.co.in</text:p>
          </table:table-cell>
          <table:table-cell office:value-type="string">
            <text:p>Junior Member of Research Staff of DPS Technologies India Pvt</text:p>
          </table:table-cell>
          <table:table-cell table:number-columns-repeated="3"/>
        </table:table-row>
        <table:table-row table:style-name="ro7">
          <table:table-cell office:value-type="string">
            <text:p>Chaitali Das</text:p>
          </table:table-cell>
          <table:table-cell office:value-type="string">
            <text:p>001326 of 2000-01</text:p>
          </table:table-cell>
          <table:table-cell office:value-type="string">
            <text:p>Music &amp; Travelling, Software Engineering</text:p>
          </table:table-cell>
          <table:table-cell office:value-type="string">
            <text:p>DS</text:p>
          </table:table-cell>
          <table:table-cell office:value-type="string">
            <text:p>(033)23350226</text:p>
          </table:table-cell>
          <table:table-cell office:value-type="string">
            <text:p>chaiti123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Tapas Das</text:p>
          </table:table-cell>
          <table:table-cell office:value-type="string">
            <text:p>001303 of 2000-03</text:p>
          </table:table-cell>
          <table:table-cell office:value-type="string">
            <text:p> </text:p>
          </table:table-cell>
          <table:table-cell office:value-type="string">
            <text:p>DS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mitava Mukherjee</text:p>
          </table:table-cell>
          <table:table-cell office:value-type="string">
            <text:p>001329 of 2000-01</text:p>
          </table:table-cell>
          <table:table-cell office:value-type="string">
            <text:p> </text:p>
          </table:table-cell>
          <table:table-cell office:value-type="string">
            <text:p>H11-309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Partha Sarathi Maity</text:p>
          </table:table-cell>
          <table:table-cell office:value-type="string">
            <text:p>001313 of 2000-01</text:p>
          </table:table-cell>
          <table:table-cell office:value-type="string">
            <text:p> </text:p>
          </table:table-cell>
          <table:table-cell office:value-type="string">
            <text:p>H7-303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9">
          <table:table-cell office:value-type="string">
            <text:p>Ardhendu Prasanna Majumdar</text:p>
          </table:table-cell>
          <table:table-cell office:value-type="string">
            <text:p>001319 of 2000-2001</text:p>
          </table:table-cell>
          <table:table-cell office:value-type="string">
            <text:p>DBMS, Data Structure, S/W Engineering, (UNIX / LINUX / WIN 9*), Language : C, C++, JAVA, JSP,SQL,P</text:p>
          </table:table-cell>
          <table:table-cell office:value-type="string">
            <text:p>H-7-209</text:p>
          </table:table-cell>
          <table:table-cell office:value-type="string">
            <text:p>2565-6088</text:p>
          </table:table-cell>
          <table:table-cell office:value-type="string">
            <text:p>apmbemca@yahoo.co.in</text:p>
          </table:table-cell>
          <table:table-cell office:value-type="string">
            <text:p>Graduate Tranee at Skytech Solutions PVT. LTD., BIPPL Building, Sector-V, EP &amp; GP Block, Kolkata-92</text:p>
          </table:table-cell>
          <table:table-cell table:number-columns-repeated="3"/>
        </table:table-row>
        <table:table-row table:style-name="ro10">
          <table:table-cell office:value-type="string">
            <text:p>Soumalya Kumar De</text:p>
          </table:table-cell>
          <table:table-cell office:value-type="string">
            <text:p>001314 of 2000-2001</text:p>
          </table:table-cell>
          <table:table-cell office:value-type="string">
            <text:p>Listening music, Watching movie,traveling, C programming, Knowing Linux Kernel internals</text:p>
          </table:table-cell>
          <table:table-cell office:value-type="string">
            <text:p>H#11/R#212-&gt;R#206-&gt;R#310</text:p>
          </table:table-cell>
          <table:table-cell office:value-type="string">
            <text:p>(033)23606274</text:p>
          </table:table-cell>
          <table:table-cell office:value-type="string">
            <text:p>sou_8@yahoo.com</text:p>
          </table:table-cell>
          <table:table-cell office:value-type="string">
            <text:p>Working at DPS Technologies India Pvt.Ltd.</text:p>
          </table:table-cell>
          <table:table-cell table:number-columns-repeated="3"/>
        </table:table-row>
        <table:table-row table:style-name="ro4">
          <table:table-cell office:value-type="string">
            <text:p>Sanjay Das</text:p>
          </table:table-cell>
          <table:table-cell office:value-type="string">
            <text:p>001324(2000-2001)</text:p>
          </table:table-cell>
          <table:table-cell office:value-type="string">
            <text:p>datastructure,dbms,operating system,language ,c,c++</text:p>
          </table:table-cell>
          <table:table-cell office:value-type="string">
            <text:p> </text:p>
          </table:table-cell>
          <table:table-cell office:value-type="string">
            <text:p>2644-8871</text:p>
          </table:table-cell>
          <table:table-cell office:value-type="string">
            <text:p>san_das_mca@yahoo.co.in</text:p>
          </table:table-cell>
          <table:table-cell office:value-type="string">
            <text:p>Vill-panchpara, PO.-Radhadasi, Dist-Howrah, 711313</text:p>
          </table:table-cell>
          <table:table-cell table:number-columns-repeated="3"/>
        </table:table-row>
        <table:table-row table:style-name="ro4">
          <table:table-cell office:value-type="string">
            <text:p>Anupam Maji</text:p>
          </table:table-cell>
          <table:table-cell office:value-type="float" office:value="20011313">
            <text:p>20011313</text:p>
          </table:table-cell>
          <table:table-cell office:value-type="string">
            <text:p>Sport/Travelling/Music</text:p>
          </table:table-cell>
          <table:table-cell office:value-type="string">
            <text:p>H-7/407</text:p>
          </table:table-cell>
          <table:table-cell office:value-type="string">
            <text:p>03213-254009</text:p>
          </table:table-cell>
          <table:table-cell office:value-type="string">
            <text:p>mars1432002@yahoo.co.in, anupam_maji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eepak Srivastava</text:p>
          </table:table-cell>
          <table:table-cell office:value-type="float" office:value="20011327">
            <text:p>20011327</text:p>
          </table:table-cell>
          <table:table-cell office:value-type="string">
            <text:p>Sports/Music</text:p>
          </table:table-cell>
          <table:table-cell office:value-type="string">
            <text:p>Day Scholar</text:p>
          </table:table-cell>
          <table:table-cell office:value-type="string">
            <text:p>033-26723258</text:p>
          </table:table-cell>
          <table:table-cell office:value-type="string">
            <text:p>s1_deepak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ilip Kumar Hira</text:p>
          </table:table-cell>
          <table:table-cell office:value-type="float" office:value="20011312">
            <text:p>20011312</text:p>
          </table:table-cell>
          <table:table-cell office:value-type="string">
            <text:p>Sports</text:p>
          </table:table-cell>
          <table:table-cell office:value-type="string">
            <text:p>H-7/402</text:p>
          </table:table-cell>
          <table:table-cell office:value-type="string">
            <text:p>03472-231831</text:p>
          </table:table-cell>
          <table:table-cell office:value-type="string">
            <text:p>dilhir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Niloy Kumar Banerjee</text:p>
          </table:table-cell>
          <table:table-cell office:value-type="float" office:value="20001325">
            <text:p>20001325</text:p>
          </table:table-cell>
          <table:table-cell office:value-type="string">
            <text:p>Reading Books/Travelling</text:p>
          </table:table-cell>
          <table:table-cell office:value-type="string">
            <text:p>Day Scholar</text:p>
          </table:table-cell>
          <table:table-cell office:value-type="string">
            <text:p>033-25213032</text:p>
          </table:table-cell>
          <table:table-cell office:value-type="string">
            <text:p>banerjee_niloy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ajdeep Bhattacharya</text:p>
          </table:table-cell>
          <table:table-cell office:value-type="float" office:value="20011303">
            <text:p>20011303</text:p>
          </table:table-cell>
          <table:table-cell office:value-type="string">
            <text:p>Net surfing</text:p>
          </table:table-cell>
          <table:table-cell office:value-type="string">
            <text:p>Day scholar</text:p>
          </table:table-cell>
          <table:table-cell office:value-type="string">
            <text:p>033-25315562</text:p>
          </table:table-cell>
          <table:table-cell office:value-type="string">
            <text:p>talkto_deep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ibal Bose</text:p>
          </table:table-cell>
          <table:table-cell office:value-type="float" office:value="20011301">
            <text:p>20011301</text:p>
          </table:table-cell>
          <table:table-cell office:value-type="string">
            <text:p>Sports/Travelling</text:p>
          </table:table-cell>
          <table:table-cell office:value-type="string">
            <text:p>H-7/407</text:p>
          </table:table-cell>
          <table:table-cell office:value-type="string">
            <text:p>03472-251065</text:p>
          </table:table-cell>
          <table:table-cell office:value-type="string">
            <text:p>hai_saibal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njib Mallick</text:p>
          </table:table-cell>
          <table:table-cell office:value-type="float" office:value="20011318">
            <text:p>20011318</text:p>
          </table:table-cell>
          <table:table-cell office:value-type="string">
            <text:p>Travelling/Reading books</text:p>
          </table:table-cell>
          <table:table-cell office:value-type="string">
            <text:p>H-7/312</text:p>
          </table:table-cell>
          <table:table-cell office:value-type="string">
            <text:p>0342-2754635</text:p>
          </table:table-cell>
          <table:table-cell office:value-type="string">
            <text:p>mallick_sanjib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ntanu Dey</text:p>
          </table:table-cell>
          <table:table-cell office:value-type="float" office:value="20011309">
            <text:p>20011309</text:p>
          </table:table-cell>
          <table:table-cell office:value-type="string">
            <text:p>Making Friends</text:p>
          </table:table-cell>
          <table:table-cell office:value-type="string">
            <text:p>H-7/402</text:p>
          </table:table-cell>
          <table:table-cell office:value-type="string">
            <text:p>03523-255896</text:p>
          </table:table-cell>
          <table:table-cell office:value-type="string">
            <text:p>bumbadey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bhayu De Sarkar</text:p>
          </table:table-cell>
          <table:table-cell office:value-type="float" office:value="20011310">
            <text:p>20011310</text:p>
          </table:table-cell>
          <table:table-cell office:value-type="string">
            <text:p>Sports,Music,Drawing</text:p>
          </table:table-cell>
          <table:table-cell office:value-type="string">
            <text:p>H-7/407</text:p>
          </table:table-cell>
          <table:table-cell office:value-type="string">
            <text:p>033-24218212</text:p>
          </table:table-cell>
          <table:table-cell office:value-type="string">
            <text:p>subhayu_ds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Anjan Mustafi</text:p>
          </table:table-cell>
          <table:table-cell office:value-type="float" office:value="20011319">
            <text:p>20011319</text:p>
          </table:table-cell>
          <table:table-cell office:value-type="string">
            <text:p>Internet_Surfing/Listening Music/Reading Books</text:p>
          </table:table-cell>
          <table:table-cell office:value-type="string">
            <text:p>Day Scholar</text:p>
          </table:table-cell>
          <table:table-cell office:value-type="string">
            <text:p>033-24478141</text:p>
          </table:table-cell>
          <table:table-cell office:value-type="string">
            <text:p>anjanmustafi2001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hankar Narayan Bose</text:p>
          </table:table-cell>
          <table:table-cell office:value-type="float" office:value="20011302">
            <text:p>20011302</text:p>
          </table:table-cell>
          <table:table-cell office:value-type="string">
            <text:p>Reading Stories</text:p>
          </table:table-cell>
          <table:table-cell office:value-type="string">
            <text:p>Day Scholar</text:p>
          </table:table-cell>
          <table:table-cell office:value-type="string">
            <text:p>033-24412617</text:p>
          </table:table-cell>
          <table:table-cell office:value-type="string">
            <text:p>bose_shankar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Mitali Bhattacharya</text:p>
          </table:table-cell>
          <table:table-cell office:value-type="float" office:value="20011304">
            <text:p>20011304</text:p>
          </table:table-cell>
          <table:table-cell office:value-type="string">
            <text:p>Kathak_dance/Reading Stories</text:p>
          </table:table-cell>
          <table:table-cell office:value-type="string">
            <text:p>Day Scholar</text:p>
          </table:table-cell>
          <table:table-cell office:value-type="string">
            <text:p>033-24422624</text:p>
          </table:table-cell>
          <table:table-cell office:value-type="string">
            <text:p>mitali_1979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ebolina Chakaravarty</text:p>
          </table:table-cell>
          <table:table-cell office:value-type="float" office:value="20011305">
            <text:p>20011305</text:p>
          </table:table-cell>
          <table:table-cell office:value-type="string">
            <text:p>Films/Reading Books/Sitar</text:p>
          </table:table-cell>
          <table:table-cell office:value-type="string">
            <text:p>Day Scholar</text:p>
          </table:table-cell>
          <table:table-cell office:value-type="string">
            <text:p>033-24119282</text:p>
          </table:table-cell>
          <table:table-cell office:value-type="string">
            <text:p>deb_resh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onali Dhali</text:p>
          </table:table-cell>
          <table:table-cell office:value-type="float" office:value="20011311">
            <text:p>20011311</text:p>
          </table:table-cell>
          <table:table-cell office:value-type="string">
            <text:p>Reading StoryBooks/Music</text:p>
          </table:table-cell>
          <table:table-cell office:value-type="string">
            <text:p>Day scholar</text:p>
          </table:table-cell>
          <table:table-cell office:value-type="string">
            <text:p>033-24166266</text:p>
          </table:table-cell>
          <table:table-cell office:value-type="string">
            <text:p>sonali_dhali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hadeb Kumar Das</text:p>
          </table:table-cell>
          <table:table-cell office:value-type="float" office:value="20011307">
            <text:p>20011307</text:p>
          </table:table-cell>
          <table:table-cell office:value-type="string">
            <text:p>Travelling</text:p>
          </table:table-cell>
          <table:table-cell office:value-type="string">
            <text:p>H-7/408</text:p>
          </table:table-cell>
          <table:table-cell office:value-type="string">
            <text:p>none</text:p>
          </table:table-cell>
          <table:table-cell office:value-type="string">
            <text:p>debkumar22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Bhabatosh Mandal</text:p>
          </table:table-cell>
          <table:table-cell office:value-type="float" office:value="20011315">
            <text:p>20011315</text:p>
          </table:table-cell>
          <table:table-cell office:value-type="string">
            <text:p>Playing Football</text:p>
          </table:table-cell>
          <table:table-cell office:value-type="string">
            <text:p>H-7 / Room-408</text:p>
          </table:table-cell>
          <table:table-cell office:value-type="string">
            <text:p>91-3472-288206</text:p>
          </table:table-cell>
          <table:table-cell office:value-type="string">
            <text:p>bhabatoshmandal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ujit Mukhopadhyay</text:p>
          </table:table-cell>
          <table:table-cell office:value-type="float" office:value="20011320">
            <text:p>20011320</text:p>
          </table:table-cell>
          <table:table-cell office:value-type="string">
            <text:p>Swimming,Taekwondo</text:p>
          </table:table-cell>
          <table:table-cell office:value-type="string">
            <text:p>Dayscholar</text:p>
          </table:table-cell>
          <table:table-cell office:value-type="string">
            <text:p>91-33-24052538</text:p>
          </table:table-cell>
          <table:table-cell office:value-type="string">
            <text:p>sujitmukhopadhyay2000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malesh Pradhan</text:p>
          </table:table-cell>
          <table:table-cell office:value-type="float" office:value="20011322">
            <text:p>20011322</text:p>
          </table:table-cell>
          <table:table-cell office:value-type="string">
            <text:p>Travelling</text:p>
          </table:table-cell>
          <table:table-cell office:value-type="string">
            <text:p>H-7 / 408</text:p>
          </table:table-cell>
          <table:table-cell office:value-type="float" office:value="9830284417">
            <text:p>9830284417</text:p>
          </table:table-cell>
          <table:table-cell office:value-type="string">
            <text:p>amal_always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rajit Saha</text:p>
          </table:table-cell>
          <table:table-cell office:value-type="float" office:value="20011324">
            <text:p>20011324</text:p>
          </table:table-cell>
          <table:table-cell office:value-type="string">
            <text:p>Travelling, Music</text:p>
          </table:table-cell>
          <table:table-cell office:value-type="string">
            <text:p>Day Scholar</text:p>
          </table:table-cell>
          <table:table-cell office:value-type="string">
            <text:p>91-33-25392674</text:p>
          </table:table-cell>
          <table:table-cell office:value-type="string">
            <text:p>suro_sah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anjan Pakira</text:p>
          </table:table-cell>
          <table:table-cell office:value-type="float" office:value="20011321">
            <text:p>20011321</text:p>
          </table:table-cell>
          <table:table-cell office:value-type="string">
            <text:p>Music,Cricket</text:p>
          </table:table-cell>
          <table:table-cell office:value-type="string">
            <text:p>H-7 / 402</text:p>
          </table:table-cell>
          <table:table-cell office:value-type="string">
            <text:p>91-33-26329066</text:p>
          </table:table-cell>
          <table:table-cell office:value-type="string">
            <text:p>ranjan_pakira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Dipankar De</text:p>
          </table:table-cell>
          <table:table-cell office:value-type="float" office:value="20011308">
            <text:p>20011308</text:p>
          </table:table-cell>
          <table:table-cell office:value-type="string">
            <text:p>Playing Badminton,Traveling,Drawing,Reading comics</text:p>
          </table:table-cell>
          <table:table-cell office:value-type="string">
            <text:p>H - 7/ 407</text:p>
          </table:table-cell>
          <table:table-cell office:value-type="string">
            <text:p>03564-251005</text:p>
          </table:table-cell>
          <table:table-cell office:value-type="string">
            <text:p>dipankde@yahoo.com</text:p>
          </table:table-cell>
          <table:table-cell office:value-type="string">
            <text:p>Software Engineer in Skytech Solutions Pvt. Ltd.</text:p>
          </table:table-cell>
          <table:table-cell table:number-columns-repeated="3"/>
        </table:table-row>
        <table:table-row table:style-name="ro7">
          <table:table-cell office:value-type="string">
            <text:p>Arijit Sarkar</text:p>
          </table:table-cell>
          <table:table-cell office:value-type="float" office:value="160305007">
            <text:p>160305007</text:p>
          </table:table-cell>
          <table:table-cell office:value-type="string">
            <text:p>Operating system,VLSI,Computer Architecture</text:p>
          </table:table-cell>
          <table:table-cell office:value-type="string">
            <text:p>A-10/333,Po-Klayani,Dist-Nadia,PIN-741235</text:p>
          </table:table-cell>
          <table:table-cell office:value-type="string">
            <text:p>033-25825998</text:p>
          </table:table-cell>
          <table:table-cell office:value-type="string">
            <text:p>ari333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Pushparaj Shetty D</text:p>
          </table:table-cell>
          <table:table-cell office:value-type="float" office:value="160305087">
            <text:p>160305087</text:p>
          </table:table-cell>
          <table:table-cell office:value-type="string">
            <text:p>Algorithms, Object Oriented Concepts, Memory system design</text:p>
          </table:table-cell>
          <table:table-cell office:value-type="string">
            <text:p>PG Hostel Room#206</text:p>
          </table:table-cell>
          <table:table-cell office:value-type="float" office:value="919831027494">
            <text:p>919831027494</text:p>
          </table:table-cell>
          <table:table-cell office:value-type="string">
            <text:p>shettypraj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Shashidhar G. Koolagudi</text:p>
          </table:table-cell>
          <table:table-cell office:value-type="float" office:value="160305088">
            <text:p>160305088</text:p>
          </table:table-cell>
          <table:table-cell office:value-type="string">
            <text:p>Software engineering, Microprocessors, Operating Systems. </text:p>
          </table:table-cell>
          <table:table-cell office:value-type="string">
            <text:p>PG Hostel No 13, 205</text:p>
          </table:table-cell>
          <table:table-cell office:value-type="string">
            <text:p>08378 - 805854</text:p>
          </table:table-cell>
          <table:table-cell office:value-type="string">
            <text:p>koolagudi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Abhijit Shaw</text:p>
          </table:table-cell>
          <table:table-cell office:value-type="float" office:value="160305005">
            <text:p>160305005</text:p>
          </table:table-cell>
          <table:table-cell office:value-type="string">
            <text:p>Image Processing, Telecommunication, Microprocessor, Operating System</text:p>
          </table:table-cell>
          <table:table-cell office:value-type="string">
            <text:p>C/O, S.N.Misra, P-2, Beliaghata Road, Kolkata-700015</text:p>
          </table:table-cell>
          <table:table-cell office:value-type="string">
            <text:p>033-22510662</text:p>
          </table:table-cell>
          <table:table-cell office:value-type="string">
            <text:p>shaw_abhijit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Chandan Bhunia</text:p>
          </table:table-cell>
          <table:table-cell office:value-type="float" office:value="160305083">
            <text:p>160305083</text:p>
          </table:table-cell>
          <table:table-cell office:value-type="string">
            <text:p>software development on navigation system, control system, </text:p>
          </table:table-cell>
          <table:table-cell office:value-type="string">
            <text:p>Hostel 10 / Room No 406</text:p>
          </table:table-cell>
          <table:table-cell office:value-type="float" office:value="9433116815">
            <text:p>9433116815</text:p>
          </table:table-cell>
          <table:table-cell office:value-type="string">
            <text:p>cbhunia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Arnab Ghosh</text:p>
          </table:table-cell>
          <table:table-cell office:value-type="float" office:value="160305082">
            <text:p>160305082</text:p>
          </table:table-cell>
          <table:table-cell office:value-type="string">
            <text:p>Data Structure, Networking</text:p>
          </table:table-cell>
          <table:table-cell office:value-type="string">
            <text:p>-</text:p>
          </table:table-cell>
          <table:table-cell office:value-type="float" office:value="3326685406">
            <text:p>3326685406</text:p>
          </table:table-cell>
          <table:table-cell office:value-type="string">
            <text:p>arnabghosh1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anjay Kumar Singh</text:p>
          </table:table-cell>
          <table:table-cell office:value-type="float" office:value="160305081">
            <text:p>160305081</text:p>
          </table:table-cell>
          <table:table-cell office:value-type="string">
            <text:p>Algorithms, Operating Systems, Networking</text:p>
          </table:table-cell>
          <table:table-cell office:value-type="string">
            <text:p>N/A</text:p>
          </table:table-cell>
          <table:table-cell office:value-type="float" office:value="9831095630">
            <text:p>9831095630</text:p>
          </table:table-cell>
          <table:table-cell office:value-type="string">
            <text:p>sanjaytok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Kousik Nandi Modak</text:p>
          </table:table-cell>
          <table:table-cell office:value-type="float" office:value="160305002">
            <text:p>160305002</text:p>
          </table:table-cell>
          <table:table-cell office:value-type="string">
            <text:p>Algorithm,Computer Networks</text:p>
          </table:table-cell>
          <table:table-cell office:value-type="string">
            <text:p>PG HOSTEL,ROOM NO.206</text:p>
          </table:table-cell>
          <table:table-cell office:value-type="float" office:value="3242255710">
            <text:p>3242255710</text:p>
          </table:table-cell>
          <table:table-cell office:value-type="string">
            <text:p>kousik_katla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ubhodip Chakraborty</text:p>
          </table:table-cell>
          <table:table-cell office:value-type="float" office:value="160305085">
            <text:p>160305085</text:p>
          </table:table-cell>
          <table:table-cell office:value-type="string">
            <text:p>Control Systems, Computer Networking</text:p>
          </table:table-cell>
          <table:table-cell office:value-type="string">
            <text:p>n.a</text:p>
          </table:table-cell>
          <table:table-cell office:value-type="string">
            <text:p>(033)26684010</text:p>
          </table:table-cell>
          <table:table-cell office:value-type="string">
            <text:p>subhodipc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Deepanjan Dutta</text:p>
          </table:table-cell>
          <table:table-cell office:value-type="float" office:value="160305001">
            <text:p>160305001</text:p>
          </table:table-cell>
          <table:table-cell office:value-type="string">
            <text:p>O.S., Networking, VLSI, 8085</text:p>
          </table:table-cell>
          <table:table-cell office:value-type="string">
            <text:p>NA</text:p>
          </table:table-cell>
          <table:table-cell office:value-type="string">
            <text:p>033-24037944</text:p>
          </table:table-cell>
          <table:table-cell office:value-type="string">
            <text:p>dutta_deepanjan2003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dip Das</text:p>
          </table:table-cell>
          <table:table-cell office:value-type="float" office:value="160305086">
            <text:p>160305086</text:p>
          </table:table-cell>
          <table:table-cell office:value-type="string">
            <text:p>Operating System, OOP</text:p>
          </table:table-cell>
          <table:table-cell office:value-type="string">
            <text:p>Downing Hall - 290</text:p>
          </table:table-cell>
          <table:table-cell office:value-type="string">
            <text:p>03220-250580</text:p>
          </table:table-cell>
          <table:table-cell office:value-type="string">
            <text:p>sudip_2k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Sanjay Chatterji</text:p>
          </table:table-cell>
          <table:table-cell office:value-type="float" office:value="160305010">
            <text:p>160305010</text:p>
          </table:table-cell>
          <table:table-cell office:value-type="string">
            <text:p>Operating System, Computer Architecture, DBMS</text:p>
          </table:table-cell>
          <table:table-cell office:value-type="string">
            <text:p>69,LNT Road, Shibpur, Howrah-03</text:p>
          </table:table-cell>
          <table:table-cell office:value-type="float" office:value="9433122824">
            <text:p>9433122824</text:p>
          </table:table-cell>
          <table:table-cell office:value-type="string">
            <text:p>sanjay_chatt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ayantan Ray</text:p>
          </table:table-cell>
          <table:table-cell office:value-type="float" office:value="160305006">
            <text:p>160305006</text:p>
          </table:table-cell>
          <table:table-cell office:value-type="string">
            <text:p>DBMS, Data structure, C, C++</text:p>
          </table:table-cell>
          <table:table-cell office:value-type="string">
            <text:p>NA</text:p>
          </table:table-cell>
          <table:table-cell office:value-type="float" office:value="9433122791">
            <text:p>9433122791</text:p>
          </table:table-cell>
          <table:table-cell office:value-type="string">
            <text:p>sayantanray1979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Rupsa Chakraborty</text:p>
          </table:table-cell>
          <table:table-cell office:value-type="float" office:value="160305003">
            <text:p>160305003</text:p>
          </table:table-cell>
          <table:table-cell office:value-type="string">
            <text:p>Data structures Fuzzy logic and Neural networks</text:p>
          </table:table-cell>
          <table:table-cell office:value-type="string">
            <text:p>Not applicable</text:p>
          </table:table-cell>
          <table:table-cell office:value-type="string">
            <text:p>(033)24515883</text:p>
          </table:table-cell>
          <table:table-cell office:value-type="string">
            <text:p>rupsa_c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Sanjib Kumar Ghorui</text:p>
          </table:table-cell>
          <table:table-cell office:value-type="float" office:value="160305084">
            <text:p>160305084</text:p>
          </table:table-cell>
          <table:table-cell office:value-type="string">
            <text:p>Data Structure, Algorithm, NetWork</text:p>
          </table:table-cell>
          <table:table-cell office:value-type="string">
            <text:p>N.A</text:p>
          </table:table-cell>
          <table:table-cell office:value-type="string">
            <text:p>(0)9433117683</text:p>
          </table:table-cell>
          <table:table-cell office:value-type="string">
            <text:p>sanjibghorui80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nirban Dasgupta</text:p>
          </table:table-cell>
          <table:table-cell office:value-type="float" office:value="302001">
            <text:p>302001</text:p>
          </table:table-cell>
          <table:table-cell office:value-type="string">
            <text:p>Studying Books</text:p>
          </table:table-cell>
          <table:table-cell office:value-type="string">
            <text:p>Day Scholar</text:p>
          </table:table-cell>
          <table:table-cell office:value-type="string">
            <text:p>033-24406523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Arnab Sen</text:p>
          </table:table-cell>
          <table:table-cell office:value-type="float" office:value="302003">
            <text:p>302003</text:p>
          </table:table-cell>
          <table:table-cell office:value-type="string">
            <text:p>Computer </text:p>
          </table:table-cell>
          <table:table-cell office:value-type="string">
            <text:p>Day Scholar</text:p>
          </table:table-cell>
          <table:table-cell office:value-type="string">
            <text:p>033-24369536</text:p>
          </table:table-cell>
          <table:table-cell office:value-type="string">
            <text:p>sarnab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Barun kumar Mondal</text:p>
          </table:table-cell>
          <table:table-cell office:value-type="float" office:value="302004">
            <text:p>302004</text:p>
          </table:table-cell>
          <table:table-cell office:value-type="string">
            <text:p>C++,JAVA,VB.net,ORACLE 9i</text:p>
          </table:table-cell>
          <table:table-cell office:value-type="string">
            <text:p>Day Scholar</text:p>
          </table:table-cell>
          <table:table-cell office:value-type="string">
            <text:p>+91(033)24905205</text:p>
          </table:table-cell>
          <table:table-cell office:value-type="string">
            <text:p>mandal_barun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7">
          <table:table-cell office:value-type="string">
            <text:p>Bidhan Sarkar</text:p>
          </table:table-cell>
          <table:table-cell office:value-type="float" office:value="302005">
            <text:p>302005</text:p>
          </table:table-cell>
          <table:table-cell office:value-type="string">
            <text:p>Painting</text:p>
          </table:table-cell>
          <table:table-cell office:value-type="string">
            <text:p>day scholar</text:p>
          </table:table-cell>
          <table:table-cell office:value-type="string">
            <text:p>(0343)2602359</text:p>
          </table:table-cell>
          <table:table-cell office:value-type="string">
            <text:p>hi_bidhan@rediffmail.com, hi_bidhan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Bidisha Mukherjee</text:p>
          </table:table-cell>
          <table:table-cell office:value-type="float" office:value="302006">
            <text:p>302006</text:p>
          </table:table-cell>
          <table:table-cell office:value-type="string">
            <text:p>music &amp; reading books</text:p>
          </table:table-cell>
          <table:table-cell office:value-type="string">
            <text:p>H-PANDYA</text:p>
          </table:table-cell>
          <table:table-cell office:value-type="string">
            <text:p>(033)25828957</text:p>
          </table:table-cell>
          <table:table-cell office:value-type="string">
            <text:p>bidisha_tina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Chinmay Saha</text:p>
          </table:table-cell>
          <table:table-cell office:value-type="float" office:value="302007">
            <text:p>302007</text:p>
          </table:table-cell>
          <table:table-cell office:value-type="string">
            <text:p>listening music</text:p>
          </table:table-cell>
          <table:table-cell office:value-type="string">
            <text:p>day scholar</text:p>
          </table:table-cell>
          <table:table-cell office:value-type="string">
            <text:p>(03472)250165</text:p>
          </table:table-cell>
          <table:table-cell office:value-type="string">
            <text:p>Sahas_help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ebabrata Mallick</text:p>
          </table:table-cell>
          <table:table-cell office:value-type="float" office:value="302008">
            <text:p>302008</text:p>
          </table:table-cell>
          <table:table-cell office:value-type="string">
            <text:p>playing football</text:p>
          </table:table-cell>
          <table:table-cell office:value-type="string">
            <text:p>H-7 &amp; R-303</text:p>
          </table:table-cell>
          <table:table-cell office:value-type="float" office:value="246334">
            <text:p>246334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Diptiman Roy</text:p>
          </table:table-cell>
          <table:table-cell office:value-type="float" office:value="302009">
            <text:p>302009</text:p>
          </table:table-cell>
          <table:table-cell office:value-type="string">
            <text:p>reading books</text:p>
          </table:table-cell>
          <table:table-cell office:value-type="string">
            <text:p>H-7 &amp; R-303</text:p>
          </table:table-cell>
          <table:table-cell office:value-type="string">
            <text:p> </text:p>
          </table:table-cell>
          <table:table-cell office:value-type="string">
            <text:p>smsd_roy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Gobinda Das</text:p>
          </table:table-cell>
          <table:table-cell office:value-type="float" office:value="302010">
            <text:p>302010</text:p>
          </table:table-cell>
          <table:table-cell office:value-type="string">
            <text:p>Operating System(UNIX)</text:p>
          </table:table-cell>
          <table:table-cell office:value-type="string">
            <text:p>H-11 &amp; R-309</text:p>
          </table:table-cell>
          <table:table-cell office:value-type="string">
            <text:p> </text:p>
          </table:table-cell>
          <table:table-cell office:value-type="string">
            <text:p>das_gobinda2003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Jayanta Mukherjee</text:p>
          </table:table-cell>
          <table:table-cell office:value-type="float" office:value="302011">
            <text:p>302011</text:p>
          </table:table-cell>
          <table:table-cell office:value-type="string">
            <text:p>reading books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jayanta_raju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Joydeep Bera</text:p>
          </table:table-cell>
          <table:table-cell office:value-type="float" office:value="302012">
            <text:p>302012</text:p>
          </table:table-cell>
          <table:table-cell office:value-type="string">
            <text:p>playing cards</text:p>
          </table:table-cell>
          <table:table-cell office:value-type="string">
            <text:p> </text:p>
          </table:table-cell>
          <table:table-cell office:value-type="string">
            <text:p>(033)25821751</text:p>
          </table:table-cell>
          <table:table-cell office:value-type="string">
            <text:p>jdeep9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Koushik Mahakal</text:p>
          </table:table-cell>
          <table:table-cell office:value-type="float" office:value="302013">
            <text:p>302013</text:p>
          </table:table-cell>
          <table:table-cell office:value-type="string">
            <text:p>C-programming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koushik_luck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Kunal Chanda</text:p>
          </table:table-cell>
          <table:table-cell office:value-type="float" office:value="302014">
            <text:p>302014</text:p>
          </table:table-cell>
          <table:table-cell office:value-type="string">
            <text:p>reading story books</text:p>
          </table:table-cell>
          <table:table-cell office:value-type="string">
            <text:p>Day Scholar</text:p>
          </table:table-cell>
          <table:table-cell office:value-type="string">
            <text:p>(033)23514114</text:p>
          </table:table-cell>
          <table:table-cell office:value-type="string">
            <text:p>kunal_chand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Mahesh Sharma</text:p>
          </table:table-cell>
          <table:table-cell office:value-type="float" office:value="302015">
            <text:p>302015</text:p>
          </table:table-cell>
          <table:table-cell office:value-type="string">
            <text:p>playing cricket</text:p>
          </table:table-cell>
          <table:table-cell office:value-type="string">
            <text:p>Day Scholar</text:p>
          </table:table-cell>
          <table:table-cell office:value-type="string">
            <text:p>(033)26546809</text:p>
          </table:table-cell>
          <table:table-cell office:value-type="string">
            <text:p>maheshbelur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Mitali Mondal</text:p>
          </table:table-cell>
          <table:table-cell office:value-type="float" office:value="302016">
            <text:p>302016</text:p>
          </table:table-cell>
          <table:table-cell office:value-type="string">
            <text:p>listening to music</text:p>
          </table:table-cell>
          <table:table-cell office:value-type="string">
            <text:p>Day Scholar</text:p>
          </table:table-cell>
          <table:table-cell office:value-type="string">
            <text:p>(033)23291919</text:p>
          </table:table-cell>
          <table:table-cell office:value-type="string">
            <text:p>mitali_27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Mostanul Arefin</text:p>
          </table:table-cell>
          <table:table-cell office:value-type="float" office:value="302017">
            <text:p>302017</text:p>
          </table:table-cell>
          <table:table-cell office:value-type="string">
            <text:p>reading books</text:p>
          </table:table-cell>
          <table:table-cell office:value-type="string">
            <text:p>Day Scholar</text:p>
          </table:table-cell>
          <table:table-cell office:value-type="string">
            <text:p>(03216)260268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Nirod Chandra Roy</text:p>
          </table:table-cell>
          <table:table-cell office:value-type="float" office:value="302018">
            <text:p>302018</text:p>
          </table:table-cell>
          <table:table-cell office:value-type="string">
            <text:p>listening music</text:p>
          </table:table-cell>
          <table:table-cell office:value-type="string">
            <text:p>H-11 &amp; R-309</text:p>
          </table:table-cell>
          <table:table-cell office:value-type="string">
            <text:p> </text:p>
          </table:table-cell>
          <table:table-cell office:value-type="string">
            <text:p>n_ray_kanak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itwick Pal</text:p>
          </table:table-cell>
          <table:table-cell office:value-type="float" office:value="302019">
            <text:p>302019</text:p>
          </table:table-cell>
          <table:table-cell office:value-type="string">
            <text:p>rock music &amp; philately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ritwickpal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6">
          <table:table-cell office:value-type="string">
            <text:p>Samrat Bhattacharya</text:p>
          </table:table-cell>
          <table:table-cell office:value-type="float" office:value="302020">
            <text:p>302020</text:p>
          </table:table-cell>
          <table:table-cell office:value-type="string">
            <text:p>travelling &amp; movies</text:p>
          </table:table-cell>
          <table:table-cell office:value-type="string">
            <text:p>Day Scholar</text:p>
          </table:table-cell>
          <table:table-cell office:value-type="string">
            <text:p>(033)23521730</text:p>
          </table:table-cell>
          <table:table-cell office:value-type="string">
            <text:p>bhat_samrat@rediffmail.com, samratbhat@yahoo.com, samratbhat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2">
          <table:table-cell office:value-type="string">
            <text:p>Sanjib Kumar Ghosh</text:p>
          </table:table-cell>
          <table:table-cell office:value-type="float" office:value="302021">
            <text:p>302021</text:p>
          </table:table-cell>
          <table:table-cell office:value-type="string">
            <text:p>c-programming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sanji17dec@yahoo.com, ghosh_sanjib17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antosh Kumar Sharma</text:p>
          </table:table-cell>
          <table:table-cell office:value-type="float" office:value="302022">
            <text:p>302022</text:p>
          </table:table-cell>
          <table:table-cell office:value-type="string">
            <text:p>C-programming</text:p>
          </table:table-cell>
          <table:table-cell office:value-type="string">
            <text:p>Day Scholar</text:p>
          </table:table-cell>
          <table:table-cell office:value-type="string">
            <text:p>(033)24695456</text:p>
          </table:table-cell>
          <table:table-cell office:value-type="string">
            <text:p>santosheyu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ayantani Biswas</text:p>
          </table:table-cell>
          <table:table-cell office:value-type="float" office:value="302023">
            <text:p>302023</text:p>
          </table:table-cell>
          <table:table-cell office:value-type="string">
            <text:p>dancing</text:p>
          </table:table-cell>
          <table:table-cell office:value-type="string">
            <text:p>Day Scholar</text:p>
          </table:table-cell>
          <table:table-cell office:value-type="string">
            <text:p>(033)24407764</text:p>
          </table:table-cell>
          <table:table-cell office:value-type="string">
            <text:p>sayantani_18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houvik Dasgupta</text:p>
          </table:table-cell>
          <table:table-cell office:value-type="float" office:value="302024">
            <text:p>302024</text:p>
          </table:table-cell>
          <table:table-cell office:value-type="string">
            <text:p>philosophy</text:p>
          </table:table-cell>
          <table:table-cell office:value-type="string">
            <text:p>Day Scholar</text:p>
          </table:table-cell>
          <table:table-cell office:value-type="string">
            <text:p>(033)25222315</text:p>
          </table:table-cell>
          <table:table-cell office:value-type="string">
            <text:p>dasgupta_rupam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omnath Roy</text:p>
          </table:table-cell>
          <table:table-cell office:value-type="float" office:value="302026">
            <text:p>302026</text:p>
          </table:table-cell>
          <table:table-cell office:value-type="string">
            <text:p>music</text:p>
          </table:table-cell>
          <table:table-cell office:value-type="string">
            <text:p>Day Scholar</text:p>
          </table:table-cell>
          <table:table-cell office:value-type="string">
            <text:p>(033)25379882</text:p>
          </table:table-cell>
          <table:table-cell office:value-type="string">
            <text:p>Somnath_Roy@vsnl.net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Subrata Paul</text:p>
          </table:table-cell>
          <table:table-cell office:value-type="float" office:value="302027">
            <text:p>302027</text:p>
          </table:table-cell>
          <table:table-cell office:value-type="string">
            <text:p>playing cards,tt,cricket etc.</text:p>
          </table:table-cell>
          <table:table-cell office:value-type="string">
            <text:p>Day Scholar</text:p>
          </table:table-cell>
          <table:table-cell table:number-columns-repeated="3"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ushil Kumar Shaw</text:p>
          </table:table-cell>
          <table:table-cell office:value-type="float" office:value="302028">
            <text:p>302028</text:p>
          </table:table-cell>
          <table:table-cell office:value-type="string">
            <text:p>playing cricket</text:p>
          </table:table-cell>
          <table:table-cell office:value-type="string">
            <text:p>Day Scholar</text:p>
          </table:table-cell>
          <table:table-cell office:value-type="string">
            <text:p> </text:p>
          </table:table-cell>
          <table:table-cell office:value-type="string">
            <text:p>sushil_blaze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Swapan Kumar Jana</text:p>
          </table:table-cell>
          <table:table-cell office:value-type="float" office:value="302029">
            <text:p>302029</text:p>
          </table:table-cell>
          <table:table-cell office:value-type="string">
            <text:p>net serfing</text:p>
          </table:table-cell>
          <table:table-cell office:value-type="string">
            <text:p>Day Scholar</text:p>
          </table:table-cell>
          <table:table-cell office:value-type="string">
            <text:p>(033)22197309</text:p>
          </table:table-cell>
          <table:table-cell office:value-type="string">
            <text:p>s_k_jana@indiatimes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Tanima Sinha</text:p>
          </table:table-cell>
          <table:table-cell office:value-type="float" office:value="302030">
            <text:p>302030</text:p>
          </table:table-cell>
          <table:table-cell office:value-type="string">
            <text:p>painting</text:p>
          </table:table-cell>
          <table:table-cell office:value-type="string">
            <text:p>Day Scholar</text:p>
          </table:table-cell>
          <table:table-cell office:value-type="string">
            <text:p>(033)25705723</text:p>
          </table:table-cell>
          <table:table-cell table:number-columns-repeated="2"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Vinod Kumar Yadav</text:p>
          </table:table-cell>
          <table:table-cell office:value-type="float" office:value="302031">
            <text:p>302031</text:p>
          </table:table-cell>
          <table:table-cell office:value-type="string">
            <text:p>reading books</text:p>
          </table:table-cell>
          <table:table-cell office:value-type="string">
            <text:p>Day Scholar</text:p>
          </table:table-cell>
          <table:table-cell office:value-type="string">
            <text:p>(033)26604811</text:p>
          </table:table-cell>
          <table:table-cell office:value-type="string">
            <text:p>vinod_kr_yadav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Yayati Barma</text:p>
          </table:table-cell>
          <table:table-cell office:value-type="float" office:value="302032">
            <text:p>302032</text:p>
          </table:table-cell>
          <table:table-cell office:value-type="string">
            <text:p>playing,movies etc</text:p>
          </table:table-cell>
          <table:table-cell office:value-type="string">
            <text:p>H-7 &amp; R-303</text:p>
          </table:table-cell>
          <table:table-cell office:value-type="string">
            <text:p>(0353)2554560</text:p>
          </table:table-cell>
          <table:table-cell office:value-type="string">
            <text:p>yayati_barma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3">
          <table:table-cell office:value-type="string">
            <text:p>Shyama Prosad Chowdhury</text:p>
          </table:table-cell>
          <table:table-cell office:value-type="float" office:value="202713">
            <text:p>202713</text:p>
          </table:table-cell>
          <table:table-cell office:value-type="string">
            <text:p>Document Image Segmentation &amp; Analysis, Image Morphology, Image Processing</text:p>
          </table:table-cell>
          <table:table-cell office:value-type="string">
            <text:p> </text:p>
          </table:table-cell>
          <table:table-cell office:value-type="string">
            <text:p>033-23516336</text:p>
          </table:table-cell>
          <table:table-cell office:value-type="string">
            <text:p>shyama_p_chowdhury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Ranjan Kumar Pradhan</text:p>
          </table:table-cell>
          <table:table-cell office:value-type="float" office:value="202711">
            <text:p>202711</text:p>
          </table:table-cell>
          <table:table-cell office:value-type="string">
            <text:p>Operating System, Database Management, Compiler Construction</text:p>
          </table:table-cell>
          <table:table-cell office:value-type="string">
            <text:p>P.G.Hostel Room no - 309</text:p>
          </table:table-cell>
          <table:table-cell office:value-type="string">
            <text:p> </text:p>
          </table:table-cell>
          <table:table-cell office:value-type="string">
            <text:p>ran19@rediff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Pralay Mitra</text:p>
          </table:table-cell>
          <table:table-cell office:value-type="float" office:value="202706">
            <text:p>202706</text:p>
          </table:table-cell>
          <table:table-cell office:value-type="string">
            <text:p>Graph Theory, Algorithms, Theoritical Computer Science, VLSI Design</text:p>
          </table:table-cell>
          <table:table-cell office:value-type="string">
            <text:p> </text:p>
          </table:table-cell>
          <table:table-cell office:value-type="string">
            <text:p>03214-216042 </text:p>
          </table:table-cell>
          <table:table-cell table:style-name="Default"/>
          <table:table-cell office:value-type="string">
            <text:p> </text:p>
          </table:table-cell>
          <table:table-cell table:number-columns-repeated="2"/>
          <table:table-cell table:style-name="ce2" office:value-type="string">
            <text:p>mitra_pralay@yahoo.co.in</text:p>
          </table:table-cell>
        </table:table-row>
        <table:table-row table:style-name="ro2">
          <table:table-cell office:value-type="string">
            <text:p>Surajit Sarkar</text:p>
          </table:table-cell>
          <table:table-cell office:value-type="float" office:value="202716">
            <text:p>202716</text:p>
          </table:table-cell>
          <table:table-cell office:value-type="string">
            <text:p>DBMS, H/W &amp; Architecture, Computer Graphics</text:p>
          </table:table-cell>
          <table:table-cell office:value-type="string">
            <text:p> </text:p>
          </table:table-cell>
          <table:table-cell office:value-type="string">
            <text:p>033-24454442</text:p>
          </table:table-cell>
          <table:table-cell office:value-type="string">
            <text:p>surajit_sarkar1996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5">
          <table:table-cell office:value-type="string">
            <text:p>Manish Jha</text:p>
          </table:table-cell>
          <table:table-cell office:value-type="float" office:value="202718">
            <text:p>202718</text:p>
          </table:table-cell>
          <table:table-cell office:value-type="string">
            <text:p>Automata, Algorithm</text:p>
          </table:table-cell>
          <table:table-cell office:value-type="string">
            <text:p>P.G.Hostel Room No-205</text:p>
          </table:table-cell>
          <table:table-cell office:value-type="string">
            <text:p>033-24411182</text:p>
          </table:table-cell>
          <table:table-cell office:value-type="string">
            <text:p>manish_jha_kamal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0">
          <table:table-cell office:value-type="string">
            <text:p>Rabindra Nath Mandal</text:p>
          </table:table-cell>
          <table:table-cell office:value-type="float" office:value="202709">
            <text:p>202709</text:p>
          </table:table-cell>
          <table:table-cell office:value-type="string">
            <text:p>Image processing, Data Compression, System Programming, Study of different file formats</text:p>
          </table:table-cell>
          <table:table-cell office:value-type="string">
            <text:p>P.G.Hostel Room No - 305</text:p>
          </table:table-cell>
          <table:table-cell office:value-type="string">
            <text:p> </text:p>
          </table:table-cell>
          <table:table-cell office:value-type="string">
            <text:p>rabin_143in@yahoo.co.in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4">
          <table:table-cell office:value-type="string">
            <text:p>Suparna Pal</text:p>
          </table:table-cell>
          <table:table-cell office:value-type="float" office:value="20011120">
            <text:p>20011120</text:p>
          </table:table-cell>
          <table:table-cell office:value-type="string">
            <text:p>Operating Syatem, DBMS, System Software, Programming</text:p>
          </table:table-cell>
          <table:table-cell office:value-type="string">
            <text:p>Pandya Hostel Room No-6</text:p>
          </table:table-cell>
          <table:table-cell office:value-type="string">
            <text:p>033-25544372</text:p>
          </table:table-cell>
          <table:table-cell office:value-type="string">
            <text:p>suparna72@hotmail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1">
          <table:table-cell office:value-type="string">
            <text:p>R. Ragupathy</text:p>
          </table:table-cell>
          <table:table-cell office:value-type="float" office:value="202708">
            <text:p>202708</text:p>
          </table:table-cell>
          <table:table-cell office:value-type="string">
            <text:p>Mobile N/W </text:p>
          </table:table-cell>
          <table:table-cell office:value-type="string">
            <text:p>P. G. Hostel Room :- 205</text:p>
          </table:table-cell>
          <table:table-cell office:value-type="string">
            <text:p>033-26688052</text:p>
          </table:table-cell>
          <table:table-cell office:value-type="string">
            <text:p>cse_ragu@yahoo.com</text:p>
          </table:table-cell>
          <table:table-cell office:value-type="string">
            <text:p> </text:p>
          </table:table-cell>
          <table:table-cell table:number-columns-repeated="3"/>
        </table:table-row>
        <table:table-row table:style-name="ro8">
          <table:table-cell office:value-type="string">
            <text:p> </text:p>
          </table:table-cell>
          <table:table-cell table:style-name="Default" table:number-columns-repeated="6"/>
          <table:table-cell table:number-columns-repeated="3"/>
        </table:table-row>
      </table:table>
      <table:table table:name="faculty" table:style-name="ta1" table:print="false">
        <table:table-column table:style-name="co1" table:number-columns-repeated="5" table:default-cell-style-name="ce3"/>
        <table:table-column table:style-name="co1" table:default-cell-style-name="Default"/>
        <table:table-row table:style-name="ro7">
          <table:table-cell office:value-type="string">
            <text:p><text:a xlink:href="http://www.becs.ac.in/appliedmechanics_akbhattacharya.html">Amartya Kumar Bhattacharya</text:a></text:p>
          </table:table-cell>
          <table:table-cell office:value-type="string">
            <text:p>Asst. Professor 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59)</text:p>
          </table:table-cell>
          <table:table-cell office:value-type="string">
            <text:p>amartyakumar@yahoo.co.in 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amitroychudhary.html">Amit Roychoudhury</text:a></text:p>
          </table:table-cell>
          <table:table-cell office:value-type="string">
            <text:p>Sr. Lecture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48)</text:p>
          </table:table-cell>
          <table:table-cell office:value-type="string">
            <text:p>arc_98@reddiffmail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akmajumder.html">Ashis Kumar Mazumder</text:a></text:p>
          </table:table-cell>
          <table:table-cell office:value-type="string">
            <text:p>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97)</text:p>
          </table:table-cell>
          <table:table-cell office:value-type="string">
            <text:p>ashis.mazumder@rediffmail.com</text:p>
          </table:table-cell>
          <table:table-cell/>
        </table:table-row>
        <table:table-row table:style-name="ro1">
          <table:table-cell office:value-type="string">
            <text:p><text:a xlink:href="http://www.becs.ac.in/architecture_adityabandyopadhya.html">Aditya Bandyopadhyay</text:a></text:p>
          </table:table-cell>
          <table:table-cell office:value-type="string">
            <text:p>Professor and Head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1">
          <table:table-cell office:value-type="string">
            <text:p><text:a xlink:href="http://www.becs.ac.in/architecture_arupsarkar.html">Arup Sarkar</text:a></text:p>
          </table:table-cell>
          <table:table-cell office:value-type="string">
            <text:p>Asst. Professor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arupsarkar.ar@gmail.com</text:p>
          </table:table-cell>
          <table:table-cell/>
        </table:table-row>
        <table:table-row table:style-name="ro7">
          <table:table-cell office:value-type="string">
            <text:p><text:a xlink:href="http://www.becs.ac.in/architecture_amitavaroy.html">Amitava Roy</text:a></text:p>
          </table:table-cell>
          <table:table-cell office:value-type="string">
            <text:p>Asst. Professor</text:p>
          </table:table-cell>
          <table:table-cell office:value-type="string">
            <text:p>Architecture</text:p>
          </table:table-cell>
          <table:table-cell office:value-type="string">
            <text:p>91-33-2668-4561 to 63 (ext- 447)</text:p>
          </table:table-cell>
          <table:table-cell office:value-type="string">
            <text:p>aroy@arch.becs.ac.in, r.amitava@gmail.com</text:p>
          </table:table-cell>
          <table:table-cell/>
        </table:table-row>
        <table:table-row table:style-name="ro5">
          <table:table-cell office:value-type="string">
            <text:p><text:a xlink:href="http://www.becs.ac.in/chemistry_amahapatra.html">Ajit Kumar Mahapatra</text:a></text:p>
          </table:table-cell>
          <table:table-cell office:value-type="string">
            <text:p>Asst. Professor</text:p>
          </table:table-cell>
          <table:table-cell office:value-type="string">
            <text:p>Chemistry</text:p>
          </table:table-cell>
          <table:table-cell office:value-type="string">
            <text:p>91-33-2668-4561 to 63 (ext- 246)</text:p>
          </table:table-cell>
          <table:table-cell office:value-type="string">
            <text:p>mahapatra574@gmail.com</text:p>
          </table:table-cell>
          <table:table-cell/>
        </table:table-row>
        <table:table-row table:style-name="ro5">
          <table:table-cell office:value-type="string">
            <text:p><text:a xlink:href="http://www.becs.ac.in/chemistry_amondal.html">Anup Mondal</text:a></text:p>
          </table:table-cell>
          <table:table-cell office:value-type="string">
            <text:p>Professor and Head</text:p>
          </table:table-cell>
          <table:table-cell office:value-type="string">
            <text:p>Chemistry</text:p>
          </table:table-cell>
          <table:table-cell office:value-type="string">
            <text:p>91-33-2668-4561 to 63 (ext- 494)</text:p>
          </table:table-cell>
          <table:table-cell office:value-type="string">
            <text:p>anupmondal2000@yahoo.co.in</text:p>
          </table:table-cell>
          <table:table-cell/>
        </table:table-row>
        <table:table-row table:style-name="ro5">
          <table:table-cell office:value-type="string">
            <text:p><text:a xlink:href="http://www.becs.ac.in/civil_ajit.html">Ajit Lal Guha</text:a></text:p>
          </table:table-cell>
          <table:table-cell office:value-type="string">
            <text:p>Professor </text:p>
          </table:table-cell>
          <table:table-cell office:value-type="string">
            <text:p>Civil Engineering </text:p>
          </table:table-cell>
          <table:table-cell office:value-type="string">
            <text:p>91-33-2668-4561 to 63 (ext-678)</text:p>
          </table:table-cell>
          <table:table-cell office:value-type="string">
            <text:p>ajit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civil_amalendu.html">Amalendu Ghosh</text:a></text:p>
          </table:table-cell>
          <table:table-cell office:value-type="string">
            <text:p>Professor and Ex-Head</text:p>
          </table:table-cell>
          <table:table-cell office:value-type="string">
            <text:p>Civil Engineering </text:p>
          </table:table-cell>
          <table:table-cell office:value-type="string">
            <text:p>91-33-2668-4561 to 63 (ext- 680)</text:p>
          </table:table-cell>
          <table:table-cell office:value-type="string">
            <text:p>amalendu@civil.becs.ac.in </text:p>
          </table:table-cell>
          <table:table-cell/>
        </table:table-row>
        <table:table-row table:style-name="ro5">
          <table:table-cell office:value-type="string">
            <text:p><text:a xlink:href="http://www.becs.ac.in/civil_ambarish.html">Ambarish Ghosh</text:a></text:p>
          </table:table-cell>
          <table:table-cell office:value-type="string">
            <text:p>Asst. 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53)</text:p>
          </table:table-cell>
          <table:table-cell office:value-type="string">
            <text:p>ambarish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civil_amit.html">Amit Dutta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998)</text:p>
          </table:table-cell>
          <table:table-cell office:value-type="string">
            <text:p>amitt55@yahoo.com</text:p>
          </table:table-cell>
          <table:table-cell/>
        </table:table-row>
        <table:table-row table:style-name="ro1">
          <table:table-cell office:value-type="string">
            <text:p><text:a xlink:href="http://www.becs.ac.in/civil_anirban.html">Anirban Gupta</text:a></text:p>
          </table:table-cell>
          <table:table-cell office:value-type="string">
            <text:p>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civil_aparna.html">Aparna (Dey) Ghosh</text:a></text:p>
          </table:table-cell>
          <table:table-cell office:value-type="string">
            <text:p>Asst. 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3)</text:p>
          </table:table-cell>
          <table:table-cell office:value-type="string">
            <text:p>aparna@civil.becs.ac.in </text:p>
          </table:table-cell>
          <table:table-cell/>
        </table:table-row>
        <table:table-row table:style-name="ro5">
          <table:table-cell office:value-type="string">
            <text:p><text:a xlink:href="http://www.becs.ac.in/civil_arun.html">Arun Chakraborty</text:a></text:p>
          </table:table-cell>
          <table:table-cell office:value-type="string">
            <text:p>Asst. 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45)</text:p>
          </table:table-cell>
          <table:table-cell office:value-type="string">
            <text:p>arunchakraborty@mailcity.com</text:p>
          </table:table-cell>
          <table:table-cell/>
        </table:table-row>
        <table:table-row table:style-name="ro5">
          <table:table-cell office:value-type="string">
            <text:p><text:a xlink:href="http://www.becs.ac.in/civil_ashis.html">Ashis Kr. Bera</text:a></text:p>
          </table:table-cell>
          <table:table-cell office:value-type="string">
            <text:p>Sr. 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55)</text:p>
          </table:table-cell>
          <table:table-cell office:value-type="string">
            <text:p>ashis@civil.becs.ac.in</text:p>
          </table:table-cell>
          <table:table-cell/>
        </table:table-row>
        <table:table-row table:style-name="ro4">
          <table:table-cell office:value-type="string">
            <text:p><text:a xlink:href="http://www.becs.ac.in/civil_ashok.html">Ashok Adak 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58)</text:p>
          </table:table-cell>
          <table:table-cell office:value-type="string">
            <text:p>asok@civil.becs.ac.in, asokadak@gmail.com, aadak_iitkgp@yahoo.com </text:p>
          </table:table-cell>
          <table:table-cell/>
        </table:table-row>
        <table:table-row table:style-name="ro1">
          <table:table-cell office:value-type="string">
            <text:p><text:a xlink:href="http://www.becs.ac.in/cst_abhik.html">Abhik Mukherjee</text:a></text:p>
          </table:table-cell>
          <table:table-cell office:value-type="string">
            <text:p>Sr. Lecturer</text:p>
          </table:table-cell>
          <table:table-cell office:value-type="string">
            <text:p>Comp.Sc.&amp; Tech. </text:p>
          </table:table-cell>
          <table:table-cell office:value-type="string">
            <text:p>91-33-2668-6151 </text:p>
          </table:table-cell>
          <table:table-cell office:value-type="string">
            <text:p>abhik@cs.becs.ac.in</text:p>
          </table:table-cell>
          <table:table-cell/>
        </table:table-row>
        <table:table-row table:style-name="ro1">
          <table:table-cell office:value-type="string">
            <text:p><text:a xlink:href="http://www.becs.ac.in/cst_adutta.html">Aloke Dutta</text:a></text:p>
          </table:table-cell>
          <table:table-cell office:value-type="string">
            <text:p>Asst. Professo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adatta@becs.ac.in</text:p>
          </table:table-cell>
          <table:table-cell/>
        </table:table-row>
        <table:table-row table:style-name="ro1">
          <table:table-cell office:value-type="string">
            <text:p><text:a xlink:href="http://www.becs.ac.in/cst_amitdas.html">Amit Das</text:a></text:p>
          </table:table-cell>
          <table:table-cell office:value-type="string">
            <text:p>Professor</text:p>
          </table:table-cell>
          <table:table-cell office:value-type="string">
            <text:p>Comp.Sc.&amp; Tech</text:p>
          </table:table-cell>
          <table:table-cell office:value-type="string">
            <text:p>91-33-2668-6151(ext - 581)</text:p>
          </table:table-cell>
          <table:table-cell office:value-type="string">
            <text:p>amit@ac.becs.ac.in</text:p>
          </table:table-cell>
          <table:table-cell/>
        </table:table-row>
        <table:table-row table:style-name="ro1">
          <table:table-cell office:value-type="string">
            <text:p><text:a xlink:href="http://www.becs.ac.in/cst_apurbasarkar.html">Apurba Sarkar</text:a></text:p>
          </table:table-cell>
          <table:table-cell office:value-type="string">
            <text:p>Lecture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sarkar@becs.ac.in</text:p>
          </table:table-cell>
          <table:table-cell/>
        </table:table-row>
        <table:table-row table:style-name="ro1">
          <table:table-cell office:value-type="string">
            <text:p><text:a xlink:href="http://www.becs.ac.in/cst_asit.html">Asit Das</text:a></text:p>
          </table:table-cell>
          <table:table-cell office:value-type="string">
            <text:p>Lecture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akdas@becs.ac.in</text:p>
          </table:table-cell>
          <table:table-cell/>
        </table:table-row>
        <table:table-row table:style-name="ro1">
          <table:table-cell office:value-type="string">
            <text:p><text:a xlink:href="http://www.becs.ac.in/ee_achakarborty.html">A.Chakraborty</text:a></text:p>
          </table:table-cell>
          <table:table-cell office:value-type="string">
            <text:p> </text:p>
          </table:table-cell>
          <table:table-cell office:value-type="string">
            <text:p>Electrical Engineering </text:p>
          </table:table-cell>
          <table:table-cell office:value-type="string">
            <text:p>91-33-2668-4561 to 63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ee_asutradhar.html">Ashok Sutradhar</text:a></text:p>
          </table:table-cell>
          <table:table-cell office:value-type="string">
            <text:p>Asst. 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615)</text:p>
          </table:table-cell>
          <table:table-cell office:value-type="string">
            <text:p>asee1@reediffmail.com</text:p>
          </table:table-cell>
          <table:table-cell/>
        </table:table-row>
        <table:table-row table:style-name="ro5">
          <table:table-cell office:value-type="string">
            <text:p><text:a xlink:href="http://www.becs.ac.in/ee_akmaitra.html">Ashok Kumar Maitra</text:a></text:p>
          </table:table-cell>
          <table:table-cell office:value-type="string">
            <text:p>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338) </text:p>
          </table:table-cell>
          <table:table-cell office:value-type="string">
            <text:p> </text:p>
          </table:table-cell>
          <table:table-cell/>
        </table:table-row>
        <table:table-row table:style-name="ro1">
          <table:table-cell office:value-type="string">
            <text:p><text:a xlink:href="http://www.becs.ac.in/ee_arouf.html">A.Rouf</text:a></text:p>
          </table:table-cell>
          <table:table-cell office:value-type="string">
            <text:p>Asst. 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ee_aparajitasengupta.html">(Mrs.)Aparajita Sengupta</text:a></text:p>
          </table:table-cell>
          <table:table-cell office:value-type="string">
            <text:p>Sr. Lecture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558/591)</text:p>
          </table:table-cell>
          <table:table-cell office:value-type="string">
            <text:p>aparajitasg@rediffmail.com</text:p>
          </table:table-cell>
          <table:table-cell/>
        </table:table-row>
        <table:table-row table:style-name="ro5">
          <table:table-cell office:value-type="string">
            <text:p><text:a xlink:href="http://www.becs.ac.in/ee_abarman.html">Amal Barman</text:a></text:p>
          </table:table-cell>
          <table:table-cell office:value-type="string">
            <text:p>Sr. Lecture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571)</text:p>
          </table:table-cell>
          <table:table-cell office:value-type="string">
            <text:p>ab@ee.becs.ac.in</text:p>
          </table:table-cell>
          <table:table-cell/>
        </table:table-row>
        <table:table-row table:style-name="ro1">
          <table:table-cell office:value-type="string">
            <text:p><text:a xlink:href="http://www.becs.ac.in/ee_abchudhari.html">Amalendu Bikash Choudhury</text:a></text:p>
          </table:table-cell>
          <table:table-cell office:value-type="string">
            <text:p>Lecturer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ab_choudhury@yahoo.com</text:p>
          </table:table-cell>
          <table:table-cell/>
        </table:table-row>
        <table:table-row table:style-name="ro5">
          <table:table-cell office:value-type="string">
            <text:p><text:a xlink:href="http://www.becs.ac.in/ee_ade.html">Abhinandan De</text:a></text:p>
          </table:table-cell>
          <table:table-cell office:value-type="string">
            <text:p>Sr. Lecture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590)</text:p>
          </table:table-cell>
          <table:table-cell office:value-type="string">
            <text:p>abhinandan.de@gmail.com</text:p>
          </table:table-cell>
          <table:table-cell/>
        </table:table-row>
        <table:table-row table:style-name="ro1">
          <table:table-cell office:value-type="string">
            <text:p><text:a xlink:href="http://www.becs.ac.in/ee_aninditasengupta.html">Anindita Sengupta</text:a></text:p>
          </table:table-cell>
          <table:table-cell office:value-type="string">
            <text:p>Sr. Lecturer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aninsen2002@yahoo.com</text:p>
          </table:table-cell>
          <table:table-cell/>
        </table:table-row>
        <table:table-row table:style-name="ro5">
          <table:table-cell office:value-type="string">
            <text:p><text:a xlink:href="http://www.becs.ac.in/etc_abenerjee.html">Ayan Banerjee</text:a></text:p>
          </table:table-cell>
          <table:table-cell office:value-type="string">
            <text:p>Sr.Lecture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489)</text:p>
          </table:table-cell>
          <table:table-cell office:value-type="string">
            <text:p>ayan@telecom.becs.ac.in</text:p>
          </table:table-cell>
          <table:table-cell/>
        </table:table-row>
        <table:table-row table:style-name="ro7">
          <table:table-cell office:value-type="string">
            <text:p><text:a xlink:href="http://www.becs.ac.in/etc_aroy.html">Arabinda Ray</text:a></text:p>
          </table:table-cell>
          <table:table-cell office:value-type="string">
            <text:p>Asst. Professor and Head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540) </text:p>
          </table:table-cell>
          <table:table-cell office:value-type="string">
            <text:p>oruroy@yahoo.co.in, arobindo@telecom.becs.ac.in</text:p>
          </table:table-cell>
          <table:table-cell/>
        </table:table-row>
        <table:table-row table:style-name="ro5">
          <table:table-cell office:value-type="string">
            <text:p><text:a xlink:href="http://www.becs.ac.in/geology_ananya.html">Ananna Biswas </text:a></text:p>
          </table:table-cell>
          <table:table-cell office:value-type="string">
            <text:p>Asst. Professor</text:p>
          </table:table-cell>
          <table:table-cell office:value-type="string">
            <text:p>Geology</text:p>
          </table:table-cell>
          <table:table-cell office:value-type="string">
            <text:p>91-33-2668-4561 to 63 (ext - 482) </text:p>
          </table:table-cell>
          <table:table-cell office:value-type="string">
            <text:p>anniegeol@hotmail.com</text:p>
          </table:table-cell>
          <table:table-cell/>
        </table:table-row>
        <table:table-row table:style-name="ro5">
          <table:table-cell office:value-type="string">
            <text:p>Arindam Biswas</text:p>
          </table:table-cell>
          <table:table-cell office:value-type="string">
            <text:p>Professor &amp; Prof-in-Charge of *PDSIT</text:p>
          </table:table-cell>
          <table:table-cell office:value-type="string">
            <text:p>Information Tech.</text:p>
          </table:table-cell>
          <table:table-cell office:value-type="string">
            <text:p>91-33-2668-4561 to 63 (ext-309)</text:p>
          </table:table-cell>
          <table:table-cell office:value-type="string">
            <text:p>abiswas@it.becs.ac.in</text:p>
          </table:table-cell>
          <table:table-cell/>
        </table:table-row>
        <table:table-row table:style-name="ro5">
          <table:table-cell office:value-type="string">
            <text:p><text:a xlink:href="http://www.becs.ac.in/math_asitkrchongdar.html">Asit Kr.Changdar</text:a></text:p>
          </table:table-cell>
          <table:table-cell office:value-type="string">
            <text:p>Professor </text:p>
          </table:table-cell>
          <table:table-cell office:value-type="string">
            <text:p>Mathematics</text:p>
          </table:table-cell>
          <table:table-cell office:value-type="string">
            <text:p>91-33-2668-4561 to 63 (ext- 217, 219)</text:p>
          </table:table-cell>
          <table:table-cell office:value-type="string">
            <text:p>chongdarmath@yahoo.co.in </text:p>
          </table:table-cell>
          <table:table-cell/>
        </table:table-row>
        <table:table-row table:style-name="ro5">
          <table:table-cell office:value-type="string">
            <text:p><text:a xlink:href="http://www.becs.ac.in/math_akdhar.html">Asoke Kr.Dhar</text:a></text:p>
          </table:table-cell>
          <table:table-cell office:value-type="string">
            <text:p>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asoked@math.becs.ac.in</text:p>
          </table:table-cell>
          <table:table-cell/>
        </table:table-row>
        <table:table-row table:style-name="ro5">
          <table:table-cell office:value-type="string">
            <text:p><text:a xlink:href="http://www.becs.ac.in/mechanical_alok.html">Alok Kr. Das</text:a></text:p>
          </table:table-cell>
          <table:table-cell office:value-type="string">
            <text:p>Asst. Professor</text:p>
            <text:p>(Seniormost)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alok@mech.becs.ac.in</text:p>
          </table:table-cell>
          <table:table-cell/>
        </table:table-row>
        <table:table-row table:style-name="ro5">
          <table:table-cell office:value-type="string">
            <text:p><text:a xlink:href="http://www.becs.ac.in/mechanical_apurba.html">Apurba Kishore Dutta</text:a></text:p>
          </table:table-cell>
          <table:table-cell office:value-type="string">
            <text:p>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798)</text:p>
          </table:table-cell>
          <table:table-cell office:value-type="string">
            <text:p>apurbakdutta@yahoo.com </text:p>
          </table:table-cell>
          <table:table-cell/>
        </table:table-row>
        <table:table-row table:style-name="ro5">
          <table:table-cell office:value-type="string">
            <text:p><text:a xlink:href="http://www.becs.ac.in/mechanical_achin.html">Achin Kr. Chowdhuri</text:a></text:p>
          </table:table-cell>
          <table:table-cell office:value-type="string">
            <text:p>Asst. 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79, 299)</text:p>
          </table:table-cell>
          <table:table-cell office:value-type="string">
            <text:p> </text:p>
          </table:table-cell>
          <table:table-cell/>
        </table:table-row>
        <table:table-row table:style-name="ro1">
          <table:table-cell office:value-type="string">
            <text:p><text:a xlink:href="http://www.becs.ac.in/mechanical_ashimguha.html">Ashim Guha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ashimguha@mech.becs.ac.in</text:p>
          </table:table-cell>
          <table:table-cell/>
        </table:table-row>
        <table:table-row table:style-name="ro5">
          <table:table-cell office:value-type="string">
            <text:p><text:a xlink:href="http://www.becs.ac.in/mechanical_aritra.html">Aritra Ganguly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279/795) </text:p>
          </table:table-cell>
          <table:table-cell office:value-type="string">
            <text:p>aritra78@rediffmail.com</text:p>
          </table:table-cell>
          <table:table-cell/>
        </table:table-row>
        <table:table-row table:style-name="ro5">
          <table:table-cell office:value-type="string">
            <text:p><text:a xlink:href="http://www.becs.ac.in/metallurgy_amitava.html">Amitava Basumallick</text:a></text:p>
          </table:table-cell>
          <table:table-cell office:value-type="string">
            <text:p>Professor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240)</text:p>
          </table:table-cell>
          <table:table-cell office:value-type="string">
            <text:p>abasumallick@metal.becs.ac.in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akghosh.html">Apurna Kr.Ghosh</text:a></text:p>
          </table:table-cell>
          <table:table-cell office:value-type="string">
            <text:p>Lecturer</text:p>
          </table:table-cell>
          <table:table-cell office:value-type="string">
            <text:p>Mining Engineering </text:p>
          </table:table-cell>
          <table:table-cell office:value-type="string">
            <text:p>91-33-2668-4561 to 63 (ext- 481)</text:p>
          </table:table-cell>
          <table:table-cell office:value-type="string">
            <text:p>apurnag2000@yahoo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bbhattacharya.html">Basudeb Bhattacharyya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98)</text:p>
          </table:table-cell>
          <table:table-cell office:value-type="string">
            <text:p>basubec@yahoo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bndutta.html">Biswanath Datta</text:a></text:p>
          </table:table-cell>
          <table:table-cell office:value-type="string">
            <text:p>Professor 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8)</text:p>
          </table:table-cell>
          <table:table-cell office:value-type="string">
            <text:p>bndatta2004@yahoo.com </text:p>
          </table:table-cell>
          <table:table-cell/>
        </table:table-row>
        <table:table-row table:style-name="ro5">
          <table:table-cell office:value-type="string">
            <text:p><text:a xlink:href="http://www.becs.ac.in/chemistry_badikary.html">Bibhutosh Adhikary</text:a></text:p>
          </table:table-cell>
          <table:table-cell office:value-type="string">
            <text:p>Professor </text:p>
          </table:table-cell>
          <table:table-cell office:value-type="string">
            <text:p>Chemistry</text:p>
          </table:table-cell>
          <table:table-cell office:value-type="string">
            <text:p>91-33-2668-4561 to 63 (ext- 512)</text:p>
          </table:table-cell>
          <table:table-cell office:value-type="string">
            <text:p>adhikarybibhu@yahoo.com</text:p>
          </table:table-cell>
          <table:table-cell/>
        </table:table-row>
        <table:table-row table:style-name="ro5">
          <table:table-cell office:value-type="string">
            <text:p><text:a xlink:href="http://www.becs.ac.in/chemistry_bkghorai.html">Binay Krishna Ghorai</text:a></text:p>
          </table:table-cell>
          <table:table-cell office:value-type="string">
            <text:p>Asst. Professor</text:p>
          </table:table-cell>
          <table:table-cell office:value-type="string">
            <text:p>Chemistry</text:p>
          </table:table-cell>
          <table:table-cell office:value-type="string">
            <text:p>91-33-2668-4561 to 63 (ext-510) </text:p>
          </table:table-cell>
          <table:table-cell office:value-type="string">
            <text:p>bkghorai@yahoo.co.in</text:p>
          </table:table-cell>
          <table:table-cell/>
        </table:table-row>
        <table:table-row table:style-name="ro5">
          <table:table-cell office:value-type="string">
            <text:p><text:a xlink:href="http://www.becs.ac.in/civil_bikash.html">Bikash Chandra Chattopadhyay</text:a></text:p>
          </table:table-cell>
          <table:table-cell office:value-type="string">
            <text:p>Professor </text:p>
          </table:table-cell>
          <table:table-cell office:value-type="string">
            <text:p>Civil Engineering </text:p>
          </table:table-cell>
          <table:table-cell office:value-type="string">
            <text:p>91-33-2668-4561 to 63 (ext- 681)</text:p>
          </table:table-cell>
          <table:table-cell office:value-type="string">
            <text:p>ccbikash@yahoo.com </text:p>
          </table:table-cell>
          <table:table-cell/>
        </table:table-row>
        <table:table-row table:style-name="ro1">
          <table:table-cell office:value-type="string">
            <text:p><text:a xlink:href="http://www.becs.ac.in/cst_biplab.html">Biplab K Sikdar</text:a></text:p>
          </table:table-cell>
          <table:table-cell office:value-type="string">
            <text:p>Asst. Professor</text:p>
          </table:table-cell>
          <table:table-cell office:value-type="string">
            <text:p>Comp.Sc.&amp; Tech. </text:p>
          </table:table-cell>
          <table:table-cell office:value-type="string">
            <text:p>91-33-2668-5437</text:p>
          </table:table-cell>
          <table:table-cell office:value-type="string">
            <text:p>biplab@cs.becs.ac.in</text:p>
          </table:table-cell>
          <table:table-cell/>
        </table:table-row>
        <table:table-row table:style-name="ro5">
          <table:table-cell office:value-type="string">
            <text:p><text:a xlink:href="http://www.becs.ac.in/ee_bbasak.html">Biswarup Basak</text:a></text:p>
          </table:table-cell>
          <table:table-cell office:value-type="string">
            <text:p>Professor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569)</text:p>
          </table:table-cell>
          <table:table-cell office:value-type="string">
            <text:p>biswarup_basak@yahoo.com</text:p>
          </table:table-cell>
          <table:table-cell/>
        </table:table-row>
        <table:table-row table:style-name="ro5">
          <table:table-cell office:value-type="string">
            <text:p><text:a xlink:href="http://www.becs.ac.in/etc_drbnroy.html">Baidyanath Roy</text:a></text:p>
          </table:table-cell>
          <table:table-cell office:value-type="string">
            <text:p>Professo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305/503)</text:p>
          </table:table-cell>
          <table:table-cell office:value-type="string">
            <text:p>bnr@telecom.becs.ac.in</text:p>
          </table:table-cell>
          <table:table-cell/>
        </table:table-row>
        <table:table-row table:style-name="ro5">
          <table:table-cell office:value-type="string">
            <text:p><text:a xlink:href="http://www.becs.ac.in/geology_bhabani.html">Bhabani Prasad Mukhopadhyay</text:a></text:p>
          </table:table-cell>
          <table:table-cell office:value-type="string">
            <text:p>Professor And Head</text:p>
          </table:table-cell>
          <table:table-cell office:value-type="string">
            <text:p>Geology</text:p>
          </table:table-cell>
          <table:table-cell office:value-type="string">
            <text:p>91-33-2668-4561 to 63, (ext-482)</text:p>
          </table:table-cell>
          <table:table-cell office:value-type="string">
            <text:p>bpmbesus@gmail.com</text:p>
          </table:table-cell>
          <table:table-cell/>
        </table:table-row>
        <table:table-row table:style-name="ro5">
          <table:table-cell office:value-type="string">
            <text:p><text:a xlink:href="http://www.becs.ac.in/math_bmukhopadhya.html">Basudeb Mukhopadhyay</text:a></text:p>
          </table:table-cell>
          <table:table-cell office:value-type="string">
            <text:p>Professor</text:p>
          </table:table-cell>
          <table:table-cell office:value-type="string">
            <text:p>Mathematics</text:p>
          </table:table-cell>
          <table:table-cell office:value-type="string">
            <text:p>91-33-2668-4561 to 63 (ext-219)</text:p>
          </table:table-cell>
          <table:table-cell office:value-type="string">
            <text:p>bmukherjee2006@yahoo.co.in</text:p>
          </table:table-cell>
          <table:table-cell/>
        </table:table-row>
        <table:table-row table:style-name="ro7">
          <table:table-cell office:value-type="string">
            <text:p><text:a xlink:href="http://www.becs.ac.in/math_bschudhary.html">Binayak S. Choudhury</text:a></text:p>
          </table:table-cell>
          <table:table-cell office:value-type="string">
            <text:p>Professor </text:p>
          </table:table-cell>
          <table:table-cell office:value-type="string">
            <text:p>Mathematics</text:p>
          </table:table-cell>
          <table:table-cell office:value-type="string">
            <text:p>91-33-2668-4561 to 63 (ext- 525)</text:p>
          </table:table-cell>
          <table:table-cell office:value-type="string">
            <text:p><text:a xlink:href="mailto:binayak@becs">binayak@becs</text:a>.ac.in, binayak12@yahoo.co.in</text:p>
          </table:table-cell>
          <table:table-cell/>
        </table:table-row>
        <table:table-row table:style-name="ro5">
          <table:table-cell office:value-type="string">
            <text:p><text:a xlink:href="http://www.becs.ac.in/mechanical_barun.html">Barun Kr. Saha</text:a></text:p>
          </table:table-cell>
          <table:table-cell office:value-type="string">
            <text:p>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801)</text:p>
          </table:table-cell>
          <table:table-cell office:value-type="string">
            <text:p>sahachan2004@yahoo.co.in </text:p>
          </table:table-cell>
          <table:table-cell/>
        </table:table-row>
        <table:table-row table:style-name="ro5">
          <table:table-cell office:value-type="string">
            <text:p><text:a xlink:href="http://www.becs.ac.in/mechanical_bidyut.html">Bidyut Kr. Bhattacherjee</text:a></text:p>
          </table:table-cell>
          <table:table-cell office:value-type="string">
            <text:p>Professor &amp; Director of *SSOH 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bidyut53@yahoo.co.in</text:p>
          </table:table-cell>
          <table:table-cell/>
        </table:table-row>
        <table:table-row table:style-name="ro5">
          <table:table-cell office:value-type="string">
            <text:p><text:a xlink:href="http://www.becs.ac.in/mechanical_bijan.html">Bijan Kr. Mondal</text:a></text:p>
          </table:table-cell>
          <table:table-cell office:value-type="string">
            <text:p>Asst.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797)</text:p>
          </table:table-cell>
          <table:table-cell office:value-type="string">
            <text:p>bijan@mech.becs.ac.in</text:p>
          </table:table-cell>
          <table:table-cell/>
        </table:table-row>
        <table:table-row table:style-name="ro5">
          <table:table-cell office:value-type="string">
            <text:p><text:a xlink:href="http://www.becs.ac.in/physic_Drbkguha.html">Bichitra Kumar Guha</text:a></text:p>
          </table:table-cell>
          <table:table-cell office:value-type="string">
            <text:p>Professor</text:p>
          </table:table-cell>
          <table:table-cell office:value-type="string">
            <text:p>Physics</text:p>
          </table:table-cell>
          <table:table-cell office:value-type="string">
            <text:p>91-33-2668-4561 to 63 (ext-428)</text:p>
          </table:table-cell>
          <table:table-cell office:value-type="string">
            <text:p>bkg_phys123@yahoo.co.in</text:p>
          </table:table-cell>
          <table:table-cell/>
        </table:table-row>
        <table:table-row table:style-name="ro5">
          <table:table-cell office:value-type="string">
            <text:p><text:a xlink:href="http://www.becs.ac.in/chemistry_chinmoy.html">Chinmoy Bhattacherjee</text:a></text:p>
          </table:table-cell>
          <table:table-cell office:value-type="string">
            <text:p>Lecturer</text:p>
          </table:table-cell>
          <table:table-cell office:value-type="string">
            <text:p>Chemistry</text:p>
          </table:table-cell>
          <table:table-cell office:value-type="string">
            <text:p>91-33-2668-4561 to 63 (ext- 264 / 520)</text:p>
          </table:table-cell>
          <table:table-cell office:value-type="string">
            <text:p>c.bhattacharya@rediffmail.com </text:p>
          </table:table-cell>
          <table:table-cell/>
        </table:table-row>
        <table:table-row table:style-name="ro7">
          <table:table-cell office:value-type="string">
            <text:p><text:a xlink:href="http://www.becs.ac.in/civil_chaitali.html">Chaitali Ray</text:a></text:p>
          </table:table-cell>
          <table:table-cell office:value-type="string">
            <text:p>Asst. 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4)</text:p>
          </table:table-cell>
          <table:table-cell office:value-type="string">
            <text:p>chaitali@civil.becs.ac.in, chaitaliray_in@yahoo.co.in</text:p>
          </table:table-cell>
          <table:table-cell/>
        </table:table-row>
        <table:table-row table:style-name="ro5">
          <table:table-cell office:value-type="string">
            <text:p><text:a xlink:href="http://www.becs.ac.in/civil_chanchal.html">Chanchal Majumder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1)</text:p>
          </table:table-cell>
          <table:table-cell office:value-type="string">
            <text:p>canchal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ee_ckchanda.html">Chandan Kumar Chanda</text:a></text:p>
          </table:table-cell>
          <table:table-cell office:value-type="string">
            <text:p>Professor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586)</text:p>
          </table:table-cell>
          <table:table-cell office:value-type="string">
            <text:p>ckc_math@yahoo.com</text:p>
          </table:table-cell>
          <table:table-cell/>
        </table:table-row>
        <table:table-row table:style-name="ro5">
          <table:table-cell office:value-type="string">
            <text:p><text:a xlink:href="http://www.becs.ac.in/etc_cirosree.html">Chirasree Roy Chaudhuri</text:a></text:p>
          </table:table-cell>
          <table:table-cell office:value-type="string">
            <text:p>Lecture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300)</text:p>
          </table:table-cell>
          <table:table-cell office:value-type="string">
            <text:p>chirosreepram@yahoo.com</text:p>
          </table:table-cell>
          <table:table-cell/>
        </table:table-row>
        <table:table-row table:style-name="ro5">
          <table:table-cell office:value-type="string">
            <text:p>Dr. Chandan Giri</text:p>
          </table:table-cell>
          <table:table-cell office:value-type="string">
            <text:p>Lecturer</text:p>
          </table:table-cell>
          <table:table-cell office:value-type="string">
            <text:p>Information Tech.</text:p>
          </table:table-cell>
          <table:table-cell office:value-type="string">
            <text:p>91-33-2668-4561 to 63 (ext- 858)</text:p>
          </table:table-cell>
          <table:table-cell office:value-type="string">
            <text:p>chandangiri@gmail.com 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debashis.html">Debashis Pal</text:a></text:p>
          </table:table-cell>
          <table:table-cell office:value-type="string">
            <text:p>Lecture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95)</text:p>
          </table:table-cell>
          <table:table-cell office:value-type="string">
            <text:p>debashispal_2000@yahoo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dsengupta.html">Dipak Sengupta</text:a></text:p>
          </table:table-cell>
          <table:table-cell office:value-type="string">
            <text:p>Adjunct 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51/692)</text:p>
          </table:table-cell>
          <table:table-cell office:value-type="string">
            <text:p>dsengupta2003@yahoo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dnmallick.html">Dwijendra Nath Mallick</text:a></text:p>
          </table:table-cell>
          <table:table-cell office:value-type="string">
            <text:p>Professor &amp; Head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96)</text:p>
          </table:table-cell>
          <table:table-cell office:value-type="string">
            <text:p>me.dwijen@gmail.com</text:p>
          </table:table-cell>
          <table:table-cell/>
        </table:table-row>
        <table:table-row table:style-name="ro5">
          <table:table-cell office:value-type="string">
            <text:p><text:a xlink:href="http://www.becs.ac.in/civil_debabrata.html">Debabrata Majumder</text:a></text:p>
          </table:table-cell>
          <table:table-cell office:value-type="string">
            <text:p>Sr. 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54)</text:p>
          </table:table-cell>
          <table:table-cell office:value-type="string">
            <text:p>debabrata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civil_debashis.html">Debashis Moitra</text:a></text:p>
          </table:table-cell>
          <table:table-cell office:value-type="string">
            <text:p>Asst.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771)</text:p>
          </table:table-cell>
          <table:table-cell office:value-type="string">
            <text:p>dm_besu@yahoo.co.in</text:p>
          </table:table-cell>
          <table:table-cell/>
        </table:table-row>
        <table:table-row table:style-name="ro1">
          <table:table-cell office:value-type="string">
            <text:p><text:a xlink:href="http://www.becs.ac.in/cst_dmkar.html">D.M.Kar</text:a></text:p>
          </table:table-cell>
          <table:table-cell office:value-type="string">
            <text:p>Asst. Professor </text:p>
          </table:table-cell>
          <table:table-cell office:value-type="string">
            <text:p>Comp.Sc.&amp; Tech. </text:p>
          </table:table-cell>
          <table:table-cell office:value-type="string">
            <text:p>91-33-2668-6151</text:p>
          </table:table-cell>
          <table:table-cell office:value-type="string">
            <text:p>dmk@becs.ac.in</text:p>
          </table:table-cell>
          <table:table-cell/>
        </table:table-row>
        <table:table-row table:style-name="ro5">
          <table:table-cell office:value-type="string">
            <text:p><text:a xlink:href="http://www.becs.ac.in/ee_dghosh.html">Debashis Ghosh</text:a></text:p>
          </table:table-cell>
          <table:table-cell office:value-type="string">
            <text:p>Professor 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256)</text:p>
          </table:table-cell>
          <table:table-cell office:value-type="string">
            <text:p>dghosh1950@yahoo.in</text:p>
          </table:table-cell>
          <table:table-cell/>
        </table:table-row>
        <table:table-row table:style-name="ro1">
          <table:table-cell office:value-type="string">
            <text:p><text:a xlink:href="http://www.becs.ac.in/ee_dsarkar.html">D. Sarkar</text:a></text:p>
          </table:table-cell>
          <table:table-cell office:value-type="string">
            <text:p> 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<text:a xlink:href="http://www.becs.ac.in/ee_debjani.html">Ms. Debjani Ganguly</text:a></text:p>
          </table:table-cell>
          <table:table-cell office:value-type="string">
            <text:p>Asst.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620), 2668-5018</text:p>
          </table:table-cell>
          <table:table-cell office:value-type="string">
            <text:p>dig@ee.becs.ac.in, dig@vsnl.com, ganguly.debjani@gmail.com</text:p>
          </table:table-cell>
          <table:table-cell/>
        </table:table-row>
        <table:table-row table:style-name="ro1">
          <table:table-cell office:value-type="string">
            <text:p><text:a xlink:href="http://www.becs.ac.in/ee_debabrata.html">Debabrata Roy</text:a></text:p>
          </table:table-cell>
          <table:table-cell office:value-type="string">
            <text:p>Asst.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dbr_roy@yahoo.co.in</text:p>
          </table:table-cell>
          <table:table-cell/>
        </table:table-row>
        <table:table-row table:style-name="ro5">
          <table:table-cell office:value-type="string">
            <text:p><text:a xlink:href="http://www.becs.ac.in/etc_drdmukherjee.html">Dipankar Mukherjee</text:a></text:p>
          </table:table-cell>
          <table:table-cell office:value-type="string">
            <text:p>Professor 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270/542)</text:p>
          </table:table-cell>
          <table:table-cell office:value-type="string">
            <text:p>dipankarm@rediffmail.com</text:p>
          </table:table-cell>
          <table:table-cell/>
        </table:table-row>
        <table:table-row table:style-name="ro5">
          <table:table-cell office:value-type="string">
            <text:p><text:a xlink:href="http://www.becs.ac.in/mechanical_debasis.html">Debasis Datta</text:a></text:p>
          </table:table-cell>
          <table:table-cell office:value-type="string">
            <text:p>Professor and Head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98)</text:p>
          </table:table-cell>
          <table:table-cell office:value-type="string">
            <text:p>ddatta@mech.becs.ac.in</text:p>
          </table:table-cell>
          <table:table-cell/>
        </table:table-row>
        <table:table-row table:style-name="ro1">
          <table:table-cell office:value-type="string">
            <text:p><text:a xlink:href="http://www.becs.ac.in/mechanical_dipankar.html">Dipankar Narayan Basu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dipankar.n.basu@gmail.com</text:p>
          </table:table-cell>
          <table:table-cell/>
        </table:table-row>
        <table:table-row table:style-name="ro7">
          <table:table-cell office:value-type="string">
            <text:p><text:a xlink:href="http://www.becs.ac.in/metallurgy_debdulal.html">Debdulal Das</text:a></text:p>
          </table:table-cell>
          <table:table-cell office:value-type="string">
            <text:p>Lecturer</text:p>
          </table:table-cell>
          <table:table-cell office:value-type="string">
            <text:p>Metallurgy And MaterialsEngineering </text:p>
          </table:table-cell>
          <table:table-cell office:value-type="string">
            <text:p>91-33-2668-4561 to 63 (ext- 473)</text:p>
          </table:table-cell>
          <table:table-cell office:value-type="string">
            <text:p>debdulal_das@yahoo.com</text:p>
          </table:table-cell>
          <table:table-cell/>
        </table:table-row>
        <table:table-row table:style-name="ro5">
          <table:table-cell office:value-type="string">
            <text:p><text:a xlink:href="http://www.becs.ac.in/physic_Drdbanerjee.html">(Mrs.) Dipali Banerjee</text:a></text:p>
          </table:table-cell>
          <table:table-cell office:value-type="string">
            <text:p>Professor </text:p>
          </table:table-cell>
          <table:table-cell office:value-type="string">
            <text:p>Physics</text:p>
          </table:table-cell>
          <table:table-cell office:value-type="string">
            <text:p>91-33-2668-4561 to 63 (ext-429,426)</text:p>
          </table:table-cell>
          <table:table-cell office:value-type="string">
            <text:p>lidipa@hotmail.com</text:p>
          </table:table-cell>
          <table:table-cell/>
        </table:table-row>
        <table:table-row table:style-name="ro5">
          <table:table-cell office:value-type="string">
            <text:p><text:a xlink:href="http://www.becs.ac.in/physic_Drdebasisray.html">Debasis Ray</text:a></text:p>
          </table:table-cell>
          <table:table-cell office:value-type="string">
            <text:p>Lecturer</text:p>
          </table:table-cell>
          <table:table-cell office:value-type="string">
            <text:p>Physics</text:p>
          </table:table-cell>
          <table:table-cell office:value-type="string">
            <text:p>91-33-2668-4561 to 63 (ext-450)</text:p>
          </table:table-cell>
          <table:table-cell office:value-type="string">
            <text:p>debases@vsnl.com</text:p>
          </table:table-cell>
          <table:table-cell/>
        </table:table-row>
        <table:table-row table:style-name="ro5">
          <table:table-cell office:value-type="string">
            <text:p><text:a xlink:href="http://www.becs.ac.in/civil_gautam.html">Gautam Bhattacharya</text:a></text:p>
          </table:table-cell>
          <table:table-cell office:value-type="string">
            <text:p>Professor </text:p>
          </table:table-cell>
          <table:table-cell office:value-type="string">
            <text:p>Civil Engineering </text:p>
          </table:table-cell>
          <table:table-cell office:value-type="string">
            <text:p>91-33-2668-4561 to 63 (ext- 682 / 705 / 281)</text:p>
          </table:table-cell>
          <table:table-cell office:value-type="string">
            <text:p>gautam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ee_gautam.html">Gautam Bandyopadhyay</text:a></text:p>
          </table:table-cell>
          <table:table-cell office:value-type="string">
            <text:p>Professor 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225)</text:p>
          </table:table-cell>
          <table:table-cell office:value-type="string">
            <text:p>gautamkabi@hotmail.com</text:p>
          </table:table-cell>
          <table:table-cell/>
        </table:table-row>
        <table:table-row table:style-name="ro5">
          <table:table-cell office:value-type="string">
            <text:p><text:a xlink:href="http://www.becs.ac.in/math_gpsamanta.html">Guruprasad Samanta</text:a></text:p>
          </table:table-cell>
          <table:table-cell office:value-type="string">
            <text:p>Professor and Head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g_p_samanta@yahoo.co.uk 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gcroy.html">Gopal Chandra Roy</text:a></text:p>
          </table:table-cell>
          <table:table-cell office:value-type="string">
            <text:p>Lecturer</text:p>
          </table:table-cell>
          <table:table-cell office:value-type="string">
            <text:p>Mining Engineering </text:p>
          </table:table-cell>
          <table:table-cell office:value-type="string">
            <text:p>91-33-2668-4561 to 63 (ext- 487)</text:p>
          </table:table-cell>
          <table:table-cell office:value-type="string">
            <text:p>gcroy_besus@yahoo.co.in</text:p>
          </table:table-cell>
          <table:table-cell/>
        </table:table-row>
        <table:table-row table:style-name="ro7">
          <table:table-cell office:value-type="string">
            <text:p>Hafizur Rahman</text:p>
          </table:table-cell>
          <table:table-cell office:value-type="string">
            <text:p>Professor &amp; Head,</text:p>
            <text:p>Director of *SOVLSIT </text:p>
          </table:table-cell>
          <table:table-cell office:value-type="string">
            <text:p>Information Tech. </text:p>
          </table:table-cell>
          <table:table-cell office:value-type="string">
            <text:p>91-33-2668-4561 to 63 (ext- 260/309)</text:p>
          </table:table-cell>
          <table:table-cell table:style-name="Default"/>
          <table:table-cell table:style-name="ce3" office:value-type="string">
            <text:p>rahaman_h@yahoo.co.in, rahaman_h@it.becs.ac.in</text:p>
          </table:table-cell>
        </table:table-row>
        <table:table-row table:style-name="ro7">
          <table:table-cell office:value-type="string">
            <text:p>Indrajit Banerjee </text:p>
          </table:table-cell>
          <table:table-cell office:value-type="string">
            <text:p>Lecturer</text:p>
          </table:table-cell>
          <table:table-cell office:value-type="string">
            <text:p>Information Tech. </text:p>
          </table:table-cell>
          <table:table-cell office:value-type="string">
            <text:p>91-33-2668-4561 to 63 </text:p>
          </table:table-cell>
          <table:table-cell table:style-name="Default"/>
          <table:table-cell table:style-name="ce3" office:value-type="string">
            <text:p>askforindra@yahoo.com, ibanerjee@it.becs.ac.in </text:p>
          </table:table-cell>
        </table:table-row>
        <table:table-row table:style-name="ro5">
          <table:table-cell office:value-type="string">
            <text:p><text:a xlink:href="http://www.becs.ac.in/miningengineering_indranath_sinha.html">Indranath Sinha</text:a></text:p>
          </table:table-cell>
          <table:table-cell office:value-type="string">
            <text:p>Professor </text:p>
          </table:table-cell>
          <table:table-cell office:value-type="string">
            <text:p>Mining Engineering </text:p>
          </table:table-cell>
          <table:table-cell office:value-type="string">
            <text:p>91-33-2668-4561 to 63 (ext- 241)</text:p>
          </table:table-cell>
          <table:table-cell office:value-type="string">
            <text:p>indranath.sinha@gmail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jkchakraborty.html">Jayanta Kumar Chakraborty</text:a></text:p>
          </table:table-cell>
          <table:table-cell office:value-type="string">
            <text:p>Professor 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84)</text:p>
          </table:table-cell>
          <table:table-cell office:value-type="string">
            <text:p>jayantakrchakraborty@yahoo.com</text:p>
          </table:table-cell>
          <table:table-cell/>
        </table:table-row>
        <table:table-row table:style-name="ro1">
          <table:table-cell office:value-type="string">
            <text:p><text:a xlink:href="http://www.becs.ac.in/architecture_jayitaguhaniyogi.html">Jajita Guha Niyogi</text:a></text:p>
          </table:table-cell>
          <table:table-cell office:value-type="string">
            <text:p>Asst. Professor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chemistry_mrsjdutta.html">Mrs.Jayati Dutta</text:a></text:p>
          </table:table-cell>
          <table:table-cell office:value-type="string">
            <text:p>Professor </text:p>
          </table:table-cell>
          <table:table-cell office:value-type="string">
            <text:p>Chemistry</text:p>
          </table:table-cell>
          <table:table-cell office:value-type="string">
            <text:p>91-33-2668-4561 to 63 (ext- 264, 505, 514)</text:p>
          </table:table-cell>
          <table:table-cell office:value-type="string">
            <text:p>jayati_datta@rediffmail.com</text:p>
          </table:table-cell>
          <table:table-cell/>
        </table:table-row>
        <table:table-row table:style-name="ro1">
          <table:table-cell office:value-type="string">
            <text:p><text:a xlink:href="http://www.becs.ac.in/chemistry_dr%28mrs%29jganguly.html">Mrs.Jhuma Ganguly</text:a></text:p>
          </table:table-cell>
          <table:table-cell office:value-type="string">
            <text:p>Lecturer</text:p>
          </table:table-cell>
          <table:table-cell office:value-type="string">
            <text:p>Chemistry</text:p>
          </table:table-cell>
          <table:table-cell office:value-type="string">
            <text:p>91-33-2668-4561 to 63 </text:p>
          </table:table-cell>
          <table:table-cell office:value-type="string">
            <text:p>gangulyjhuma@yahoo.com</text:p>
          </table:table-cell>
          <table:table-cell/>
        </table:table-row>
        <table:table-row table:style-name="ro1">
          <table:table-cell office:value-type="string">
            <text:p><text:a xlink:href="http://www.becs.ac.in/cst_jaya.html">Jaya Sil</text:a></text:p>
          </table:table-cell>
          <table:table-cell office:value-type="string">
            <text:p>Professor</text:p>
          </table:table-cell>
          <table:table-cell office:value-type="string">
            <text:p>Comp.Sc.&amp; Tech. </text:p>
          </table:table-cell>
          <table:table-cell office:value-type="string">
            <text:p>91-33-2668-6151</text:p>
          </table:table-cell>
          <table:table-cell office:value-type="string">
            <text:p>js@cs.becs.ac.in</text:p>
          </table:table-cell>
          <table:table-cell/>
        </table:table-row>
        <table:table-row table:style-name="ro1">
          <table:table-cell office:value-type="string">
            <text:p><text:a xlink:href="http://www.becs.ac.in/ee_jpaul.html">Jagadish Pal</text:a></text:p>
          </table:table-cell>
          <table:table-cell office:value-type="string">
            <text:p>Professor</text:p>
          </table:table-cell>
          <table:table-cell office:value-type="string">
            <text:p>Electrical Engineering </text:p>
          </table:table-cell>
          <table:table-cell office:value-type="string">
            <text:p>91-33-2668-4561 to 63</text:p>
          </table:table-cell>
          <table:table-cell office:value-type="string">
            <text:p>jagadish_pal@hotmail.com</text:p>
          </table:table-cell>
          <table:table-cell/>
        </table:table-row>
        <table:table-row table:style-name="ro5">
          <table:table-cell office:value-type="string">
            <text:p><text:a xlink:href="http://www.becs.ac.in/math_jde.html">Jagabandhu De</text:a></text:p>
          </table:table-cell>
          <table:table-cell office:value-type="string">
            <text:p>Asst. 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jagabandhu_de@yahoo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koustuv.html">Koustuv Debnath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7, 649)</text:p>
          </table:table-cell>
          <table:table-cell office:value-type="string">
            <text:p>debnath_koustuv@yahoo.com,</text:p>
          </table:table-cell>
          <table:table-cell/>
        </table:table-row>
        <table:table-row table:style-name="ro1">
          <table:table-cell office:value-type="string">
            <text:p><text:a xlink:href="http://www.becs.ac.in/architecture_keyamitra.html">Keya Mitra</text:a></text:p>
          </table:table-cell>
          <table:table-cell office:value-type="string">
            <text:p>Asst. Professor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keyamitra@gmail.com</text:p>
          </table:table-cell>
          <table:table-cell/>
        </table:table-row>
        <table:table-row table:style-name="ro5">
          <table:table-cell office:value-type="string">
            <text:p><text:a xlink:href="http://www.becs.ac.in/civil_kalyan.html">Kalyan Kr. Chattopadhyay</text:a></text:p>
          </table:table-cell>
          <table:table-cell office:value-type="string">
            <text:p>Professor and Head</text:p>
          </table:table-cell>
          <table:table-cell office:value-type="string">
            <text:p>Civil Engineering</text:p>
          </table:table-cell>
          <table:table-cell office:value-type="string">
            <text:p>91-33-2668-4561 to 63 (ext- 660)</text:p>
          </table:table-cell>
          <table:table-cell office:value-type="string">
            <text:p>kkchatterjee2002@yahoo.co.in</text:p>
          </table:table-cell>
          <table:table-cell/>
        </table:table-row>
        <table:table-row table:style-name="ro1">
          <table:table-cell office:value-type="string">
            <text:p><text:a xlink:href="http://www.becs.ac.in/civil_kalyanbhar.html">Kalyan Kr. Bhar</text:a></text:p>
          </table:table-cell>
          <table:table-cell office:value-type="string">
            <text:p>Professor</text:p>
          </table:table-cell>
          <table:table-cell office:value-type="string">
            <text:p>Civil Engineering</text:p>
          </table:table-cell>
          <table:table-cell office:value-type="string">
            <text:p>91-33-2668-4561 to 63 </text:p>
          </table:table-cell>
          <table:table-cell office:value-type="string">
            <text:p>kalyan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ee_kanika.html">Ms. Konika Das (Bhattacharya)</text:a></text:p>
          </table:table-cell>
          <table:table-cell office:value-type="string">
            <text:p>Sr. Lecturer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570)</text:p>
          </table:table-cell>
          <table:table-cell office:value-type="string">
            <text:p>pooppoole50@hotmail.com</text:p>
          </table:table-cell>
          <table:table-cell/>
        </table:table-row>
        <table:table-row table:style-name="ro1">
          <table:table-cell office:value-type="string">
            <text:p><text:a xlink:href="http://www.becs.ac.in/ee_kmukherjee.html">K. Mukherjee</text:a></text:p>
          </table:table-cell>
          <table:table-cell office:value-type="string">
            <text:p> 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 </text:p>
          </table:table-cell>
          <table:table-cell/>
        </table:table-row>
        <table:table-row table:style-name="ro1">
          <table:table-cell office:value-type="string">
            <text:p><text:a xlink:href="http://www.becs.ac.in/mechanical_kamal.html">Kamal Kanti Dutta Gupta</text:a></text:p>
          </table:table-cell>
          <table:table-cell office:value-type="string">
            <text:p>Asst.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k.dattagupta@rediffmail.com </text:p>
          </table:table-cell>
          <table:table-cell/>
        </table:table-row>
        <table:table-row table:style-name="ro5">
          <table:table-cell office:value-type="string">
            <text:p><text:a xlink:href="http://www.becs.ac.in/physic_Drkmukherjee.html">Krishnendu Mukherjee</text:a></text:p>
          </table:table-cell>
          <table:table-cell office:value-type="string">
            <text:p>Lecturer</text:p>
          </table:table-cell>
          <table:table-cell office:value-type="string">
            <text:p>Physics</text:p>
          </table:table-cell>
          <table:table-cell office:value-type="string">
            <text:p>91-33-2668-4561 to 63 (ext-414)</text:p>
          </table:table-cell>
          <table:table-cell office:value-type="string">
            <text:p>kmukherjee@physics.becs.ac.in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mcmanna.html">Mihir Chandra Manna</text:a></text:p>
          </table:table-cell>
          <table:table-cell office:value-type="string">
            <text:p>Sr. Lecture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58)</text:p>
          </table:table-cell>
          <table:table-cell office:value-type="string">
            <text:p>mcmbecdu@lycos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mchattopadhyay.html">Mrityunjay Chattopadhyay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7)</text:p>
          </table:table-cell>
          <table:table-cell office:value-type="string">
            <text:p>mchatbec@yahoo.co.in</text:p>
          </table:table-cell>
          <table:table-cell/>
        </table:table-row>
        <table:table-row table:style-name="ro5">
          <table:table-cell office:value-type="string">
            <text:p><text:a xlink:href="http://www.becs.ac.in/architecture_manjuhalder.html">Manju Halder</text:a></text:p>
          </table:table-cell>
          <table:table-cell office:value-type="string">
            <text:p>Professor </text:p>
          </table:table-cell>
          <table:table-cell office:value-type="string">
            <text:p>Architecture</text:p>
          </table:table-cell>
          <table:table-cell office:value-type="string">
            <text:p>91-33-2668-4561 to 63 (ext- 401)</text:p>
          </table:table-cell>
          <table:table-cell office:value-type="string">
            <text:p>manju@arch.becs.ac.in</text:p>
          </table:table-cell>
          <table:table-cell/>
        </table:table-row>
        <table:table-row table:style-name="ro7">
          <table:table-cell office:value-type="string">
            <text:p><text:a xlink:href="http://www.becs.ac.in/cst_manas.html">Manas Hira</text:a></text:p>
          </table:table-cell>
          <table:table-cell office:value-type="string">
            <text:p>Asst. Professor</text:p>
          </table:table-cell>
          <table:table-cell office:value-type="string">
            <text:p>Comp.Sc.&amp; Tech</text:p>
          </table:table-cell>
          <table:table-cell office:value-type="string">
            <text:p>91-33-2668-6151(ext - 578)</text:p>
          </table:table-cell>
          <table:table-cell office:value-type="string">
            <text:p>manas@manas.becs.ac.in, manashira2002@yahoo.com</text:p>
          </table:table-cell>
          <table:table-cell/>
        </table:table-row>
        <table:table-row table:style-name="ro5">
          <table:table-cell office:value-type="string">
            <text:p><text:a xlink:href="http://www.becs.ac.in/ee_mainak.html">Mainak Sengupta</text:a></text:p>
          </table:table-cell>
          <table:table-cell office:value-type="string">
            <text:p>Asst.Professor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593)</text:p>
          </table:table-cell>
          <table:table-cell table:style-name="Default"/>
          <table:table-cell table:style-name="ce3" office:value-type="string">
            <text:p>mainak.sengupta@gmail.com</text:p>
          </table:table-cell>
        </table:table-row>
        <table:table-row table:style-name="ro5">
          <table:table-cell office:value-type="string">
            <text:p><text:a xlink:href="http://www.becs.ac.in/etc_mmitra.html">Monojit Mitra</text:a></text:p>
          </table:table-cell>
          <table:table-cell office:value-type="string">
            <text:p>Asst.Professo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541)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humanities_madhumati.html">Madhumati Dutta</text:a></text:p>
          </table:table-cell>
          <table:table-cell office:value-type="string">
            <text:p>Professor</text:p>
          </table:table-cell>
          <table:table-cell office:value-type="string">
            <text:p>Humanities &amp; Social Scs.</text:p>
          </table:table-cell>
          <table:table-cell office:value-type="string">
            <text:p>91-33-2668-4561 to 63 (ext- 372)</text:p>
          </table:table-cell>
          <table:table-cell office:value-type="string">
            <text:p>madhumatidutta@yahoo.co.in</text:p>
          </table:table-cell>
          <table:table-cell/>
        </table:table-row>
        <table:table-row table:style-name="ro5">
          <table:table-cell office:value-type="string">
            <text:p><text:a xlink:href="http://www.becs.ac.in/humanities_mghoshsarbadhikary.html">Mallika Ghosh Sarbadhikary</text:a></text:p>
          </table:table-cell>
          <table:table-cell office:value-type="string">
            <text:p>Asst. Professor </text:p>
          </table:table-cell>
          <table:table-cell office:value-type="string">
            <text:p>Humanities &amp; Social Scs.</text:p>
          </table:table-cell>
          <table:table-cell office:value-type="string">
            <text:p>91-33-2668-4561 to 63 (ext- 259)</text:p>
          </table:table-cell>
          <table:table-cell office:value-type="string">
            <text:p>mallika2ghosh@yahoo.com</text:p>
          </table:table-cell>
          <table:table-cell/>
        </table:table-row>
        <table:table-row table:style-name="ro7">
          <table:table-cell office:value-type="string">
            <text:p><text:a xlink:href="http://www.becs.ac.in/hrm_Manas%20Sanyal.html">Manas Kumar Sanyal</text:a></text:p>
          </table:table-cell>
          <table:table-cell office:value-type="string">
            <text:p>Professor and Head</text:p>
          </table:table-cell>
          <table:table-cell office:value-type="string">
            <text:p>H R Mgmt. </text:p>
          </table:table-cell>
          <table:table-cell office:value-type="string">
            <text:p>91-33-2668 1073, (ext-268)</text:p>
          </table:table-cell>
          <table:table-cell office:value-type="string">
            <text:p>hodhrm@becs.ac.in, sanyal_manas@yahoo.co.in</text:p>
          </table:table-cell>
          <table:table-cell/>
        </table:table-row>
        <table:table-row table:style-name="ro5">
          <table:table-cell office:value-type="string">
            <text:p><text:a xlink:href="http://www.becs.ac.in/math_mmitra.html">Murari Mitra</text:a></text:p>
          </table:table-cell>
          <table:table-cell office:value-type="string">
            <text:p>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murarimitra@yahoo.com</text:p>
          </table:table-cell>
          <table:table-cell/>
        </table:table-row>
        <table:table-row table:style-name="ro5">
          <table:table-cell office:value-type="string">
            <text:p><text:a xlink:href="http://www.becs.ac.in/physic_Drmousumibasu.html">Mousumi Basu</text:a></text:p>
          </table:table-cell>
          <table:table-cell office:value-type="string">
            <text:p>Asst.Professor</text:p>
          </table:table-cell>
          <table:table-cell office:value-type="string">
            <text:p>Physics</text:p>
          </table:table-cell>
          <table:table-cell office:value-type="string">
            <text:p>91-33-2668-4561 to 63 (ext- 427)</text:p>
          </table:table-cell>
          <table:table-cell office:value-type="string">
            <text:p>mousumi_basu@yahoo.com</text:p>
          </table:table-cell>
          <table:table-cell/>
        </table:table-row>
        <table:table-row table:style-name="ro7">
          <table:table-cell office:value-type="string">
            <text:p><text:a xlink:href="http://www.becs.ac.in/smse_Mallar.html">Mallar Ray</text:a></text:p>
          </table:table-cell>
          <table:table-cell office:value-type="string">
            <text:p>Lecturer</text:p>
          </table:table-cell>
          <table:table-cell office:value-type="string">
            <text:p>SMSE*</text:p>
          </table:table-cell>
          <table:table-cell office:value-type="string">
            <text:p>2668-4561 to 63, (ext-638)</text:p>
          </table:table-cell>
          <table:table-cell office:value-type="string">
            <text:p>mray@matsc.becs.ac.in</text:p>
            <text:p>mallar.r@gmail.com 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nkhutia.html">Niloy Khutia</text:a></text:p>
          </table:table-cell>
          <table:table-cell office:value-type="string">
            <text:p>Lecture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7)</text:p>
          </table:table-cell>
          <table:table-cell office:value-type="string">
            <text:p>niloy@mailcity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nnandi.html">Nityananda Nandi</text:a></text:p>
          </table:table-cell>
          <table:table-cell office:value-type="string">
            <text:p>Asst. 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7)</text:p>
          </table:table-cell>
          <table:table-cell office:value-type="string">
            <text:p>nityananda@mailcity.com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ncdey.html">Netai Chandra Dey</text:a></text:p>
          </table:table-cell>
          <table:table-cell office:value-type="string">
            <text:p>Professor </text:p>
          </table:table-cell>
          <table:table-cell office:value-type="string">
            <text:p>Mining</text:p>
          </table:table-cell>
          <table:table-cell office:value-type="string">
            <text:p>91-33-2668-4561 to 63 (ext- 475)</text:p>
          </table:table-cell>
          <table:table-cell office:value-type="string">
            <text:p>netaidey@hotmail.com</text:p>
          </table:table-cell>
          <table:table-cell/>
        </table:table-row>
        <table:table-row table:style-name="ro7">
          <table:table-cell office:value-type="string">
            <text:p><text:a xlink:href="http://www.becs.ac.in/smse_nrbandyopadhyay.html">N.R.Bandyopadhyay</text:a></text:p>
          </table:table-cell>
          <table:table-cell office:value-type="string">
            <text:p>Professor and Director </text:p>
          </table:table-cell>
          <table:table-cell office:value-type="string">
            <text:p>*SMSE </text:p>
          </table:table-cell>
          <table:table-cell office:value-type="string">
            <text:p>91-33-2668-4561 to 63, (ext- 634) </text:p>
          </table:table-cell>
          <table:table-cell office:value-type="string">
            <text:p>nrb@matsc.becs.ac.in</text:p>
            <text:p>bnilratan@hotmail.com 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pkdas.html">Prithwish Kumar Das</text:a></text:p>
          </table:table-cell>
          <table:table-cell office:value-type="string">
            <text:p>Asst. 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04)</text:p>
          </table:table-cell>
          <table:table-cell office:value-type="string">
            <text:p>drpkdbesu@gmail.com</text:p>
          </table:table-cell>
          <table:table-cell/>
        </table:table-row>
        <table:table-row table:style-name="ro5">
          <table:table-cell office:value-type="string">
            <text:p><text:a xlink:href="http://www.becs.ac.in/architecture_pmukhopadhaya.html">Parthasarathi Mukhopadhyay</text:a></text:p>
          </table:table-cell>
          <table:table-cell office:value-type="string">
            <text:p>Asst. Professor</text:p>
          </table:table-cell>
          <table:table-cell office:value-type="string">
            <text:p>Architecture</text:p>
          </table:table-cell>
          <table:table-cell office:value-type="string">
            <text:p>91-33-2668-4561 to 63 (ext -411)</text:p>
          </table:table-cell>
          <table:table-cell office:value-type="string">
            <text:p>parthasm@gmail.com</text:p>
          </table:table-cell>
          <table:table-cell/>
        </table:table-row>
        <table:table-row table:style-name="ro7">
          <table:table-cell office:value-type="string">
            <text:p><text:a xlink:href="http://www.becs.ac.in/chemistry_pbiswas.html">Papu Biswas</text:a></text:p>
          </table:table-cell>
          <table:table-cell office:value-type="string">
            <text:p>Lecturer</text:p>
          </table:table-cell>
          <table:table-cell office:value-type="string">
            <text:p>Chemistry</text:p>
          </table:table-cell>
          <table:table-cell office:value-type="string">
            <text:p>91-33-2668-4561 to 63 (ext- 264 / 517)</text:p>
          </table:table-cell>
          <table:table-cell office:value-type="string">
            <text:p>biswaspapu@rediffmail.com, pbiswas56@yahoo.co.in</text:p>
          </table:table-cell>
          <table:table-cell/>
        </table:table-row>
        <table:table-row table:style-name="ro1">
          <table:table-cell office:value-type="string">
            <text:p><text:a xlink:href="http://www.becs.ac.in/chemistry_pknandi.html">Prasanta Kumar Nandi</text:a></text:p>
          </table:table-cell>
          <table:table-cell office:value-type="string">
            <text:p>Professor</text:p>
          </table:table-cell>
          <table:table-cell office:value-type="string">
            <text:p>Chemistry</text:p>
          </table:table-cell>
          <table:table-cell office:value-type="string">
            <text:p>91-33-2668-4561 to 63 </text:p>
          </table:table-cell>
          <table:table-cell office:value-type="string">
            <text:p>nandi_pk@yahoo.co.in</text:p>
          </table:table-cell>
          <table:table-cell/>
        </table:table-row>
        <table:table-row table:style-name="ro5">
          <table:table-cell office:value-type="string">
            <text:p><text:a xlink:href="http://www.becs.ac.in/civil_pranab.html">Pranab Kr. Lai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7)</text:p>
          </table:table-cell>
          <table:table-cell office:value-type="string">
            <text:p>pranab@civil.becs.ac.in</text:p>
          </table:table-cell>
          <table:table-cell/>
        </table:table-row>
        <table:table-row table:style-name="ro1">
          <table:table-cell office:value-type="string">
            <text:p><text:a xlink:href="http://www.becs.ac.in/civil_prasanta.html">Prasanta Kr. Chakroborty</text:a></text:p>
          </table:table-cell>
          <table:table-cell office:value-type="string">
            <text:p>Demonstrator</text:p>
          </table:table-cell>
          <table:table-cell office:value-type="string">
            <text:p>Civil Engineering </text:p>
          </table:table-cell>
          <table:table-cell office:value-type="string">
            <text:p>91-33-2668-4561 to 63 </text:p>
          </table:table-cell>
          <table:table-cell office:value-type="string">
            <text:p>prasanta@civil.becs.ac.in</text:p>
          </table:table-cell>
          <table:table-cell/>
        </table:table-row>
        <table:table-row table:style-name="ro1">
          <table:table-cell office:value-type="string">
            <text:p><text:a xlink:href="http://www.becs.ac.in/civil_pratip.html">Pratip Bandopadhyay</text:a></text:p>
          </table:table-cell>
          <table:table-cell office:value-type="string">
            <text:p>Asst. 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</text:p>
          </table:table-cell>
          <table:table-cell table:style-name="ce4"/>
          <table:table-cell/>
        </table:table-row>
        <table:table-row table:style-name="ro7">
          <table:table-cell office:value-type="string">
            <text:p><text:a xlink:href="http://cs.becs.ac.in/index.php?boid=1158">Partha Bhowmick</text:a></text:p>
          </table:table-cell>
          <table:table-cell office:value-type="string">
            <text:p>Lecturer</text:p>
          </table:table-cell>
          <table:table-cell office:value-type="string">
            <text:p>Comp.Sc.&amp; Tech. </text:p>
          </table:table-cell>
          <table:table-cell office:value-type="string">
            <text:p>91-33-2668-6151</text:p>
          </table:table-cell>
          <table:table-cell office:value-type="string">
            <text:p>partha@cs.becs.ac.in, bhowmick@gmail.com</text:p>
          </table:table-cell>
          <table:table-cell/>
        </table:table-row>
        <table:table-row table:style-name="ro5">
          <table:table-cell office:value-type="string">
            <text:p><text:a xlink:href="http://www.becs.ac.in/ee_prasid.html">Prasid Syam</text:a></text:p>
          </table:table-cell>
          <table:table-cell office:value-type="string">
            <text:p>Asst. Professor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619, 568)</text:p>
          </table:table-cell>
          <table:table-cell office:value-type="string">
            <text:p>prasidsyam@yahoo.co.uk</text:p>
          </table:table-cell>
          <table:table-cell/>
        </table:table-row>
        <table:table-row table:style-name="ro1">
          <table:table-cell office:value-type="string">
            <text:p><text:a xlink:href="http://www.becs.ac.in/ee_pchattopadhyay.html">P.Chattopadhyay</text:a></text:p>
          </table:table-cell>
          <table:table-cell office:value-type="string">
            <text:p> 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etc_drpkray.html">Pabitra Kumar Ray</text:a></text:p>
          </table:table-cell>
          <table:table-cell office:value-type="string">
            <text:p>Professor &amp; Director of SM&amp;R*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545) </text:p>
          </table:table-cell>
          <table:table-cell office:value-type="string">
            <text:p>pabitrakroy@hotmail.com </text:p>
          </table:table-cell>
          <table:table-cell/>
        </table:table-row>
        <table:table-row table:style-name="ro5">
          <table:table-cell office:value-type="string">
            <text:p><text:a xlink:href="http://www.becs.ac.in/etc_partha.html">Partha Bhattacharyya </text:a></text:p>
          </table:table-cell>
          <table:table-cell office:value-type="string">
            <text:p>Lecturer</text:p>
          </table:table-cell>
          <table:table-cell office:value-type="string">
            <text:p>Elec.&amp; Tele Comm. </text:p>
          </table:table-cell>
          <table:table-cell office:value-type="string">
            <text:p>91-33-2668-4561 to 63 ( ext - 548) </text:p>
          </table:table-cell>
          <table:table-cell office:value-type="string">
            <text:p>pb_etc_besu@yahoo.com</text:p>
          </table:table-cell>
          <table:table-cell/>
        </table:table-row>
        <table:table-row table:style-name="ro5">
          <table:table-cell office:value-type="string">
            <text:p><text:a xlink:href="http://www.becs.ac.in/humanities_psroy.html">Partha Sarathy Roy</text:a></text:p>
          </table:table-cell>
          <table:table-cell office:value-type="string">
            <text:p>Asst. Professor </text:p>
          </table:table-cell>
          <table:table-cell office:value-type="string">
            <text:p>Humanities &amp; Social Scs. </text:p>
          </table:table-cell>
          <table:table-cell office:value-type="string">
            <text:p>91-33-2668-4561 to 63 (ext- 259)</text:p>
          </table:table-cell>
          <table:table-cell office:value-type="string">
            <text:p>psroy740@rediffmail.com</text:p>
          </table:table-cell>
          <table:table-cell/>
        </table:table-row>
        <table:table-row table:style-name="ro5">
          <table:table-cell office:value-type="string">
            <text:p>Prasun Ghosal</text:p>
          </table:table-cell>
          <table:table-cell office:value-type="string">
            <text:p>Lecturer</text:p>
          </table:table-cell>
          <table:table-cell office:value-type="string">
            <text:p>Information Tech. </text:p>
          </table:table-cell>
          <table:table-cell office:value-type="string">
            <text:p>91-33-2668-4561 to 63 (ext- 858)</text:p>
          </table:table-cell>
          <table:table-cell office:value-type="string">
            <text:p>p.ghosal@yahoo.com</text:p>
          </table:table-cell>
          <table:table-cell/>
        </table:table-row>
        <table:table-row table:style-name="ro5">
          <table:table-cell office:value-type="string">
            <text:p><text:a xlink:href="http://www.becs.ac.in/math_psaha.html">Parbati Saha</text:a></text:p>
          </table:table-cell>
          <table:table-cell office:value-type="string">
            <text:p>Asst.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parbati_saha@yahoo.co.in</text:p>
          </table:table-cell>
          <table:table-cell/>
        </table:table-row>
        <table:table-row table:style-name="ro5">
          <table:table-cell office:value-type="string">
            <text:p><text:a xlink:href="http://www.becs.ac.in/math_prithadas.html">Pritha Das</text:a></text:p>
          </table:table-cell>
          <table:table-cell office:value-type="string">
            <text:p>Asst.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prithadas01@yahoo.com,</text:p>
          </table:table-cell>
          <table:table-cell/>
        </table:table-row>
        <table:table-row table:style-name="ro5">
          <table:table-cell office:value-type="string">
            <text:p><text:a xlink:href="http://www.becs.ac.in/mechanical_partha.html">Partha Pratim Dey</text:a></text:p>
          </table:table-cell>
          <table:table-cell office:value-type="string">
            <text:p>Sr.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789)</text:p>
          </table:table-cell>
          <table:table-cell office:value-type="string">
            <text:p>ppdey2000@yahoo.com</text:p>
          </table:table-cell>
          <table:table-cell/>
        </table:table-row>
        <table:table-row table:style-name="ro5">
          <table:table-cell office:value-type="string">
            <text:p><text:a xlink:href="http://www.becs.ac.in/mechanical_prabir.html">Probir Saha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801)</text:p>
          </table:table-cell>
          <table:table-cell office:value-type="string">
            <text:p>probir@mech.iitkgp.ernet.in</text:p>
          </table:table-cell>
          <table:table-cell/>
        </table:table-row>
        <table:table-row table:style-name="ro5">
          <table:table-cell office:value-type="string">
            <text:p><text:a xlink:href="http://www.becs.ac.in/metallurgy_psbanerjee.html">Partha Sakha Banerjee</text:a></text:p>
          </table:table-cell>
          <table:table-cell office:value-type="string">
            <text:p>Professor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607</text:p>
          </table:table-cell>
          <table:table-cell office:value-type="string">
            <text:p>psban_2000@yahoo.co.in</text:p>
          </table:table-cell>
          <table:table-cell/>
        </table:table-row>
        <table:table-row table:style-name="ro7">
          <table:table-cell office:value-type="string">
            <text:p><text:a xlink:href="http://www.becs.ac.in/metallurgy_parthaprotimchattopadhyay.html">Partha Pratim Chattopadhyay</text:a></text:p>
          </table:table-cell>
          <table:table-cell office:value-type="string">
            <text:p>Professor &amp; Head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238)</text:p>
          </table:table-cell>
          <table:table-cell office:value-type="string">
            <text:p>ppc@metal.becs.ac.in, c.partha@mailcity.com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pkpaul.html">Pabitra Kr. Paul</text:a></text:p>
          </table:table-cell>
          <table:table-cell office:value-type="string">
            <text:p>Professor</text:p>
          </table:table-cell>
          <table:table-cell office:value-type="string">
            <text:p>Mining Engineering </text:p>
          </table:table-cell>
          <table:table-cell office:value-type="string">
            <text:p>91-33-2668-4561 to 63 (ext- 243</text:p>
          </table:table-cell>
          <table:table-cell office:value-type="string">
            <text:p>prabirpaul59@gmail.com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pdutta.html">Pratik Dutta</text:a></text:p>
          </table:table-cell>
          <table:table-cell office:value-type="string">
            <text:p>Asst.Professor</text:p>
          </table:table-cell>
          <table:table-cell office:value-type="string">
            <text:p>Mining Engineering </text:p>
          </table:table-cell>
          <table:table-cell office:value-type="string">
            <text:p>91-33-2668-4561 to 63 (ext- 477)</text:p>
          </table:table-cell>
          <table:table-cell office:value-type="string">
            <text:p>dutta.pratik@gmail.com</text:p>
          </table:table-cell>
          <table:table-cell/>
        </table:table-row>
        <table:table-row table:style-name="ro5">
          <table:table-cell office:value-type="string">
            <text:p><text:a xlink:href="http://www.becs.ac.in/soms_poulomi.html">Poulomi Mukherjee (Mondal) </text:a></text:p>
          </table:table-cell>
          <table:table-cell office:value-type="string">
            <text:p>Lecturer</text:p>
          </table:table-cell>
          <table:table-cell office:value-type="string">
            <text:p>SOMS*</text:p>
          </table:table-cell>
          <table:table-cell office:value-type="string">
            <text:p>91-33-2668-4561 to 63,(ext-422)</text:p>
          </table:table-cell>
          <table:table-cell office:value-type="string">
            <text:p>poulomi_mondal@rediffmail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rray.html">Rana Roy</text:a></text:p>
          </table:table-cell>
          <table:table-cell office:value-type="string">
            <text:p>Lecture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57)</text:p>
          </table:table-cell>
          <table:table-cell office:value-type="string">
            <text:p>rroybec@yahoo.com</text:p>
          </table:table-cell>
          <table:table-cell/>
        </table:table-row>
        <table:table-row table:style-name="ro5">
          <table:table-cell office:value-type="string">
            <text:p><text:a xlink:href="http://www.becs.ac.in/humanities_rupen.html">Rupen Basu Mallick</text:a></text:p>
          </table:table-cell>
          <table:table-cell office:value-type="string">
            <text:p>Asst. professor </text:p>
          </table:table-cell>
          <table:table-cell office:value-type="string">
            <text:p>Humanities &amp; Social Scs.</text:p>
          </table:table-cell>
          <table:table-cell office:value-type="string">
            <text:p>91-33-2668-4561 to 63 (ext- 836)</text:p>
          </table:table-cell>
          <table:table-cell office:value-type="string">
            <text:p>rbmallik@gmail.com</text:p>
          </table:table-cell>
          <table:table-cell/>
        </table:table-row>
        <table:table-row table:style-name="ro5">
          <table:table-cell office:value-type="string">
            <text:p><text:a xlink:href="http://www.becs.ac.in/mechanical_rnde.html">Rathindra Nath De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783)</text:p>
          </table:table-cell>
          <table:table-cell office:value-type="string">
            <text:p>rathinde@becs.ac.in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shaldar.html">Salil Halder</text:a></text:p>
          </table:table-cell>
          <table:table-cell office:value-type="string">
            <text:p>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277)9830671153</text:p>
          </table:table-cell>
          <table:table-cell office:value-type="string">
            <text:p>salilhaldar@lycos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smajumder.html">Santanu Majumder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650)</text:p>
          </table:table-cell>
          <table:table-cell office:value-type="string">
            <text:p>majumder.santunu@gmail.com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sbhumik.html">Subhasis Bhaumik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01 / 277)</text:p>
          </table:table-cell>
          <table:table-cell office:value-type="string">
            <text:p>sbhaumik_besu@yahoo.co.in</text:p>
          </table:table-cell>
          <table:table-cell/>
        </table:table-row>
        <table:table-row table:style-name="ro7">
          <table:table-cell office:value-type="string">
            <text:p><text:a xlink:href="http://www.becs.ac.in/appliedmechanics_sbasak.html">Sudip Basak</text:a></text:p>
          </table:table-cell>
          <table:table-cell office:value-type="string">
            <text:p>Asst.Professor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760)</text:p>
          </table:table-cell>
          <table:table-cell office:value-type="string">
            <text:p>drbasack@yahoo.com</text:p>
          </table:table-cell>
          <table:table-cell/>
        </table:table-row>
        <table:table-row table:style-name="ro6">
          <table:table-cell office:value-type="string">
            <text:p><text:a xlink:href="http://www.becs.ac.in/appliedmechanics_sujay.html">Sujay Kumar Mukherjee</text:a></text:p>
          </table:table-cell>
          <table:table-cell office:value-type="string">
            <text:p>Professor </text:p>
          </table:table-cell>
          <table:table-cell office:value-type="string">
            <text:p>Aerospace Engg. &amp; Applied Mechanics</text:p>
          </table:table-cell>
          <table:table-cell office:value-type="string">
            <text:p>91-33-2668-4561 to 63 (ext- 688 / 277)</text:p>
          </table:table-cell>
          <table:table-cell office:value-type="string">
            <text:p>mksujay@lycos.com, mksujay@gmail.com, skmukherjee@appmech.becs.ac.in </text:p>
          </table:table-cell>
          <table:table-cell/>
        </table:table-row>
        <table:table-row table:style-name="ro1">
          <table:table-cell office:value-type="string">
            <text:p><text:a xlink:href="http://www.becs.ac.in/architecture_soumenmitra.html">Soumen Mitra</text:a></text:p>
          </table:table-cell>
          <table:table-cell office:value-type="string">
            <text:p>Lecturer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mitrasmen@yahoo.co.in</text:p>
          </table:table-cell>
          <table:table-cell/>
        </table:table-row>
        <table:table-row table:style-name="ro1">
          <table:table-cell office:value-type="string">
            <text:p><text:a xlink:href="http://www.becs.ac.in/architecture_subratakrpaul.html">Subrata Kumar Paul</text:a></text:p>
          </table:table-cell>
          <table:table-cell office:value-type="string">
            <text:p>Lecturer</text:p>
          </table:table-cell>
          <table:table-cell office:value-type="string">
            <text:p>Architecture</text:p>
          </table:table-cell>
          <table:table-cell office:value-type="string">
            <text:p>91-33-2668-4561 to 63 </text:p>
          </table:table-cell>
          <table:table-cell office:value-type="string">
            <text:p>subrata2412@gmail.com </text:p>
          </table:table-cell>
          <table:table-cell/>
        </table:table-row>
        <table:table-row table:style-name="ro5">
          <table:table-cell office:value-type="string">
            <text:p><text:a xlink:href="http://www.becs.ac.in/architecture_swatisaha.html">Swati Saha</text:a></text:p>
          </table:table-cell>
          <table:table-cell office:value-type="string">
            <text:p>Professor</text:p>
          </table:table-cell>
          <table:table-cell office:value-type="string">
            <text:p>Architecture</text:p>
          </table:table-cell>
          <table:table-cell office:value-type="string">
            <text:p>91-33-2668-4561 to 63 (ext- 410)</text:p>
          </table:table-cell>
          <table:table-cell office:value-type="string">
            <text:p>swatisaha04@yahoo.com</text:p>
          </table:table-cell>
          <table:table-cell/>
        </table:table-row>
        <table:table-row table:style-name="ro5">
          <table:table-cell office:value-type="string">
            <text:p><text:a xlink:href="http://www.becs.ac.in/architecture_souvanicroy.html">Souvanic Roy</text:a></text:p>
          </table:table-cell>
          <table:table-cell office:value-type="string">
            <text:p>Professor &amp; Director of *SEIHSM</text:p>
          </table:table-cell>
          <table:table-cell office:value-type="string">
            <text:p>Architecture</text:p>
          </table:table-cell>
          <table:table-cell office:value-type="string">
            <text:p>91-33-2668-4561 to 63</text:p>
          </table:table-cell>
          <table:table-cell office:value-type="string">
            <text:p>souvanic_roy@yahoo.co.in</text:p>
          </table:table-cell>
          <table:table-cell/>
        </table:table-row>
        <table:table-row table:style-name="ro5">
          <table:table-cell office:value-type="string">
            <text:p><text:a xlink:href="http://www.becs.ac.in/architecture_sibabratahalder.html">Sibabrata Halder</text:a></text:p>
          </table:table-cell>
          <table:table-cell office:value-type="string">
            <text:p>Professor </text:p>
          </table:table-cell>
          <table:table-cell office:value-type="string">
            <text:p>Architecture</text:p>
          </table:table-cell>
          <table:table-cell office:value-type="string">
            <text:p>91-33-2668-4561 to 63 (ext- 401)</text:p>
          </table:table-cell>
          <table:table-cell office:value-type="string">
            <text:p>shalder@arch.becs.ac.in</text:p>
          </table:table-cell>
          <table:table-cell/>
        </table:table-row>
        <table:table-row table:style-name="ro5">
          <table:table-cell office:value-type="string">
            <text:p><text:a xlink:href="http://www.becs.ac.in/architecture_sanjib.html">Sanjib Nag</text:a></text:p>
          </table:table-cell>
          <table:table-cell office:value-type="string">
            <text:p>Sr. Lecturer</text:p>
          </table:table-cell>
          <table:table-cell office:value-type="string">
            <text:p>Architecture</text:p>
          </table:table-cell>
          <table:table-cell office:value-type="string">
            <text:p>91-33-2668-4561 to 63 (ext- 445)</text:p>
          </table:table-cell>
          <table:table-cell office:value-type="string">
            <text:p>sanjibcg19@yahoo.co.in</text:p>
          </table:table-cell>
          <table:table-cell/>
        </table:table-row>
        <table:table-row table:style-name="ro5">
          <table:table-cell office:value-type="string">
            <text:p><text:a xlink:href="http://www.becs.ac.in/chemistry_spgoswami.html">Shyamaprosad Goswami</text:a></text:p>
          </table:table-cell>
          <table:table-cell office:value-type="string">
            <text:p>Professor</text:p>
          </table:table-cell>
          <table:table-cell office:value-type="string">
            <text:p>Chemistry</text:p>
          </table:table-cell>
          <table:table-cell office:value-type="string">
            <text:p>91-33-2668-4561 to 63 (ext- 297)</text:p>
          </table:table-cell>
          <table:table-cell office:value-type="string">
            <text:p>spgoswamical@yahoo.com</text:p>
          </table:table-cell>
          <table:table-cell/>
        </table:table-row>
        <table:table-row table:style-name="ro1">
          <table:table-cell office:value-type="string">
            <text:p><text:a xlink:href="http://www.becs.ac.in/chemistry_shymal.html">Shymal Kr. Chattopadhyay</text:a></text:p>
          </table:table-cell>
          <table:table-cell office:value-type="string">
            <text:p>Professor</text:p>
          </table:table-cell>
          <table:table-cell office:value-type="string">
            <text:p>Chemistry</text:p>
          </table:table-cell>
          <table:table-cell office:value-type="string">
            <text:p>91-33-2668-4561 to 63 </text:p>
          </table:table-cell>
          <table:table-cell office:value-type="string">
            <text:p>shch20@hotmail.com</text:p>
          </table:table-cell>
          <table:table-cell/>
        </table:table-row>
        <table:table-row table:style-name="ro5">
          <table:table-cell office:value-type="string">
            <text:p><text:a xlink:href="http://www.becs.ac.in/chemistry_Sudip.html">Sudip Kumar Chattopadhyay</text:a></text:p>
          </table:table-cell>
          <table:table-cell office:value-type="string">
            <text:p>Asst.Professor</text:p>
          </table:table-cell>
          <table:table-cell office:value-type="string">
            <text:p>Chemistry</text:p>
          </table:table-cell>
          <table:table-cell office:value-type="string">
            <text:p>91-33-2668-4561 to 63 (ext-515)</text:p>
          </table:table-cell>
          <table:table-cell office:value-type="string">
            <text:p>sudip_chattopadhyay@rediffmail.com</text:p>
          </table:table-cell>
          <table:table-cell/>
        </table:table-row>
        <table:table-row table:style-name="ro5">
          <table:table-cell office:value-type="string">
            <text:p><text:a xlink:href="http://www.becs.ac.in/civil_saibal.html">Saibal Kr.Ghosh</text:a></text:p>
          </table:table-cell>
          <table:table-cell office:value-type="string">
            <text:p>Professor </text:p>
          </table:table-cell>
          <table:table-cell office:value-type="string">
            <text:p>Civil Engineering </text:p>
          </table:table-cell>
          <table:table-cell office:value-type="string">
            <text:p>91-33-2668-4561 to 63 (ext-659)</text:p>
          </table:table-cell>
          <table:table-cell office:value-type="string">
            <text:p>saibal@civil.becs.ac.in</text:p>
          </table:table-cell>
          <table:table-cell/>
        </table:table-row>
        <table:table-row table:style-name="ro1">
          <table:table-cell office:value-type="string">
            <text:p><text:a xlink:href="http://www.becs.ac.in/civil_sandip.html">Sandip Chakroborty</text:a></text:p>
          </table:table-cell>
          <table:table-cell office:value-type="string">
            <text:p> </text:p>
          </table:table-cell>
          <table:table-cell office:value-type="string">
            <text:p>Civil Engineering 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civil_sekhar.html">Sekhar Ch. Dutta</text:a></text:p>
          </table:table-cell>
          <table:table-cell office:value-type="string">
            <text:p>Professor </text:p>
          </table:table-cell>
          <table:table-cell office:value-type="string">
            <text:p>Civil Engineering </text:p>
          </table:table-cell>
          <table:table-cell office:value-type="string">
            <text:p>91-33-2668-4561 to 63 (ext- 752)</text:p>
          </table:table-cell>
          <table:table-cell office:value-type="string">
            <text:p>scdind2000@yahoo.com</text:p>
          </table:table-cell>
          <table:table-cell/>
        </table:table-row>
        <table:table-row table:style-name="ro1">
          <table:table-cell office:value-type="string">
            <text:p><text:a xlink:href="http://www.becs.ac.in/civil_soumya.html">Soumya Bhattacharjee</text:a></text:p>
          </table:table-cell>
          <table:table-cell office:value-type="string">
            <text:p>  </text:p>
          </table:table-cell>
          <table:table-cell office:value-type="string">
            <text:p>Civil Engineering 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civil_subrata.html">Subrata Chakroborty</text:a></text:p>
          </table:table-cell>
          <table:table-cell office:value-type="string">
            <text:p>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73)</text:p>
          </table:table-cell>
          <table:table-cell office:value-type="string">
            <text:p>schak@civil.becs.ac.in</text:p>
          </table:table-cell>
          <table:table-cell/>
        </table:table-row>
        <table:table-row table:style-name="ro7">
          <table:table-cell office:value-type="string">
            <text:p><text:a xlink:href="http://www.becs.ac.in/civil_sudip.html">Sudip Kr. Roy</text:a></text:p>
          </table:table-cell>
          <table:table-cell office:value-type="string">
            <text:p>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6)</text:p>
          </table:table-cell>
          <table:table-cell office:value-type="string">
            <text:p>sudip@civil.becs.ac.in, sudip33172@gmail.com</text:p>
          </table:table-cell>
          <table:table-cell/>
        </table:table-row>
        <table:table-row table:style-name="ro5">
          <table:table-cell office:value-type="string">
            <text:p><text:a xlink:href="http://www.becs.ac.in/civil_sugato.html">Sugato Pal</text:a></text:p>
          </table:table-cell>
          <table:table-cell office:value-type="string">
            <text:p>Asst.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714)</text:p>
          </table:table-cell>
          <table:table-cell office:value-type="string">
            <text:p>psugato@yahoo.co.in </text:p>
          </table:table-cell>
          <table:table-cell/>
        </table:table-row>
        <table:table-row table:style-name="ro5">
          <table:table-cell office:value-type="string">
            <text:p><text:a xlink:href="http://www.becs.ac.in/civil_sujata.html">Sujata Biswas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2)</text:p>
          </table:table-cell>
          <table:table-cell table:style-name="Default"/>
          <table:table-cell table:style-name="ce3" office:value-type="string">
            <text:p>sujata@civil.becs.ac.in</text:p>
          </table:table-cell>
        </table:table-row>
        <table:table-row table:style-name="ro5">
          <table:table-cell office:value-type="string">
            <text:p><text:a xlink:href="http://www.becs.ac.in/civil_suman.html">Suman Dasgupta</text:a></text:p>
          </table:table-cell>
          <table:table-cell office:value-type="string">
            <text:p>Professo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79)</text:p>
          </table:table-cell>
          <table:table-cell office:value-type="string">
            <text:p>kajalsuman@yahoo.com</text:p>
          </table:table-cell>
          <table:table-cell/>
        </table:table-row>
        <table:table-row table:style-name="ro5">
          <table:table-cell office:value-type="string">
            <text:p><text:a xlink:href="http://www.becs.ac.in/civil_susanta.html">Susanta Kr. Sarkar</text:a></text:p>
          </table:table-cell>
          <table:table-cell office:value-type="string">
            <text:p>Professor</text:p>
          </table:table-cell>
          <table:table-cell office:value-type="string">
            <text:p>Civil Engineering</text:p>
          </table:table-cell>
          <table:table-cell office:value-type="string">
            <text:p>91-33-2668-4561 to 63 (ext- 672)</text:p>
          </table:table-cell>
          <table:table-cell office:value-type="string">
            <text:p>sksarkar@mailcity.com </text:p>
          </table:table-cell>
          <table:table-cell/>
        </table:table-row>
        <table:table-row table:style-name="ro7">
          <table:table-cell office:value-type="string">
            <text:p><text:a xlink:href="http://www.becs.ac.in/cst_saptarshi.html">Saptarshi Ghosh </text:a></text:p>
          </table:table-cell>
          <table:table-cell office:value-type="string">
            <text:p>Lecturer</text:p>
          </table:table-cell>
          <table:table-cell office:value-type="string">
            <text:p>Comp.Sc.&amp; Tech</text:p>
          </table:table-cell>
          <table:table-cell office:value-type="string">
            <text:p>91-33-2668-6151(ext - 602) </text:p>
          </table:table-cell>
          <table:table-cell office:value-type="string">
            <text:p>sghosh@cs.becs.ac.in, saptarshi_bec@yahoo.com</text:p>
          </table:table-cell>
          <table:table-cell/>
        </table:table-row>
        <table:table-row table:style-name="ro1">
          <table:table-cell office:value-type="string">
            <text:p><text:a xlink:href="http://www.becs.ac.in/cst_sekhar.html">Sekhar Mandal</text:a></text:p>
          </table:table-cell>
          <table:table-cell office:value-type="string">
            <text:p>Lecturer</text:p>
          </table:table-cell>
          <table:table-cell office:value-type="string">
            <text:p>Comp.Sc.&amp; Tech</text:p>
          </table:table-cell>
          <table:table-cell office:value-type="string">
            <text:p>91-33-2668-6151(ext- 579)</text:p>
          </table:table-cell>
          <table:table-cell office:value-type="string">
            <text:p>sekhar@cs.becs.ac.in</text:p>
          </table:table-cell>
          <table:table-cell/>
        </table:table-row>
        <table:table-row table:style-name="ro7">
          <table:table-cell office:value-type="string">
            <text:p><text:a xlink:href="http://www.becs.ac.in/cst_sipra.html">Sipra Das Bit</text:a></text:p>
          </table:table-cell>
          <table:table-cell office:value-type="string">
            <text:p>Professo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table:style-name="Default"/>
          <table:table-cell table:style-name="ce3" office:value-type="string">
            <text:p>sdasbit@yahoo.co.in, sb@cs.becs.ac.in</text:p>
          </table:table-cell>
        </table:table-row>
        <table:table-row table:style-name="ro1">
          <table:table-cell office:value-type="string">
            <text:p><text:a xlink:href="http://www.becs.ac.in/cst_somnath.html">Somnath Pal</text:a></text:p>
          </table:table-cell>
          <table:table-cell office:value-type="string">
            <text:p>Asst. Professo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sp@cs.becs.ac.in</text:p>
          </table:table-cell>
          <table:table-cell/>
        </table:table-row>
        <table:table-row table:style-name="ro1">
          <table:table-cell office:value-type="string">
            <text:p><text:a xlink:href="http://www.becs.ac.in/cst_sulata.html">Sulata Mitra</text:a></text:p>
          </table:table-cell>
          <table:table-cell office:value-type="string">
            <text:p>Lecturer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sulata@cs.becs.ac.in</text:p>
          </table:table-cell>
          <table:table-cell/>
        </table:table-row>
        <table:table-row table:style-name="ro1">
          <table:table-cell office:value-type="string">
            <text:p><text:a xlink:href="http://www.becs.ac.in/cst_susanta.html">Susanta Chakraborty</text:a></text:p>
          </table:table-cell>
          <table:table-cell office:value-type="string">
            <text:p>Professor &amp; Head</text:p>
          </table:table-cell>
          <table:table-cell office:value-type="string">
            <text:p>Comp.Sc.&amp; Tech</text:p>
          </table:table-cell>
          <table:table-cell office:value-type="string">
            <text:p>91-33-2668-6151</text:p>
          </table:table-cell>
          <table:table-cell office:value-type="string">
            <text:p>sc@cs.becs.ac.in</text:p>
          </table:table-cell>
          <table:table-cell/>
        </table:table-row>
        <table:table-row table:style-name="ro5">
          <table:table-cell office:value-type="string">
            <text:p><text:a xlink:href="http://www.becs.ac.in/ee_sakti.html">Sakti Prasad Ray</text:a></text:p>
          </table:table-cell>
          <table:table-cell office:value-type="string">
            <text:p>Professor </text:p>
          </table:table-cell>
          <table:table-cell office:value-type="string">
            <text:p>Electrical Engineering </text:p>
          </table:table-cell>
          <table:table-cell office:value-type="string">
            <text:p>91-33-2668-4561 to 63 (ext- 225 / 563)</text:p>
          </table:table-cell>
          <table:table-cell office:value-type="string">
            <text:p> </text:p>
          </table:table-cell>
          <table:table-cell/>
        </table:table-row>
        <table:table-row table:style-name="ro7">
          <table:table-cell office:value-type="string">
            <text:p><text:a xlink:href="http://www.becs.ac.in/ee_srikumar.html">Srikumar Mallick</text:a></text:p>
          </table:table-cell>
          <table:table-cell office:value-type="string">
            <text:p>Asst.Professor and Head 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562)</text:p>
          </table:table-cell>
          <table:table-cell office:value-type="string">
            <text:p>srikumar_mallik@hotmail.com, hod_ee.besus@yahoo.in</text:p>
          </table:table-cell>
          <table:table-cell/>
        </table:table-row>
        <table:table-row table:style-name="ro5">
          <table:table-cell office:value-type="string">
            <text:p><text:a xlink:href="http://www.becs.ac.in/ee_sckonar.html">Sukumar Chandra Konar</text:a></text:p>
          </table:table-cell>
          <table:table-cell office:value-type="string">
            <text:p>Professor</text:p>
          </table:table-cell>
          <table:table-cell office:value-type="string">
            <text:p>Electrical Engineering</text:p>
          </table:table-cell>
          <table:table-cell office:value-type="string">
            <text:p>91-33-2668-4561 to 63 (ext- 589)</text:p>
          </table:table-cell>
          <table:table-cell office:value-type="string">
            <text:p>konar.sukumar@hotmail.com </text:p>
          </table:table-cell>
          <table:table-cell/>
        </table:table-row>
        <table:table-row table:style-name="ro1">
          <table:table-cell office:value-type="string">
            <text:p><text:a xlink:href="http://www.becs.ac.in/ee_spauri.html">S.Pauri</text:a></text:p>
          </table:table-cell>
          <table:table-cell office:value-type="string">
            <text:p>Sr. Lecturer </text:p>
          </table:table-cell>
          <table:table-cell office:value-type="string">
            <text:p>Electrical Engineering</text:p>
          </table:table-cell>
          <table:table-cell office:value-type="string">
            <text:p>91-33-2668-4561 to 63</text:p>
          </table:table-cell>
          <table:table-cell office:value-type="string">
            <text:p>arkapv@yahoo.com</text:p>
          </table:table-cell>
          <table:table-cell/>
        </table:table-row>
        <table:table-row table:style-name="ro5">
          <table:table-cell office:value-type="string">
            <text:p><text:a xlink:href="http://www.becs.ac.in/etc_sdas.html">Santanu Das</text:a></text:p>
          </table:table-cell>
          <table:table-cell office:value-type="string">
            <text:p>Asst.Professo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270, 550)</text:p>
          </table:table-cell>
          <table:table-cell office:value-type="string">
            <text:p>santanumdas@yahoo.com</text:p>
          </table:table-cell>
          <table:table-cell/>
        </table:table-row>
        <table:table-row table:style-name="ro1">
          <table:table-cell office:value-type="string">
            <text:p><text:a xlink:href="http://www.becs.ac.in/etc_sparui.html">S.Pauri</text:a></text:p>
          </table:table-cell>
          <table:table-cell office:value-type="string">
            <text:p>Sr. Lecturer </text:p>
          </table:table-cell>
          <table:table-cell office:value-type="string">
            <text:p>Elec.&amp; Tele Comm. 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etc_drsudhabinduray.html">Sudhabindu Ray</text:a></text:p>
          </table:table-cell>
          <table:table-cell office:value-type="string">
            <text:p>Lecture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551)</text:p>
          </table:table-cell>
          <table:table-cell office:value-type="string">
            <text:p>sudhabin@yahoo.com</text:p>
          </table:table-cell>
          <table:table-cell/>
        </table:table-row>
        <table:table-row table:style-name="ro7">
          <table:table-cell office:value-type="string">
            <text:p><text:a xlink:href="http://www.becs.ac.in/etc_srbhadra.html">S.R. Bhadra Chaudhuri </text:a></text:p>
          </table:table-cell>
          <table:table-cell office:value-type="string">
            <text:p>Professor</text:p>
          </table:table-cell>
          <table:table-cell office:value-type="string">
            <text:p>Elec.&amp; Tele Comm. </text:p>
          </table:table-cell>
          <table:table-cell office:value-type="string">
            <text:p>91-33-2668-4561 to 63 ( ext - 358) </text:p>
          </table:table-cell>
          <table:table-cell office:value-type="string">
            <text:p>prof.srbc@ieee.org ,  srbc@telecom.becs.ac.in</text:p>
          </table:table-cell>
          <table:table-cell/>
        </table:table-row>
        <table:table-row table:style-name="ro5">
          <table:table-cell office:value-type="string">
            <text:p><text:a xlink:href="http://www.becs.ac.in/humanities_subhasis.html">Subhasis Bandopadhyay</text:a></text:p>
          </table:table-cell>
          <table:table-cell office:value-type="string">
            <text:p>Sr.Lecturer</text:p>
          </table:table-cell>
          <table:table-cell office:value-type="string">
            <text:p>Humanities &amp; Social Scs.</text:p>
          </table:table-cell>
          <table:table-cell office:value-type="string">
            <text:p>91-33-2668-4561 to 63 (ext- 259/833)</text:p>
          </table:table-cell>
          <table:table-cell office:value-type="string">
            <text:p>subhasisban@gmail.com</text:p>
          </table:table-cell>
          <table:table-cell/>
        </table:table-row>
        <table:table-row table:style-name="ro1">
          <table:table-cell office:value-type="string">
            <text:p><text:a xlink:href="http://www.becs.ac.in/it_S_p_maity.html">Shanti Prasad Maity</text:a></text:p>
          </table:table-cell>
          <table:table-cell office:value-type="string">
            <text:p>Asst.Professor </text:p>
          </table:table-cell>
          <table:table-cell office:value-type="string">
            <text:p>Information Tech. </text:p>
          </table:table-cell>
          <table:table-cell office:value-type="string">
            <text:p>91-33-2668-4561 to 63 </text:p>
          </table:table-cell>
          <table:table-cell office:value-type="string">
            <text:p>spmaity@yahoo.com</text:p>
          </table:table-cell>
          <table:table-cell/>
        </table:table-row>
        <table:table-row table:style-name="ro1">
          <table:table-cell office:value-type="string">
            <text:p>Sukanta Das</text:p>
          </table:table-cell>
          <table:table-cell office:value-type="string">
            <text:p>Lecturer</text:p>
          </table:table-cell>
          <table:table-cell office:value-type="string">
            <text:p>Information Tech. </text:p>
          </table:table-cell>
          <table:table-cell office:value-type="string">
            <text:p>91-33-2668-4561 to 63 </text:p>
          </table:table-cell>
          <table:table-cell office:value-type="string">
            <text:p>sukanta@it.becs.ac.in</text:p>
          </table:table-cell>
          <table:table-cell/>
        </table:table-row>
        <table:table-row table:style-name="ro7">
          <table:table-cell office:value-type="string">
            <text:p>Surajit Kr. Roy </text:p>
          </table:table-cell>
          <table:table-cell office:value-type="string">
            <text:p>Lecturer</text:p>
          </table:table-cell>
          <table:table-cell office:value-type="string">
            <text:p>Information Tech. </text:p>
          </table:table-cell>
          <table:table-cell office:value-type="string">
            <text:p>91-33-2668-4561 to 63</text:p>
          </table:table-cell>
          <table:table-cell office:value-type="string">
            <text:p>sura_roy@rediffmail.com, suraroy@gmail.com </text:p>
          </table:table-cell>
          <table:table-cell/>
        </table:table-row>
        <table:table-row table:style-name="ro5">
          <table:table-cell office:value-type="string">
            <text:p><text:a xlink:href="http://www.becs.ac.in/math_skmajumder.html">Sanat Kr. Majumder</text:a></text:p>
          </table:table-cell>
          <table:table-cell office:value-type="string">
            <text:p>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math_sharifulalam.html">Shariful Alam</text:a></text:p>
          </table:table-cell>
          <table:table-cell office:value-type="string">
            <text:p>Lecturer</text:p>
          </table:table-cell>
          <table:table-cell office:value-type="string">
            <text:p>Mathematics</text:p>
          </table:table-cell>
          <table:table-cell office:value-type="string">
            <text:p>91-33-2668-4561 to 63 (ext- 219 / 530)</text:p>
          </table:table-cell>
          <table:table-cell office:value-type="string">
            <text:p>salam50in@yahoo.co.in</text:p>
          </table:table-cell>
          <table:table-cell/>
        </table:table-row>
        <table:table-row table:style-name="ro5">
          <table:table-cell office:value-type="string">
            <text:p><text:a xlink:href="http://www.becs.ac.in/math_smita.html">Smita Sarkar</text:a></text:p>
          </table:table-cell>
          <table:table-cell office:value-type="string">
            <text:p>Lecturer</text:p>
          </table:table-cell>
          <table:table-cell office:value-type="string">
            <text:p>Mathematics</text:p>
          </table:table-cell>
          <table:table-cell office:value-type="string">
            <text:p>91-33-2668-4561 to 63 (ext- 219)</text:p>
          </table:table-cell>
          <table:table-cell office:value-type="string">
            <text:p><text:a xlink:href="mailto:smita1308@gmail">smita1308@gmail</text:a>.com</text:p>
          </table:table-cell>
          <table:table-cell/>
        </table:table-row>
        <table:table-row table:style-name="ro1">
          <table:table-cell office:value-type="string">
            <text:p><text:a xlink:href="http://www.becs.ac.in/mechanical_samarjit.html">Samarjit Ray</text:a></text:p>
          </table:table-cell>
          <table:table-cell office:value-type="string">
            <text:p> </text:p>
          </table:table-cell>
          <table:table-cell office:value-type="string">
            <text:p>Mechanical Engineering </text:p>
          </table:table-cell>
          <table:table-cell office:value-type="string">
            <text:p>91-33-2668-4561 to 63 </text:p>
          </table:table-cell>
          <table:table-cell office:value-type="string">
            <text:p> </text:p>
          </table:table-cell>
          <table:table-cell/>
        </table:table-row>
        <table:table-row table:style-name="ro5">
          <table:table-cell office:value-type="string">
            <text:p><text:a xlink:href="http://www.becs.ac.in/mechanical_sisir.html">Sisir Kr. Guha</text:a></text:p>
          </table:table-cell>
          <table:table-cell office:value-type="string">
            <text:p>Professor &amp; Head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79)</text:p>
          </table:table-cell>
          <table:table-cell office:value-type="string">
            <text:p>sk_guha@rediffmail.com</text:p>
          </table:table-cell>
          <table:table-cell/>
        </table:table-row>
        <table:table-row table:style-name="ro5">
          <table:table-cell office:value-type="string">
            <text:p><text:a xlink:href="http://www.becs.ac.in/mechanical_santanu.html">Santanu Kr. Karmakar</text:a></text:p>
          </table:table-cell>
          <table:table-cell office:value-type="string">
            <text:p>Professor 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357)</text:p>
          </table:table-cell>
          <table:table-cell office:value-type="string">
            <text:p>skk@mech.becs.ac.in </text:p>
          </table:table-cell>
          <table:table-cell/>
        </table:table-row>
        <table:table-row table:style-name="ro11">
          <table:table-cell office:value-type="string">
            <text:p><text:a xlink:href="http://www.becs.ac.in/mechanical_sujoy.html">Sujoy Kr. Saha</text:a></text:p>
          </table:table-cell>
          <table:table-cell office:value-type="string">
            <text:p>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, 2668-0521 to 25 (ext - 780), (M) - 9830493430 </text:p>
          </table:table-cell>
          <table:table-cell office:value-type="string">
            <text:p>sujoy_k_saha@hotmail.com, sujoyks@yahoo.com, sujoyks@mech.becs.ac.in, sujoykumarsaha@rediffmail.com, sjykmrsh@gmail.com </text:p>
          </table:table-cell>
          <table:table-cell/>
        </table:table-row>
        <table:table-row table:style-name="ro5">
          <table:table-cell office:value-type="string">
            <text:p><text:a xlink:href="http://www.becs.ac.in/mechanical_shymal.html">Shyamal Chatterjee</text:a></text:p>
          </table:table-cell>
          <table:table-cell office:value-type="string">
            <text:p>Asst.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357, 781)</text:p>
          </table:table-cell>
          <table:table-cell office:value-type="string">
            <text:p>shy@mech.becs.ac.in</text:p>
          </table:table-cell>
          <table:table-cell/>
        </table:table-row>
        <table:table-row table:style-name="ro5">
          <table:table-cell office:value-type="string">
            <text:p><text:a xlink:href="http://www.becs.ac.in/mechanical_somnath.html">Somnath Chakraborty</text:a></text:p>
          </table:table-cell>
          <table:table-cell office:value-type="string">
            <text:p>Asst.Professo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79)</text:p>
          </table:table-cell>
          <table:table-cell office:value-type="string">
            <text:p>somnathbec@rediffmail.com</text:p>
          </table:table-cell>
          <table:table-cell/>
        </table:table-row>
        <table:table-row table:style-name="ro5">
          <table:table-cell office:value-type="string">
            <text:p><text:a xlink:href="http://www.becs.ac.in/mechanical_subhas.html">Subhas Chandra Mondal</text:a>    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796) </text:p>
          </table:table-cell>
          <table:table-cell office:value-type="string">
            <text:p>sc_mondal@indiatimes.com</text:p>
          </table:table-cell>
          <table:table-cell/>
        </table:table-row>
        <table:table-row table:style-name="ro5">
          <table:table-cell office:value-type="string">
            <text:p><text:a xlink:href="http://www.becs.ac.in/mechanical_sudip.html">Sudip Ghosh</text:a></text:p>
          </table:table-cell>
          <table:table-cell office:value-type="string">
            <text:p>Sr.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88)</text:p>
          </table:table-cell>
          <table:table-cell office:value-type="string">
            <text:p>ghoshsudip_2000@rediffmail.com </text:p>
          </table:table-cell>
          <table:table-cell/>
        </table:table-row>
        <table:table-row table:style-name="ro5">
          <table:table-cell office:value-type="string">
            <text:p><text:a xlink:href="http://www.becs.ac.in/metallurgy_subrata.html">Subrata Chatterjee</text:a></text:p>
          </table:table-cell>
          <table:table-cell office:value-type="string">
            <text:p>Professor 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236 / 237</text:p>
          </table:table-cell>
          <table:table-cell office:value-type="string">
            <text:p>schatterjee46@yahoo.com </text:p>
          </table:table-cell>
          <table:table-cell/>
        </table:table-row>
        <table:table-row table:style-name="ro5">
          <table:table-cell office:value-type="string">
            <text:p><text:a xlink:href="http://www.becs.ac.in/metallurgy_sanjoy.html">Sanjoy Sadhukhan</text:a></text:p>
          </table:table-cell>
          <table:table-cell office:value-type="string">
            <text:p>Asst.Professor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283)</text:p>
          </table:table-cell>
          <table:table-cell office:value-type="string">
            <text:p>skhan_besus@yahoo.co.in</text:p>
          </table:table-cell>
          <table:table-cell/>
        </table:table-row>
        <table:table-row table:style-name="ro5">
          <table:table-cell office:value-type="string">
            <text:p><text:a xlink:href="http://www.becs.ac.in/metallurgy_sumit.html">Sumit Ghosh</text:a></text:p>
          </table:table-cell>
          <table:table-cell office:value-type="string">
            <text:p>Asst.Professor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240)</text:p>
          </table:table-cell>
          <table:table-cell office:value-type="string">
            <text:p>sumit_papan1@rediffmail.com </text:p>
          </table:table-cell>
          <table:table-cell/>
        </table:table-row>
        <table:table-row table:style-name="ro5">
          <table:table-cell office:value-type="string">
            <text:p><text:a xlink:href="http://www.becs.ac.in/metallurgy_swarup.html">Swarup Kr. Ghosh</text:a></text:p>
          </table:table-cell>
          <table:table-cell office:value-type="string">
            <text:p>Sr.Lecturer</text:p>
          </table:table-cell>
          <table:table-cell office:value-type="string">
            <text:p>Metallurgy And Materials Engineering </text:p>
          </table:table-cell>
          <table:table-cell office:value-type="string">
            <text:p>91-33-2668-4561 to 63 (ext- 460)</text:p>
          </table:table-cell>
          <table:table-cell office:value-type="string">
            <text:p>skghosh@metal.becs.ac.in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smukhopadhyay.html">Sudipta Mukhopadhay</text:a></text:p>
          </table:table-cell>
          <table:table-cell office:value-type="string">
            <text:p>Sr.Lecturer</text:p>
          </table:table-cell>
          <table:table-cell office:value-type="string">
            <text:p>Mining Engineering </text:p>
          </table:table-cell>
          <table:table-cell office:value-type="string">
            <text:p>91-33-2668-4561 to 63 (ext- 485)</text:p>
          </table:table-cell>
          <table:table-cell office:value-type="string">
            <text:p>sudipta1973@yahoo.com</text:p>
          </table:table-cell>
          <table:table-cell/>
        </table:table-row>
        <table:table-row table:style-name="ro5">
          <table:table-cell office:value-type="string">
            <text:p><text:a xlink:href="http://www.becs.ac.in/miningengineering_ssinha.html">Suranjan Sinha</text:a></text:p>
          </table:table-cell>
          <table:table-cell office:value-type="string">
            <text:p>Professor &amp; Head</text:p>
          </table:table-cell>
          <table:table-cell office:value-type="string">
            <text:p>Mining Engineering </text:p>
          </table:table-cell>
          <table:table-cell office:value-type="string">
            <text:p>91-33-2668-4561 to 63 (ext-484)</text:p>
          </table:table-cell>
          <table:table-cell office:value-type="string">
            <text:p>ssuranjan@hotmail.com</text:p>
          </table:table-cell>
          <table:table-cell/>
        </table:table-row>
        <table:table-row table:style-name="ro5">
          <table:table-cell office:value-type="string">
            <text:p><text:a xlink:href="http://www.becs.ac.in/physic_Drsampad.html">Sampad Mukherjee</text:a></text:p>
          </table:table-cell>
          <table:table-cell office:value-type="string">
            <text:p>Sr. Lecturer</text:p>
          </table:table-cell>
          <table:table-cell office:value-type="string">
            <text:p>Physics</text:p>
          </table:table-cell>
          <table:table-cell office:value-type="string">
            <text:p>91-33-2668-4561 to 63 (ext- 431)</text:p>
          </table:table-cell>
          <table:table-cell office:value-type="string">
            <text:p>smukherjee0309@yahoo.com</text:p>
          </table:table-cell>
          <table:table-cell/>
        </table:table-row>
        <table:table-row table:style-name="ro7">
          <table:table-cell office:value-type="string">
            <text:p><text:a xlink:href="http://www.becs.ac.in/physic_Drsamarjana.html">Samar Jana</text:a></text:p>
          </table:table-cell>
          <table:table-cell office:value-type="string">
            <text:p>Sr. Lecturer</text:p>
          </table:table-cell>
          <table:table-cell office:value-type="string">
            <text:p>Physics</text:p>
          </table:table-cell>
          <table:table-cell office:value-type="string">
            <text:p>91-33-2668-4561 to 63 (ext-453)</text:p>
          </table:table-cell>
          <table:table-cell office:value-type="string">
            <text:p>samarjana@yahoo.com, sjana@physics.becs.ac.in </text:p>
          </table:table-cell>
          <table:table-cell/>
        </table:table-row>
        <table:table-row table:style-name="ro6">
          <table:table-cell office:value-type="string">
            <text:p><text:a xlink:href="http://www.becs.ac.in/physic_Drs_minhaz_hossain.html">S.Minhaz Hossain</text:a></text:p>
          </table:table-cell>
          <table:table-cell office:value-type="string">
            <text:p>Lecturer</text:p>
          </table:table-cell>
          <table:table-cell office:value-type="string">
            <text:p>Physics</text:p>
          </table:table-cell>
          <table:table-cell office:value-type="string">
            <text:p>91-33-2668-4561 to 63 (ext-430)</text:p>
          </table:table-cell>
          <table:table-cell office:value-type="string">
            <text:p>shminhaz@physics.becs.ac.in, shminhaz@gmail.com, shminhaz@yahoo.com</text:p>
          </table:table-cell>
          <table:table-cell/>
        </table:table-row>
        <table:table-row table:style-name="ro5">
          <table:table-cell office:value-type="string">
            <text:p><text:a xlink:href="http://www.becs.ac.in/physic_sssarkar.html">S.S.Sarkar</text:a></text:p>
          </table:table-cell>
          <table:table-cell office:value-type="string">
            <text:p>Professor &amp; Head</text:p>
          </table:table-cell>
          <table:table-cell office:value-type="string">
            <text:p>Physics</text:p>
          </table:table-cell>
          <table:table-cell office:value-type="string">
            <text:p>91-33-23216526 </text:p>
          </table:table-cell>
          <table:table-cell office:value-type="string">
            <text:p>sukhendusekhar_sarkar@hotmail.com</text:p>
          </table:table-cell>
          <table:table-cell/>
        </table:table-row>
        <table:table-row table:style-name="ro7">
          <table:table-cell office:value-type="string">
            <text:p><text:a xlink:href="http://www.becs.ac.in/smse_Subhabrata.html">Subhabrata Datta</text:a></text:p>
          </table:table-cell>
          <table:table-cell office:value-type="string">
            <text:p>Asst. Professor</text:p>
          </table:table-cell>
          <table:table-cell office:value-type="string">
            <text:p>*SMSE</text:p>
          </table:table-cell>
          <table:table-cell office:value-type="string">
            <text:p>91-33-2668-4561 to 63, (ext-638)</text:p>
          </table:table-cell>
          <table:table-cell office:value-type="string">
            <text:p>sdatta@matsc.becs.ac.in</text:p>
            <text:p>shu_datt@hotmail.com </text:p>
          </table:table-cell>
          <table:table-cell/>
        </table:table-row>
        <table:table-row table:style-name="ro1">
          <table:table-cell office:value-type="string">
            <text:p><text:a xlink:href="http://www.becs.ac.in/soms_somnath.html">Somnath Banerjee </text:a></text:p>
          </table:table-cell>
          <table:table-cell office:value-type="string">
            <text:p>Lecturer</text:p>
          </table:table-cell>
          <table:table-cell office:value-type="string">
            <text:p>*SOMS</text:p>
          </table:table-cell>
          <table:table-cell office:value-type="string">
            <text:p>91-33-2668-4561 to 63</text:p>
          </table:table-cell>
          <table:table-cell office:value-type="string">
            <text:p>bjsomnath@yahoo.com</text:p>
          </table:table-cell>
          <table:table-cell/>
        </table:table-row>
        <table:table-row table:style-name="ro5">
          <table:table-cell office:value-type="string">
            <text:p><text:a xlink:href="http://www.becs.ac.in/soms_srabanti.html">Srabanti Mukherjee</text:a> </text:p>
          </table:table-cell>
          <table:table-cell office:value-type="string">
            <text:p>Lecturer</text:p>
          </table:table-cell>
          <table:table-cell office:value-type="string">
            <text:p>*SOMS</text:p>
          </table:table-cell>
          <table:table-cell office:value-type="string">
            <text:p>91-33-2668-4561 to 63,(ext-422)</text:p>
          </table:table-cell>
          <table:table-cell office:value-type="string">
            <text:p>srabanti_muk@rediffmail.com</text:p>
          </table:table-cell>
          <table:table-cell/>
        </table:table-row>
        <table:table-row table:style-name="ro7">
          <table:table-cell office:value-type="string">
            <text:p>Subhas Chandra Saha</text:p>
          </table:table-cell>
          <table:table-cell office:value-type="string">
            <text:p>Director &amp; Professor </text:p>
          </table:table-cell>
          <table:table-cell office:value-type="string">
            <text:p>*SOMS</text:p>
          </table:table-cell>
          <table:table-cell office:value-type="string">
            <text:p>2668-4561 to 63,(ext-440),</text:p>
            <text:p>2668-8355 (Direct) </text:p>
          </table:table-cell>
          <table:table-cell office:value-type="string">
            <text:p>scsahaviv@yahoo.co.in</text:p>
          </table:table-cell>
          <table:table-cell/>
        </table:table-row>
        <table:table-row table:style-name="ro5">
          <table:table-cell office:value-type="string">
            <text:p><text:a xlink:href="http://www.becs.ac.in/soms_sudipto.html">Sudipto Bhattacharya</text:a> </text:p>
          </table:table-cell>
          <table:table-cell office:value-type="string">
            <text:p>Lecturer</text:p>
          </table:table-cell>
          <table:table-cell office:value-type="string">
            <text:p>*SOMS</text:p>
          </table:table-cell>
          <table:table-cell office:value-type="string">
            <text:p>91-33-2668-4561 to 63</text:p>
          </table:table-cell>
          <table:table-cell office:value-type="string">
            <text:p>sudiptobhattacharya@yahoo.com</text:p>
          </table:table-cell>
          <table:table-cell/>
        </table:table-row>
        <table:table-row table:style-name="ro5">
          <table:table-cell office:value-type="string">
            <text:p><text:a xlink:href="http://www.becs.ac.in/civil_tapash.html">Tapash Kr. Ray</text:a></text:p>
          </table:table-cell>
          <table:table-cell office:value-type="string">
            <text:p>Lecturer</text:p>
          </table:table-cell>
          <table:table-cell office:value-type="string">
            <text:p>Civil Engineering </text:p>
          </table:table-cell>
          <table:table-cell office:value-type="string">
            <text:p>91-33-2668-4561 to 63 (ext- 668)</text:p>
          </table:table-cell>
          <table:table-cell office:value-type="string">
            <text:p>tapash@civil.becs.ac.in</text:p>
          </table:table-cell>
          <table:table-cell/>
        </table:table-row>
        <table:table-row table:style-name="ro5">
          <table:table-cell office:value-type="string">
            <text:p><text:a xlink:href="http://www.becs.ac.in/etc_t_acharya.html">Tamaghna Acharya</text:a></text:p>
          </table:table-cell>
          <table:table-cell office:value-type="string">
            <text:p>Lecturer</text:p>
          </table:table-cell>
          <table:table-cell office:value-type="string">
            <text:p>Elec.&amp; Tele Comm. </text:p>
          </table:table-cell>
          <table:table-cell office:value-type="string">
            <text:p>91-33-2668-4561 to 63 (ext- 548)</text:p>
          </table:table-cell>
          <table:table-cell office:value-type="string">
            <text:p>tamaghna_acharya@yahoo.com </text:p>
          </table:table-cell>
          <table:table-cell/>
        </table:table-row>
        <table:table-row table:style-name="ro5">
          <table:table-cell office:value-type="string">
            <text:p><text:a xlink:href="http://www.becs.ac.in/geology_tapas.html">Tapas Kumar Gangopadhyay</text:a></text:p>
          </table:table-cell>
          <table:table-cell office:value-type="string">
            <text:p>Asst. Professor (Sr.) </text:p>
          </table:table-cell>
          <table:table-cell office:value-type="string">
            <text:p>Geology</text:p>
          </table:table-cell>
          <table:table-cell office:value-type="string">
            <text:p>91-33-2668-4561 to 63 (ext- 483) </text:p>
          </table:table-cell>
          <table:table-cell office:value-type="string">
            <text:p>tapasgeolbe@yahoo.com</text:p>
          </table:table-cell>
          <table:table-cell/>
        </table:table-row>
        <table:table-row table:style-name="ro5">
          <table:table-cell office:value-type="string">
            <text:p>Tuhina Samanta</text:p>
          </table:table-cell>
          <table:table-cell office:value-type="string">
            <text:p>Lecturer</text:p>
          </table:table-cell>
          <table:table-cell office:value-type="string">
            <text:p>Information Tech. </text:p>
          </table:table-cell>
          <table:table-cell office:value-type="string">
            <text:p>91-33-2668-4561 to 63 (ext-857)</text:p>
          </table:table-cell>
          <table:table-cell office:value-type="string">
            <text:p>tuhina_samanta@yahoo.com</text:p>
          </table:table-cell>
          <table:table-cell/>
        </table:table-row>
        <table:table-row table:style-name="ro5">
          <table:table-cell office:value-type="string">
            <text:p><text:a xlink:href="http://www.becs.ac.in/math_tkroy.html">Tapan Kr. Roy</text:a></text:p>
          </table:table-cell>
          <table:table-cell office:value-type="string">
            <text:p>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526)</text:p>
          </table:table-cell>
          <table:table-cell office:value-type="string">
            <text:p>roy_t_k@yahoo.co.in </text:p>
          </table:table-cell>
          <table:table-cell/>
        </table:table-row>
        <table:table-row table:style-name="ro5">
          <table:table-cell office:value-type="string">
            <text:p><text:a xlink:href="http://www.becs.ac.in/math_tkkar.html">Tapan Kr. Kar</text:a></text:p>
          </table:table-cell>
          <table:table-cell office:value-type="string">
            <text:p>Asst. Professor</text:p>
          </table:table-cell>
          <table:table-cell office:value-type="string">
            <text:p>Mathematics</text:p>
          </table:table-cell>
          <table:table-cell office:value-type="string">
            <text:p>91-33-2668-4561 to 63 (ext- 217, 218, 219)</text:p>
          </table:table-cell>
          <table:table-cell office:value-type="string">
            <text:p>t_k_kar@yahoo.com</text:p>
          </table:table-cell>
          <table:table-cell/>
        </table:table-row>
        <table:table-row table:style-name="ro7">
          <table:table-cell office:value-type="string">
            <text:p><text:a xlink:href="http://www.becs.ac.in/metallurgy_tkroy.html">Tushar Kanti Roy</text:a></text:p>
          </table:table-cell>
          <table:table-cell office:value-type="string">
            <text:p>Professor</text:p>
          </table:table-cell>
          <table:table-cell office:value-type="string">
            <text:p>Metallurgy And MaterialsEngineering </text:p>
          </table:table-cell>
          <table:table-cell office:value-type="string">
            <text:p>91-33-2668-4561 to 63 (ext- 460)</text:p>
          </table:table-cell>
          <table:table-cell office:value-type="string">
            <text:p>tkr_tatachair@hotmail.com</text:p>
          </table:table-cell>
          <table:table-cell/>
        </table:table-row>
        <table:table-row table:style-name="ro7">
          <table:table-cell office:value-type="string">
            <text:p><text:a xlink:href="http://www.becs.ac.in/cst_uma.html">Uma Bhattacharya</text:a></text:p>
          </table:table-cell>
          <table:table-cell office:value-type="string">
            <text:p>Professor </text:p>
          </table:table-cell>
          <table:table-cell office:value-type="string">
            <text:p>Comp.Sc.&amp; Tech. </text:p>
          </table:table-cell>
          <table:table-cell office:value-type="string">
            <text:p>91-33-2668-6151(ext - 604/228)</text:p>
          </table:table-cell>
          <table:table-cell office:value-type="string">
            <text:p>ub@cs.becs.ac.in, uma_bh2000@yahoo.co.in</text:p>
          </table:table-cell>
          <table:table-cell/>
        </table:table-row>
        <table:table-row table:style-name="ro5">
          <table:table-cell office:value-type="string">
            <text:p><text:a xlink:href="http://www.becs.ac.in/math_ujjaldebnath.html">Ujjal Debnath</text:a></text:p>
          </table:table-cell>
          <table:table-cell office:value-type="string">
            <text:p>Lecturer</text:p>
          </table:table-cell>
          <table:table-cell office:value-type="string">
            <text:p>Mathematics</text:p>
          </table:table-cell>
          <table:table-cell office:value-type="string">
            <text:p>91-33-2668-4561 to 63 (ext- 532)</text:p>
          </table:table-cell>
          <table:table-cell office:value-type="string">
            <text:p>ujjaldebnath@yahoo.com</text:p>
          </table:table-cell>
          <table:table-cell/>
        </table:table-row>
        <table:table-row table:style-name="ro5">
          <table:table-cell office:value-type="string">
            <text:p><text:a xlink:href="http://www.becs.ac.in/mechanical_uttamrana.html">Uttam Rana</text:a></text:p>
          </table:table-cell>
          <table:table-cell office:value-type="string">
            <text:p>Lecturer</text:p>
          </table:table-cell>
          <table:table-cell office:value-type="string">
            <text:p>Mechanical Engineering </text:p>
          </table:table-cell>
          <table:table-cell office:value-type="string">
            <text:p>91-33-2668-4561 to 63 (ext- 279)</text:p>
          </table:table-cell>
          <table:table-cell office:value-type="string">
            <text:p>rana.uttam@gmail.com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05/14/2011</text:date>, <text:time>17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6M29S</meta:editing-duration>
    <meta:editing-cycles>22</meta:editing-cycles>
    <meta:generator>OpenOffice.org/3.3$Win32 OpenOffice.org_project/330m20$Build-9567</meta:generator>
    <dc:date>2011-05-14T17:38:10.92</dc:date>
    <dc:creator>Shubhajit Saha</dc:creator>
    <meta:document-statistic meta:table-count="3" meta:cell-count="3405" meta:object-count="0"/>
    <meta:user-defined meta:name="Info 1"/>
    <meta:user-defined meta:name="Info 2"/>
    <meta:user-defined meta:name="Info 3"/>
    <meta:user-defined meta:name="Info 4"/>
  </office:meta>
</office:document-meta>
</file>